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14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14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14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Hiperv_237_nculo_32_3" style:data-style-name="N0"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9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4" style:data-style-name="N0">
      <style:table-cell-properties style:vertical-align="automatic" fo:background-color="transparent"/>
    </style:style>
    <style:style style:name="ce31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2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Porcentaje" style:data-style-name="N36"/>
    <style:style style:name="ce5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2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3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5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3"/>
    <style:style style:name="ce70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5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9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81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4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5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67229166666667cm" style:use-optimal-column-width="true"/>
    </style:style>
    <style:style style:name="co4" style:family="table-column">
      <style:table-column-properties fo:break-before="auto" style:column-width="2.19604166666667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54cm" style:use-optimal-column-width="true"/>
    </style:style>
    <style:style style:name="co12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2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62.25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default-cell-style-name="ce12"/>
        <table:table-column table:style-name="co4" table:number-columns-repeated="10" table:default-cell-style-name="ce12"/>
        <table:table-column table:style-name="co5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1062000" table:style-name="ce7">
            <text:p>1.062.000</text:p>
          </table:table-cell>
          <table:table-cell office:value-type="float" office:value="3319500" table:style-name="ce7">
            <text:p>3.3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673830" table:style-name="ce9">
            <text:p>17.673.830</text:p>
          </table:table-cell>
          <table:table-cell office:value-type="float" office:value="16870856" table:style-name="ce9">
            <text:p>16.870.856</text:p>
          </table:table-cell>
          <table:table-cell office:value-type="percentage" office:value="0.9545670632794363" table:style-name="ce10">
            <text:p>95,46%</text:p>
          </table:table-cell>
          <table:table-cell office:value-type="float" office:value="7450970" table:style-name="ce8">
            <text:p>7.450.970</text:p>
          </table:table-cell>
          <table:table-cell office:value-type="float" office:value="7059356" table:style-name="ce8">
            <text:p>7.059.356</text:p>
          </table:table-cell>
          <table:table-cell office:value-type="float" office:value="4009777" table:style-name="ce8">
            <text:p>4.009.777</text:p>
          </table:table-cell>
          <table:table-cell office:value-type="date" office:date-value="2022-03-02T00:00:00" table:style-name="ce11">
            <text:p>02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53541" table:style-name="ce7">
            <text:p>1.853.541</text:p>
          </table:table-cell>
          <table:table-cell office:value-type="float" office:value="150000" table:style-name="ce7">
            <text:p>150.000</text:p>
          </table:table-cell>
          <table:table-cell office:value-type="float" office:value="477490" table:style-name="ce7">
            <text:p>477.490</text:p>
          </table:table-cell>
          <table:table-cell office:value-type="float" office:value="254710" table:style-name="ce7">
            <text:p>254.710</text:p>
          </table:table-cell>
          <table:table-cell office:value-type="float" office:value="59180" table:style-name="ce13">
            <text:p>59.180</text:p>
          </table:table-cell>
          <table:table-cell office:value-type="float" office:value="2794921" table:style-name="ce14">
            <text:p>2.794.921</text:p>
          </table:table-cell>
          <table:table-cell office:value-type="float" office:value="2604405" table:style-name="ce14">
            <text:p>2.604.405</text:p>
          </table:table-cell>
          <table:table-cell office:value-type="percentage" office:value="0.93183492485118546" table:style-name="ce15">
            <text:p>93,18%</text:p>
          </table:table-cell>
          <table:table-cell office:value-type="float" office:value="1145524" table:style-name="ce13">
            <text:p>1.145.524</text:p>
          </table:table-cell>
          <table:table-cell office:value-type="float" office:value="1097782" table:style-name="ce13">
            <text:p>1.097.782</text:p>
          </table:table-cell>
          <table:table-cell office:value-type="float" office:value="672552" table:style-name="ce13">
            <text:p>672.552</text:p>
          </table:table-cell>
          <table:table-cell office:value-type="date" office:date-value="2022-03-01T00:00:00" table:style-name="ce16">
            <text:p>01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75725" table:style-name="ce7">
            <text:p>1.575.725</text:p>
          </table:table-cell>
          <table:table-cell office:value-type="float" office:value="114000" table:style-name="ce7">
            <text:p>114.000</text:p>
          </table:table-cell>
          <table:table-cell office:value-type="float" office:value="516040" table:style-name="ce7">
            <text:p>516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469665" table:style-name="ce14">
            <text:p>2.469.665</text:p>
          </table:table-cell>
          <table:table-cell office:value-type="float" office:value="2252623.5" table:style-name="ce14">
            <text:p>2.252.624</text:p>
          </table:table-cell>
          <table:table-cell office:value-type="percentage" office:value="0.91211702801797001" table:style-name="ce15">
            <text:p>91,21%</text:p>
          </table:table-cell>
          <table:table-cell office:value-type="float" office:value="924981" table:style-name="ce13">
            <text:p>924.981</text:p>
          </table:table-cell>
          <table:table-cell office:value-type="float" office:value="888068" table:style-name="ce13">
            <text:p>888.068</text:p>
          </table:table-cell>
          <table:table-cell office:value-type="float" office:value="707836" table:style-name="ce13">
            <text:p>707.836</text:p>
          </table:table-cell>
          <table:table-cell office:value-type="date" office:date-value="2022-03-02T00:00:00" table:style-name="ce16">
            <text:p>02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126000" table:style-name="ce7">
            <text:p>126.000</text:p>
          </table:table-cell>
          <table:table-cell office:value-type="float" office:value="542970" table:style-name="ce7">
            <text:p>542.970</text:p>
          </table:table-cell>
          <table:table-cell office:value-type="float" office:value="225400" table:style-name="ce7">
            <text:p>225.400</text:p>
          </table:table-cell>
          <table:table-cell office:value-type="float" office:value="56520" table:style-name="ce13">
            <text:p>56.520</text:p>
          </table:table-cell>
          <table:table-cell office:value-type="float" office:value="2269774" table:style-name="ce14">
            <text:p>2.269.774</text:p>
          </table:table-cell>
          <table:table-cell office:value-type="float" office:value="2004379.5" table:style-name="ce14">
            <text:p>2.004.380</text:p>
          </table:table-cell>
          <table:table-cell office:value-type="percentage" office:value="0.88307448230528673" table:style-name="ce15">
            <text:p>88,31%</text:p>
          </table:table-cell>
          <table:table-cell office:value-type="float" office:value="925866" table:style-name="ce13">
            <text:p>925.866</text:p>
          </table:table-cell>
          <table:table-cell office:value-type="float" office:value="890553" table:style-name="ce13">
            <text:p>890.553</text:p>
          </table:table-cell>
          <table:table-cell office:value-type="float" office:value="454346" table:style-name="ce13">
            <text:p>454.346</text:p>
          </table:table-cell>
          <table:table-cell office:value-type="date" office:date-value="2022-03-02T00:00:00" table:style-name="ce16">
            <text:p>02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12650" table:style-name="ce7">
            <text:p>2.812.650</text:p>
          </table:table-cell>
          <table:table-cell office:value-type="float" office:value="234000" table:style-name="ce7">
            <text:p>234.000</text:p>
          </table:table-cell>
          <table:table-cell office:value-type="float" office:value="824700" table:style-name="ce7">
            <text:p>82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4460800" table:style-name="ce14">
            <text:p>4.460.800</text:p>
          </table:table-cell>
          <table:table-cell office:value-type="float" office:value="4065758.5" table:style-name="ce14">
            <text:p>4.065.759</text:p>
          </table:table-cell>
          <table:table-cell office:value-type="percentage" office:value="0.91144155756814926" table:style-name="ce15">
            <text:p>91,14%</text:p>
          </table:table-cell>
          <table:table-cell office:value-type="float" office:value="1812421" table:style-name="ce13">
            <text:p>1.812.421</text:p>
          </table:table-cell>
          <table:table-cell office:value-type="float" office:value="1712128" table:style-name="ce13">
            <text:p>1.712.128</text:p>
          </table:table-cell>
          <table:table-cell office:value-type="float" office:value="944446" table:style-name="ce13">
            <text:p>944.446</text:p>
          </table:table-cell>
          <table:table-cell office:value-type="date" office:date-value="2022-03-02T00:00:00" table:style-name="ce16">
            <text:p>02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25035" table:style-name="ce7">
            <text:p>925.03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303070" table:style-name="ce14">
            <text:p>1.303.070</text:p>
          </table:table-cell>
          <table:table-cell office:value-type="float" office:value="1244872.5" table:style-name="ce14">
            <text:p>1.244.873</text:p>
          </table:table-cell>
          <table:table-cell office:value-type="percentage" office:value="0.95533816295364027" table:style-name="ce15">
            <text:p>95,53%</text:p>
          </table:table-cell>
          <table:table-cell office:value-type="float" office:value="518062" table:style-name="ce13">
            <text:p>518.062</text:p>
          </table:table-cell>
          <table:table-cell office:value-type="float" office:value="500304" table:style-name="ce13">
            <text:p>500.304</text:p>
          </table:table-cell>
          <table:table-cell office:value-type="float" office:value="348446" table:style-name="ce13">
            <text:p>348.446</text:p>
          </table:table-cell>
          <table:table-cell office:value-type="date" office:date-value="2022-03-02T00:00:00" table:style-name="ce16">
            <text:p>02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6183" table:style-name="ce7">
            <text:p>4.086.183</text:p>
          </table:table-cell>
          <table:table-cell office:value-type="float" office:value="282000" table:style-name="ce7">
            <text:p>282.000</text:p>
          </table:table-cell>
          <table:table-cell office:value-type="float" office:value="753060" table:style-name="ce7">
            <text:p>753.060</text:p>
          </table:table-cell>
          <table:table-cell office:value-type="float" office:value="466170" table:style-name="ce7">
            <text:p>466.170</text:p>
          </table:table-cell>
          <table:table-cell office:value-type="float" office:value="95315" table:style-name="ce13">
            <text:p>95.315</text:p>
          </table:table-cell>
          <table:table-cell office:value-type="float" office:value="5682728" table:style-name="ce14">
            <text:p>5.682.728</text:p>
          </table:table-cell>
          <table:table-cell office:value-type="float" office:value="5229417.5" table:style-name="ce14">
            <text:p>5.229.418</text:p>
          </table:table-cell>
          <table:table-cell office:value-type="percentage" office:value="0.92023012539048143" table:style-name="ce15">
            <text:p>92,02%</text:p>
          </table:table-cell>
          <table:table-cell office:value-type="float" office:value="2141112" table:style-name="ce13">
            <text:p>2.141.112</text:p>
          </table:table-cell>
          <table:table-cell office:value-type="float" office:value="2052499" table:style-name="ce13">
            <text:p>2.052.499</text:p>
          </table:table-cell>
          <table:table-cell office:value-type="float" office:value="1474316" table:style-name="ce13">
            <text:p>1.474.316</text:p>
          </table:table-cell>
          <table:table-cell office:value-type="date" office:date-value="2022-03-02T00:00:00" table:style-name="ce16">
            <text:p>02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3405" table:style-name="ce7">
            <text:p>2.763.405</text:p>
          </table:table-cell>
          <table:table-cell office:value-type="float" office:value="258000" table:style-name="ce7">
            <text:p>258.000</text:p>
          </table:table-cell>
          <table:table-cell office:value-type="float" office:value="840660" table:style-name="ce7">
            <text:p>840.660</text:p>
          </table:table-cell>
          <table:table-cell office:value-type="float" office:value="380370" table:style-name="ce7">
            <text:p>380.370</text:p>
          </table:table-cell>
          <table:table-cell office:value-type="float" office:value="92350" table:style-name="ce13">
            <text:p>92.350</text:p>
          </table:table-cell>
          <table:table-cell office:value-type="float" office:value="4334785" table:style-name="ce14">
            <text:p>4.334.785</text:p>
          </table:table-cell>
          <table:table-cell office:value-type="float" office:value="3874973.5" table:style-name="ce14">
            <text:p>3.874.974</text:p>
          </table:table-cell>
          <table:table-cell office:value-type="percentage" office:value="0.89392518890786976" table:style-name="ce15">
            <text:p>89,39%</text:p>
          </table:table-cell>
          <table:table-cell office:value-type="float" office:value="1752520" table:style-name="ce13">
            <text:p>1.752.520</text:p>
          </table:table-cell>
          <table:table-cell office:value-type="float" office:value="1638914" table:style-name="ce13">
            <text:p>1.638.914</text:p>
          </table:table-cell>
          <table:table-cell office:value-type="float" office:value="1012747" table:style-name="ce13">
            <text:p>1.012.747</text:p>
          </table:table-cell>
          <table:table-cell office:value-type="date" office:date-value="2022-03-01T00:00:00" table:style-name="ce16">
            <text:p>01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673200" table:style-name="ce7">
            <text:p>8.673.200</text:p>
          </table:table-cell>
          <table:table-cell office:value-type="float" office:value="690000" table:style-name="ce7">
            <text:p>690.000</text:p>
          </table:table-cell>
          <table:table-cell office:value-type="float" office:value="3238880" table:style-name="ce7">
            <text:p>3.238.880</text:p>
          </table:table-cell>
          <table:table-cell office:value-type="float" office:value="1485670" table:style-name="ce7">
            <text:p>1.485.670</text:p>
          </table:table-cell>
          <table:table-cell office:value-type="float" office:value="355800" table:style-name="ce13">
            <text:p>355.800</text:p>
          </table:table-cell>
          <table:table-cell office:value-type="float" office:value="14443550" table:style-name="ce14">
            <text:p>14.443.550</text:p>
          </table:table-cell>
          <table:table-cell office:value-type="float" office:value="13921791.5" table:style-name="ce14">
            <text:p>13.921.792</text:p>
          </table:table-cell>
          <table:table-cell office:value-type="percentage" office:value="0.96387602078436396" table:style-name="ce15">
            <text:p>96,39%</text:p>
          </table:table-cell>
          <table:table-cell office:value-type="float" office:value="6471552" table:style-name="ce13">
            <text:p>6.471.552</text:p>
          </table:table-cell>
          <table:table-cell office:value-type="float" office:value="6194989" table:style-name="ce13">
            <text:p>6.194.989</text:p>
          </table:table-cell>
          <table:table-cell office:value-type="float" office:value="3581585" table:style-name="ce13">
            <text:p>3.581.585</text:p>
          </table:table-cell>
          <table:table-cell office:value-type="date" office:date-value="2022-03-02T00:00:00" table:style-name="ce16">
            <text:p>02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31200" table:style-name="ce7">
            <text:p>6.731.200</text:p>
          </table:table-cell>
          <table:table-cell office:value-type="float" office:value="546000" table:style-name="ce7">
            <text:p>546.000</text:p>
          </table:table-cell>
          <table:table-cell office:value-type="float" office:value="2144530" table:style-name="ce7">
            <text:p>2.144.53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498755" table:style-name="ce14">
            <text:p>10.498.755</text:p>
          </table:table-cell>
          <table:table-cell office:value-type="float" office:value="9946429" table:style-name="ce14">
            <text:p>9.946.429</text:p>
          </table:table-cell>
          <table:table-cell office:value-type="percentage" office:value="0.9473912859191399" table:style-name="ce15">
            <text:p>94,74%</text:p>
          </table:table-cell>
          <table:table-cell office:value-type="float" office:value="4427427" table:style-name="ce13">
            <text:p>4.427.427</text:p>
          </table:table-cell>
          <table:table-cell office:value-type="float" office:value="4190948" table:style-name="ce13">
            <text:p>4.190.948</text:p>
          </table:table-cell>
          <table:table-cell office:value-type="float" office:value="2840909" table:style-name="ce13">
            <text:p>2.840.909</text:p>
          </table:table-cell>
          <table:table-cell office:value-type="date" office:date-value="2022-03-02T00:00:00" table:style-name="ce16">
            <text:p>02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45583" table:style-name="ce7">
            <text:p>1.645.583</text:p>
          </table:table-cell>
          <table:table-cell office:value-type="float" office:value="156000" table:style-name="ce7">
            <text:p>156.000</text:p>
          </table:table-cell>
          <table:table-cell office:value-type="float" office:value="307170" table:style-name="ce7">
            <text:p>307.170</text:p>
          </table:table-cell>
          <table:table-cell office:value-type="float" office:value="182600" table:style-name="ce7">
            <text:p>182.600</text:p>
          </table:table-cell>
          <table:table-cell office:value-type="float" office:value="40185" table:style-name="ce13">
            <text:p>40.185</text:p>
          </table:table-cell>
          <table:table-cell office:value-type="float" office:value="2331538" table:style-name="ce14">
            <text:p>2.331.538</text:p>
          </table:table-cell>
          <table:table-cell office:value-type="float" office:value="2270843" table:style-name="ce14">
            <text:p>2.270.843</text:p>
          </table:table-cell>
          <table:table-cell office:value-type="percentage" office:value="0.97396782724536335" table:style-name="ce15">
            <text:p>97,40%</text:p>
          </table:table-cell>
          <table:table-cell office:value-type="float" office:value="962266" table:style-name="ce13">
            <text:p>962.266</text:p>
          </table:table-cell>
          <table:table-cell office:value-type="float" office:value="912432" table:style-name="ce13">
            <text:p>912.432</text:p>
          </table:table-cell>
          <table:table-cell office:value-type="float" office:value="617029" table:style-name="ce13">
            <text:p>617.029</text:p>
          </table:table-cell>
          <table:table-cell office:value-type="date" office:date-value="2022-03-02T00:00:00" table:style-name="ce16">
            <text:p>02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300000" table:style-name="ce7">
            <text:p>300.0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103374" table:style-name="ce14">
            <text:p>6.103.374</text:p>
          </table:table-cell>
          <table:table-cell office:value-type="float" office:value="6008141.5" table:style-name="ce14">
            <text:p>6.008.142</text:p>
          </table:table-cell>
          <table:table-cell office:value-type="percentage" office:value="0.98439674514457087" table:style-name="ce15">
            <text:p>98,44%</text:p>
          </table:table-cell>
          <table:table-cell office:value-type="float" office:value="2468181" table:style-name="ce13">
            <text:p>2.468.181</text:p>
          </table:table-cell>
          <table:table-cell office:value-type="float" office:value="2357167" table:style-name="ce13">
            <text:p>2.357.167</text:p>
          </table:table-cell>
          <table:table-cell office:value-type="float" office:value="1919114" table:style-name="ce13">
            <text:p>1.919.114</text:p>
          </table:table-cell>
          <table:table-cell office:value-type="date" office:date-value="2022-03-02T00:00:00" table:style-name="ce16">
            <text:p>02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58705" table:style-name="ce7">
            <text:p>458.705</text:p>
          </table:table-cell>
          <table:table-cell office:value-type="float" office:value="48000" table:style-name="ce7">
            <text:p>48.000</text:p>
          </table:table-cell>
          <table:table-cell office:value-type="float" office:value="111700" table:style-name="ce7">
            <text:p>111.7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686845" table:style-name="ce14">
            <text:p>686.845</text:p>
          </table:table-cell>
          <table:table-cell office:value-type="float" office:value="627184" table:style-name="ce14">
            <text:p>627.184</text:p>
          </table:table-cell>
          <table:table-cell office:value-type="percentage" office:value="0.91313760746602213" table:style-name="ce15">
            <text:p>91,31%</text:p>
          </table:table-cell>
          <table:table-cell office:value-type="float" office:value="282892" table:style-name="ce13">
            <text:p>282.892</text:p>
          </table:table-cell>
          <table:table-cell office:value-type="float" office:value="267039" table:style-name="ce13">
            <text:p>267.039</text:p>
          </table:table-cell>
          <table:table-cell office:value-type="float" office:value="161799" table:style-name="ce13">
            <text:p>161.799</text:p>
          </table:table-cell>
          <table:table-cell office:value-type="date" office:date-value="2022-03-02T00:00:00" table:style-name="ce16">
            <text:p>02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963295" table:style-name="ce7">
            <text:p>8.963.295</text:p>
          </table:table-cell>
          <table:table-cell office:value-type="float" office:value="756000" table:style-name="ce7">
            <text:p>756.000</text:p>
          </table:table-cell>
          <table:table-cell office:value-type="float" office:value="2170800" table:style-name="ce7">
            <text:p>2.17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3433645" table:style-name="ce14">
            <text:p>13.433.645</text:p>
          </table:table-cell>
          <table:table-cell office:value-type="float" office:value="12912796" table:style-name="ce14">
            <text:p>12.912.796</text:p>
          </table:table-cell>
          <table:table-cell office:value-type="percentage" office:value="0.96122802113648231" table:style-name="ce15">
            <text:p>96,12%</text:p>
          </table:table-cell>
          <table:table-cell office:value-type="float" office:value="5758487" table:style-name="ce13">
            <text:p>5.758.487</text:p>
          </table:table-cell>
          <table:table-cell office:value-type="float" office:value="5464862" table:style-name="ce13">
            <text:p>5.464.862</text:p>
          </table:table-cell>
          <table:table-cell office:value-type="float" office:value="3181817" table:style-name="ce13">
            <text:p>3.181.817</text:p>
          </table:table-cell>
          <table:table-cell office:value-type="date" office:date-value="2022-03-02T00:00:00" table:style-name="ce16">
            <text:p>02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67425" table:style-name="ce7">
            <text:p>1.767.425</text:p>
          </table:table-cell>
          <table:table-cell office:value-type="float" office:value="204000" table:style-name="ce7">
            <text:p>204.000</text:p>
          </table:table-cell>
          <table:table-cell office:value-type="float" office:value="623000" table:style-name="ce7">
            <text:p>623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15735" table:style-name="ce14">
            <text:p>2.915.735</text:p>
          </table:table-cell>
          <table:table-cell office:value-type="float" office:value="2760737" table:style-name="ce14">
            <text:p>2.760.737</text:p>
          </table:table-cell>
          <table:table-cell office:value-type="percentage" office:value="0.94684084801945312" table:style-name="ce15">
            <text:p>94,68%</text:p>
          </table:table-cell>
          <table:table-cell office:value-type="float" office:value="1294559" table:style-name="ce13">
            <text:p>1.294.559</text:p>
          </table:table-cell>
          <table:table-cell office:value-type="float" office:value="1220297" table:style-name="ce13">
            <text:p>1.220.297</text:p>
          </table:table-cell>
          <table:table-cell office:value-type="float" office:value="667065" table:style-name="ce13">
            <text:p>667.065</text:p>
          </table:table-cell>
          <table:table-cell office:value-type="date" office:date-value="2022-03-02T00:00:00" table:style-name="ce16">
            <text:p>02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73147" table:style-name="ce7">
            <text:p>873.147</text:p>
          </table:table-cell>
          <table:table-cell office:value-type="float" office:value="78000" table:style-name="ce7">
            <text:p>78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384767" table:style-name="ce14">
            <text:p>1.384.767</text:p>
          </table:table-cell>
          <table:table-cell office:value-type="float" office:value="1291289" table:style-name="ce14">
            <text:p>1.291.289</text:p>
          </table:table-cell>
          <table:table-cell office:value-type="percentage" office:value="0.93249550285354865" table:style-name="ce15">
            <text:p>93,25%</text:p>
          </table:table-cell>
          <table:table-cell office:value-type="float" office:value="566256" table:style-name="ce13">
            <text:p>566.256</text:p>
          </table:table-cell>
          <table:table-cell office:value-type="float" office:value="547001" table:style-name="ce13">
            <text:p>547.001</text:p>
          </table:table-cell>
          <table:table-cell office:value-type="float" office:value="339698" table:style-name="ce13">
            <text:p>339.698</text:p>
          </table:table-cell>
          <table:table-cell office:value-type="date" office:date-value="2022-03-02T00:00:00" table:style-name="ce16">
            <text:p>02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3081600" table:style-name="ce7">
            <text:p>3.081.600</text:p>
          </table:table-cell>
          <table:table-cell office:value-type="float" office:value="228000" table:style-name="ce7">
            <text:p>228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673005" table:style-name="ce14">
            <text:p>4.673.005</text:p>
          </table:table-cell>
          <table:table-cell office:value-type="float" office:value="4342572.5" table:style-name="ce14">
            <text:p>4.342.573</text:p>
          </table:table-cell>
          <table:table-cell office:value-type="percentage" office:value="0.92928907630100976" table:style-name="ce15">
            <text:p>92,93%</text:p>
          </table:table-cell>
          <table:table-cell office:value-type="float" office:value="1941456" table:style-name="ce13">
            <text:p>1.941.456</text:p>
          </table:table-cell>
          <table:table-cell office:value-type="float" office:value="1866726" table:style-name="ce13">
            <text:p>1.866.726</text:p>
          </table:table-cell>
          <table:table-cell office:value-type="float" office:value="1144001" table:style-name="ce13">
            <text:p>1.144.001</text:p>
          </table:table-cell>
          <table:table-cell office:value-type="date" office:date-value="2022-03-02T00:00:00" table:style-name="ce16">
            <text:p>02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02444" table:style-name="ce7">
            <text:p>102.444</text:p>
          </table:table-cell>
          <table:table-cell office:value-type="float" office:value="12000" table:style-name="ce7">
            <text:p>12.000</text:p>
          </table:table-cell>
          <table:table-cell office:value-type="float" office:value="29210" table:style-name="ce7">
            <text:p>29.21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65689" table:style-name="ce14">
            <text:p>165.689</text:p>
          </table:table-cell>
          <table:table-cell office:value-type="float" office:value="146203.5" table:style-name="ce14">
            <text:p>146.204</text:p>
          </table:table-cell>
          <table:table-cell office:value-type="percentage" office:value="0.88239714163281813" table:style-name="ce15">
            <text:p>88,24%</text:p>
          </table:table-cell>
          <table:table-cell office:value-type="float" office:value="66991" table:style-name="ce13">
            <text:p>66.991</text:p>
          </table:table-cell>
          <table:table-cell office:value-type="float" office:value="62854" table:style-name="ce13">
            <text:p>62.854</text:p>
          </table:table-cell>
          <table:table-cell office:value-type="float" office:value="32943" table:style-name="ce13">
            <text:p>32.943</text:p>
          </table:table-cell>
          <table:table-cell office:value-type="date" office:date-value="2022-03-02T00:00:00" table:style-name="ce16">
            <text:p>02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1430" table:style-name="ce7">
            <text:p>101.430</text:p>
          </table:table-cell>
          <table:table-cell office:value-type="float" office:value="12000" table:style-name="ce7">
            <text:p>12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57780" table:style-name="ce14">
            <text:p>157.780</text:p>
          </table:table-cell>
          <table:table-cell office:value-type="float" office:value="136620" table:style-name="ce14">
            <text:p>136.620</text:p>
          </table:table-cell>
          <table:table-cell office:value-type="percentage" office:value="0.86588921282798836" table:style-name="ce15">
            <text:p>86,59%</text:p>
          </table:table-cell>
          <table:table-cell office:value-type="float" office:value="65172" table:style-name="ce13">
            <text:p>65.172</text:p>
          </table:table-cell>
          <table:table-cell office:value-type="float" office:value="60582" table:style-name="ce13">
            <text:p>60.582</text:p>
          </table:table-cell>
          <table:table-cell office:value-type="float" office:value="26291" table:style-name="ce13">
            <text:p>26.291</text:p>
          </table:table-cell>
          <table:table-cell office:value-type="date" office:date-value="2022-03-02T00:00:00" table:style-name="ce17">
            <text:p>02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426" table:style-name="ce7">
            <text:p>48.426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526" table:style-name="ce14">
            <text:p>212.526</text:p>
          </table:table-cell>
          <table:table-cell office:value-type="float" office:value="202468" table:style-name="ce14">
            <text:p>202.468</text:p>
          </table:table-cell>
          <table:table-cell office:value-type="percentage" office:value="0.95267402576625915" table:style-name="ce15">
            <text:p>95,27%</text:p>
          </table:table-cell>
          <table:table-cell office:value-type="float" office:value="95089" table:style-name="ce13">
            <text:p>95.089</text:p>
          </table:table-cell>
          <table:table-cell office:value-type="float" office:value="91061" table:style-name="ce13">
            <text:p>91.061</text:p>
          </table:table-cell>
          <table:table-cell office:value-type="float" office:value="44361" table:style-name="ce13">
            <text:p>44.361</text:p>
          </table:table-cell>
          <table:table-cell office:value-type="date" office:date-value="2022-03-02T00:00:00" table:style-name="ce17">
            <text:p>02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580" table:style-name="ce7">
            <text:p>7.58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2285" table:style-name="ce14">
            <text:p>12.285</text:p>
          </table:table-cell>
          <table:table-cell office:value-type="float" office:value="12379" table:style-name="ce14">
            <text:p>12.379</text:p>
          </table:table-cell>
          <table:table-cell office:value-type="percentage" office:value="1" table:style-name="ce15">
            <text:p>100,00%</text:p>
          </table:table-cell>
          <table:table-cell office:value-type="float" office:value="8070" table:style-name="ce13">
            <text:p>8.070</text:p>
          </table:table-cell>
          <table:table-cell office:value-type="float" office:value="7560" table:style-name="ce13">
            <text:p>7.560</text:p>
          </table:table-cell>
          <table:table-cell office:value-type="float" office:value="3106" table:style-name="ce13">
            <text:p>3.106</text:p>
          </table:table-cell>
          <table:table-cell office:value-type="date" office:date-value="2022-03-02T00:00:00" table:style-name="ce17">
            <text:p>02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342507" table:style-name="ce19">
            <text:p>63.342.507</text:p>
          </table:table-cell>
          <table:table-cell office:value-type="float" office:value="5316000" table:style-name="ce19">
            <text:p>5.316.000</text:p>
          </table:table-cell>
          <table:table-cell office:value-type="float" office:value="18227130" table:style-name="ce20">
            <text:p>18.227.130</text:p>
          </table:table-cell>
          <table:table-cell office:value-type="float" office:value="9009780" table:style-name="ce21">
            <text:p>9.009.780</text:p>
          </table:table-cell>
          <table:table-cell office:value-type="float" office:value="2113650" table:style-name="ce22">
            <text:p>2.113.650</text:p>
          </table:table-cell>
          <table:table-cell office:value-type="float" office:value="98009067" table:style-name="ce23">
            <text:p>98.009.067</text:p>
          </table:table-cell>
          <table:table-cell office:value-type="float" office:value="92726740" table:style-name="ce23">
            <text:p>92.726.740</text:p>
          </table:table-cell>
          <table:table-cell office:value-type="percentage" office:value="0.94610369059017774" table:style-name="ce24">
            <text:p>94,61%</text:p>
          </table:table-cell>
          <table:table-cell office:value-type="float" office:value="41079854" table:style-name="ce23">
            <text:p>41.079.854</text:p>
          </table:table-cell>
          <table:table-cell office:value-type="float" office:value="39083122" table:style-name="ce23">
            <text:p>39.083.122</text:p>
          </table:table-cell>
          <table:table-cell office:value-type="float" office:value="24184184" table:style-name="ce23">
            <text:p>24.184.184</text:p>
          </table:table-cell>
          <table:table-cell office:value-type="float" office:value="0" table:style-name="ce25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7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6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6" table:default-cell-style-name="ce30"/>
        <table:table-column table:style-name="co7" table:number-columns-repeated="5" table:default-cell-style-name="ce30"/>
        <table:table-column table:style-name="co5" table:number-columns-repeated="2" table:default-cell-style-name="ce30"/>
        <table:table-column table:style-name="co4" table:number-columns-repeated="7" table:default-cell-style-name="ce30"/>
        <table:table-column table:style-name="co5" table:number-columns-repeated="16369" table:default-cell-style-name="ce30"/>
        <table:table-row table:style-name="ro6">
          <table:table-cell table:style-name="ce28"/>
          <table:table-cell office:value-type="string" table:style-name="ce29">
            <text:p>Población a vacunar mayor de 12 años</text:p>
          </table:table-cell>
          <table:table-cell office:value-type="string" table:style-name="ce29">
            <text:p>Nº Personas con 1 dosis</text:p>
          </table:table-cell>
          <table:table-cell office:value-type="string" table:style-name="ce29">
            <text:p>% 1ª dosis</text:p>
          </table:table-cell>
          <table:table-cell office:value-type="string" table:style-name="ce29">
            <text:p>Nº Personas con pauta completa</text:p>
          </table:table-cell>
          <table:table-cell office:value-type="string" table:style-name="ce29">
            <text:p>% personas con pauta completa</text:p>
          </table:table-cell>
          <table:table-cell office:value-type="string" table:style-name="ce29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Andalucía</text:p>
          </table:table-cell>
          <table:table-cell office:value-type="float" office:value="7508005" table:style-name="ce32">
            <text:p>7.508.005</text:p>
          </table:table-cell>
          <table:table-cell office:value-type="float" office:value="7036065" table:style-name="ce32">
            <text:p>7.036.065</text:p>
          </table:table-cell>
          <table:table-cell office:value-type="percentage" office:value="0.93714175736430649" table:style-name="ce33">
            <text:p>93,7%</text:p>
          </table:table-cell>
          <table:table-cell office:value-type="float" office:value="6922049" table:style-name="ce32">
            <text:p>6.922.049</text:p>
          </table:table-cell>
          <table:table-cell office:value-type="percentage" office:value="0.92195583247480517" table:style-name="ce33">
            <text:p>92,2%</text:p>
          </table:table-cell>
          <table:table-cell office:value-type="date" office:date-value="2022-03-02T00:00:00" table:style-name="ce34">
            <text:p>02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2">
            <text:p>1.189.408</text:p>
          </table:table-cell>
          <table:table-cell office:value-type="float" office:value="1095533" table:style-name="ce32">
            <text:p>1.095.533</text:p>
          </table:table-cell>
          <table:table-cell office:value-type="percentage" office:value="0.92107418144152386" table:style-name="ce33">
            <text:p>92,1%</text:p>
          </table:table-cell>
          <table:table-cell office:value-type="float" office:value="1076919" table:style-name="ce32">
            <text:p>1.076.919</text:p>
          </table:table-cell>
          <table:table-cell office:value-type="percentage" office:value="0.90542437918695684" table:style-name="ce33">
            <text:p>90,5%</text:p>
          </table:table-cell>
          <table:table-cell office:value-type="date" office:date-value="2022-03-01T00:00:00" table:style-name="ce34">
            <text:p>01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2">
            <text:p>930.447</text:p>
          </table:table-cell>
          <table:table-cell office:value-type="float" office:value="884777" table:style-name="ce32">
            <text:p>884.777</text:p>
          </table:table-cell>
          <table:table-cell office:value-type="percentage" office:value="0.95091606507409876" table:style-name="ce33">
            <text:p>95,1%</text:p>
          </table:table-cell>
          <table:table-cell office:value-type="float" office:value="874385" table:style-name="ce32">
            <text:p>874.385</text:p>
          </table:table-cell>
          <table:table-cell office:value-type="percentage" office:value="0.93974723976755259" table:style-name="ce33">
            <text:p>94,0%</text:p>
          </table:table-cell>
          <table:table-cell office:value-type="date" office:date-value="2022-03-02T00:00:00" table:style-name="ce34">
            <text:p>02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2">
            <text:p>1.083.187</text:p>
          </table:table-cell>
          <table:table-cell office:value-type="float" office:value="896360" table:style-name="ce32">
            <text:p>896.360</text:p>
          </table:table-cell>
          <table:table-cell office:value-type="percentage" office:value="0.82752100976101084" table:style-name="ce33">
            <text:p>82,8%</text:p>
          </table:table-cell>
          <table:table-cell office:value-type="float" office:value="882731" table:style-name="ce32">
            <text:p>882.731</text:p>
          </table:table-cell>
          <table:table-cell office:value-type="percentage" office:value="0.81493869479600478" table:style-name="ce33">
            <text:p>81,5%</text:p>
          </table:table-cell>
          <table:table-cell office:value-type="date" office:date-value="2022-03-02T00:00:00" table:style-name="ce34">
            <text:p>02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2">
            <text:p>2.033.513</text:p>
          </table:table-cell>
          <table:table-cell office:value-type="float" office:value="1740811" table:style-name="ce32">
            <text:p>1.740.811</text:p>
          </table:table-cell>
          <table:table-cell office:value-type="percentage" office:value="0.85606091527322425" table:style-name="ce33">
            <text:p>85,6%</text:p>
          </table:table-cell>
          <table:table-cell office:value-type="float" office:value="1686550" table:style-name="ce32">
            <text:p>1.686.550</text:p>
          </table:table-cell>
          <table:table-cell office:value-type="percentage" office:value="0.82937753532925529" table:style-name="ce33">
            <text:p>82,9%</text:p>
          </table:table-cell>
          <table:table-cell office:value-type="date" office:date-value="2022-03-02T00:00:00" table:style-name="ce34">
            <text:p>02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2">
            <text:p>527.062</text:p>
          </table:table-cell>
          <table:table-cell office:value-type="float" office:value="494041" table:style-name="ce32">
            <text:p>494.041</text:p>
          </table:table-cell>
          <table:table-cell office:value-type="percentage" office:value="0.93734892669173642" table:style-name="ce33">
            <text:p>93,7%</text:p>
          </table:table-cell>
          <table:table-cell office:value-type="float" office:value="489813" table:style-name="ce32">
            <text:p>489.813</text:p>
          </table:table-cell>
          <table:table-cell office:value-type="percentage" office:value="0.92932710003756669" table:style-name="ce33">
            <text:p>92,9%</text:p>
          </table:table-cell>
          <table:table-cell office:value-type="date" office:date-value="2022-03-02T00:00:00" table:style-name="ce34">
            <text:p>02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2">
            <text:p>2.172.149</text:p>
          </table:table-cell>
          <table:table-cell office:value-type="float" office:value="2046248" table:style-name="ce32">
            <text:p>2.046.248</text:p>
          </table:table-cell>
          <table:table-cell office:value-type="percentage" office:value="0.94203850656653854" table:style-name="ce33">
            <text:p>94,2%</text:p>
          </table:table-cell>
          <table:table-cell office:value-type="float" office:value="2013063" table:style-name="ce32">
            <text:p>2.013.063</text:p>
          </table:table-cell>
          <table:table-cell office:value-type="percentage" office:value="0.92676100948875972" table:style-name="ce33">
            <text:p>92,7%</text:p>
          </table:table-cell>
          <table:table-cell office:value-type="date" office:date-value="2022-03-02T00:00:00" table:style-name="ce34">
            <text:p>02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2">
            <text:p>1.816.082</text:p>
          </table:table-cell>
          <table:table-cell office:value-type="float" office:value="1657948" table:style-name="ce32">
            <text:p>1.657.948</text:p>
          </table:table-cell>
          <table:table-cell office:value-type="percentage" office:value="0.91292573793474086" table:style-name="ce33">
            <text:p>91,3%</text:p>
          </table:table-cell>
          <table:table-cell office:value-type="float" office:value="1609581" table:style-name="ce32">
            <text:p>1.609.581</text:p>
          </table:table-cell>
          <table:table-cell office:value-type="percentage" office:value="0.88629312993576281" table:style-name="ce33">
            <text:p>88,6%</text:p>
          </table:table-cell>
          <table:table-cell office:value-type="date" office:date-value="2022-03-01T00:00:00" table:style-name="ce34">
            <text:p>01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2">
            <text:p>6.782.414</text:p>
          </table:table-cell>
          <table:table-cell office:value-type="float" office:value="6242572" table:style-name="ce32">
            <text:p>6.242.572</text:p>
          </table:table-cell>
          <table:table-cell office:value-type="percentage" office:value="0.92040562548968552" table:style-name="ce33">
            <text:p>92,0%</text:p>
          </table:table-cell>
          <table:table-cell office:value-type="float" office:value="6113013" table:style-name="ce32">
            <text:p>6.113.013</text:p>
          </table:table-cell>
          <table:table-cell office:value-type="percentage" office:value="0.90130342972280963" table:style-name="ce33">
            <text:p>90,1%</text:p>
          </table:table-cell>
          <table:table-cell office:value-type="date" office:date-value="2022-03-02T00:00:00" table:style-name="ce34">
            <text:p>02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2">
            <text:p>4.492.026</text:p>
          </table:table-cell>
          <table:table-cell office:value-type="float" office:value="4191711" table:style-name="ce32">
            <text:p>4.191.711</text:p>
          </table:table-cell>
          <table:table-cell office:value-type="percentage" office:value="0.93314486603594904" table:style-name="ce33">
            <text:p>93,3%</text:p>
          </table:table-cell>
          <table:table-cell office:value-type="float" office:value="4124147" table:style-name="ce32">
            <text:p>4.124.147</text:p>
          </table:table-cell>
          <table:table-cell office:value-type="percentage" office:value="0.91810399138384324" table:style-name="ce33">
            <text:p>91,8%</text:p>
          </table:table-cell>
          <table:table-cell office:value-type="date" office:date-value="2022-03-02T00:00:00" table:style-name="ce34">
            <text:p>02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2">
            <text:p>949.890</text:p>
          </table:table-cell>
          <table:table-cell office:value-type="float" office:value="909409" table:style-name="ce32">
            <text:p>909.409</text:p>
          </table:table-cell>
          <table:table-cell office:value-type="percentage" office:value="0.95738348650896421" table:style-name="ce33">
            <text:p>95,7%</text:p>
          </table:table-cell>
          <table:table-cell office:value-type="float" office:value="897315" table:style-name="ce32">
            <text:p>897.315</text:p>
          </table:table-cell>
          <table:table-cell office:value-type="percentage" office:value="0.94465148596153237" table:style-name="ce33">
            <text:p>94,5%</text:p>
          </table:table-cell>
          <table:table-cell office:value-type="date" office:date-value="2022-03-02T00:00:00" table:style-name="ce34">
            <text:p>02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2">
            <text:p>2.456.127</text:p>
          </table:table-cell>
          <table:table-cell office:value-type="float" office:value="2340290" table:style-name="ce32">
            <text:p>2.340.290</text:p>
          </table:table-cell>
          <table:table-cell office:value-type="percentage" office:value="0.95283753649546621" table:style-name="ce33">
            <text:p>95,3%</text:p>
          </table:table-cell>
          <table:table-cell office:value-type="float" office:value="2323737" table:style-name="ce32">
            <text:p>2.323.737</text:p>
          </table:table-cell>
          <table:table-cell office:value-type="percentage" office:value="0.94609806414733444" table:style-name="ce33">
            <text:p>94,6%</text:p>
          </table:table-cell>
          <table:table-cell office:value-type="date" office:date-value="2022-03-02T00:00:00" table:style-name="ce34">
            <text:p>02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2">
            <text:p>281.479</text:p>
          </table:table-cell>
          <table:table-cell office:value-type="float" office:value="268837" table:style-name="ce32">
            <text:p>268.837</text:p>
          </table:table-cell>
          <table:table-cell office:value-type="percentage" office:value="0.95508723563747211" table:style-name="ce33">
            <text:p>95,5%</text:p>
          </table:table-cell>
          <table:table-cell office:value-type="float" office:value="262342" table:style-name="ce32">
            <text:p>262.342</text:p>
          </table:table-cell>
          <table:table-cell office:value-type="percentage" office:value="0.93201269011187338" table:style-name="ce33">
            <text:p>93,2%</text:p>
          </table:table-cell>
          <table:table-cell office:value-type="date" office:date-value="2022-03-02T00:00:00" table:style-name="ce34">
            <text:p>02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2">
            <text:p>5.970.908</text:p>
          </table:table-cell>
          <table:table-cell office:value-type="float" office:value="5524421" table:style-name="ce32">
            <text:p>5.524.421</text:p>
          </table:table-cell>
          <table:table-cell office:value-type="percentage" office:value="0.92522293091770968" table:style-name="ce33">
            <text:p>92,5%</text:p>
          </table:table-cell>
          <table:table-cell office:value-type="float" office:value="5381845" table:style-name="ce32">
            <text:p>5.381.845</text:p>
          </table:table-cell>
          <table:table-cell office:value-type="percentage" office:value="0.90134448562932135" table:style-name="ce33">
            <text:p>90,1%</text:p>
          </table:table-cell>
          <table:table-cell office:value-type="date" office:date-value="2022-03-02T00:00:00" table:style-name="ce34">
            <text:p>02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2">
            <text:p>1.317.614</text:p>
          </table:table-cell>
          <table:table-cell office:value-type="float" office:value="1228784" table:style-name="ce32">
            <text:p>1.228.784</text:p>
          </table:table-cell>
          <table:table-cell office:value-type="percentage" office:value="0.93258268354768548" table:style-name="ce33">
            <text:p>93,3%</text:p>
          </table:table-cell>
          <table:table-cell office:value-type="float" office:value="1195710" table:style-name="ce32">
            <text:p>1.195.710</text:p>
          </table:table-cell>
          <table:table-cell office:value-type="percentage" office:value="0.90748125019922377" table:style-name="ce33">
            <text:p>90,7%</text:p>
          </table:table-cell>
          <table:table-cell office:value-type="date" office:date-value="2022-03-02T00:00:00" table:style-name="ce34">
            <text:p>02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2">
            <text:p>580.174</text:p>
          </table:table-cell>
          <table:table-cell office:value-type="float" office:value="539466" table:style-name="ce32">
            <text:p>539.466</text:p>
          </table:table-cell>
          <table:table-cell office:value-type="percentage" office:value="0.92983484265065308" table:style-name="ce33">
            <text:p>93,0%</text:p>
          </table:table-cell>
          <table:table-cell office:value-type="float" office:value="534620" table:style-name="ce32">
            <text:p>534.620</text:p>
          </table:table-cell>
          <table:table-cell office:value-type="percentage" office:value="0.92148217603684413" table:style-name="ce33">
            <text:p>92,1%</text:p>
          </table:table-cell>
          <table:table-cell office:value-type="date" office:date-value="2022-03-02T00:00:00" table:style-name="ce34">
            <text:p>02/03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2">
            <text:p>1.955.253</text:p>
          </table:table-cell>
          <table:table-cell office:value-type="float" office:value="1861617" table:style-name="ce32">
            <text:p>1.861.617</text:p>
          </table:table-cell>
          <table:table-cell office:value-type="percentage" office:value="0.95211054528493244" table:style-name="ce33">
            <text:p>95,2%</text:p>
          </table:table-cell>
          <table:table-cell office:value-type="float" office:value="1833446" table:style-name="ce32">
            <text:p>1.833.446</text:p>
          </table:table-cell>
          <table:table-cell office:value-type="percentage" office:value="0.9377026911606835" table:style-name="ce33">
            <text:p>93,8%</text:p>
          </table:table-cell>
          <table:table-cell office:value-type="date" office:date-value="2022-03-02T00:00:00" table:style-name="ce34">
            <text:p>02/03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2">
            <text:p>71.029</text:p>
          </table:table-cell>
          <table:table-cell office:value-type="float" office:value="64115" table:style-name="ce32">
            <text:p>64.115</text:p>
          </table:table-cell>
          <table:table-cell office:value-type="percentage" office:value="0.90265947711498118" table:style-name="ce33">
            <text:p>90,3%</text:p>
          </table:table-cell>
          <table:table-cell office:value-type="float" office:value="61695" table:style-name="ce32">
            <text:p>61.695</text:p>
          </table:table-cell>
          <table:table-cell office:value-type="percentage" office:value="0.8685888862295682" table:style-name="ce33">
            <text:p>86,9%</text:p>
          </table:table-cell>
          <table:table-cell office:value-type="date" office:date-value="2022-03-02T00:00:00" table:style-name="ce34">
            <text:p>02/03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2">
            <text:p>68.266</text:p>
          </table:table-cell>
          <table:table-cell office:value-type="float" office:value="61800" table:style-name="ce32">
            <text:p>61.800</text:p>
          </table:table-cell>
          <table:table-cell office:value-type="percentage" office:value="0.90528227814724749" table:style-name="ce33">
            <text:p>90,5%</text:p>
          </table:table-cell>
          <table:table-cell office:value-type="float" office:value="59460" table:style-name="ce32">
            <text:p>59.460</text:p>
          </table:table-cell>
          <table:table-cell office:value-type="percentage" office:value="0.87100459965429355" table:style-name="ce33">
            <text:p>87,1%</text:p>
          </table:table-cell>
          <table:table-cell office:value-type="date" office:date-value="2022-03-02T00:00:00" table:style-name="ce34">
            <text:p>02/03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2">
            <text:p>-</text:p>
          </table:table-cell>
          <table:table-cell office:value-type="float" office:value="95089" table:style-name="ce32">
            <text:p>95.089</text:p>
          </table:table-cell>
          <table:table-cell office:value-type="string" table:style-name="ce33">
            <text:p>-</text:p>
          </table:table-cell>
          <table:table-cell office:value-type="float" office:value="91061" table:style-name="ce32">
            <text:p>91.061</text:p>
          </table:table-cell>
          <table:table-cell office:value-type="string" table:style-name="ce33">
            <text:p>-</text:p>
          </table:table-cell>
          <table:table-cell office:value-type="date" office:date-value="2022-03-02T00:00:00" table:style-name="ce34">
            <text:p>02/03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2">
            <text:p>-</text:p>
          </table:table-cell>
          <table:table-cell office:value-type="float" office:value="8070" table:style-name="ce32">
            <text:p>8.070</text:p>
          </table:table-cell>
          <table:table-cell office:value-type="string" table:style-name="ce33">
            <text:p>-</text:p>
          </table:table-cell>
          <table:table-cell office:value-type="float" office:value="7560" table:style-name="ce32">
            <text:p>7.560</text:p>
          </table:table-cell>
          <table:table-cell office:value-type="string" table:style-name="ce33">
            <text:p>-</text:p>
          </table:table-cell>
          <table:table-cell office:value-type="date" office:date-value="2022-03-02T00:00:00" table:style-name="ce34">
            <text:p>02/03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5">
            <text:p>42.185.033</text:p>
          </table:table-cell>
          <table:table-cell office:value-type="float" office:value="39187964" table:style-name="ce35">
            <text:p>39.187.964</text:p>
          </table:table-cell>
          <table:table-cell office:value-type="percentage" office:value="0.92895420989714528" table:style-name="ce36">
            <text:p>92,9%</text:p>
          </table:table-cell>
          <table:table-cell office:value-type="float" office:value="38441042" table:style-name="ce35">
            <text:p>38.441.042</text:p>
          </table:table-cell>
          <table:table-cell office:value-type="percentage" office:value="0.91124835673353632" table:style-name="ce36">
            <text:p>91,1%</text:p>
          </table:table-cell>
          <table:table-cell table:style-name="ce37"/>
          <table:table-cell table:number-columns-repeated="16377" table:style-name="ce30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4" table:number-columns-repeated="20" table:default-cell-style-name="ce30"/>
        <table:table-column table:style-name="co5" table:number-columns-repeated="16344" table:default-cell-style-name="ce30"/>
        <table:table-row table:style-name="ro8">
          <table:table-cell table:style-name="ce38"/>
          <table:table-cell office:value-type="string" table:style-name="ce39">
            <text:p>Personas con al menos 1 dosis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con al menos 1 dosis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Con al menos 1 dosis sobre Población a Vacunar INE</text:p>
          </table:table-cell>
          <table:table-cell office:value-type="string" table:style-name="ce42">
            <text:p>% Con al menos 1 dosis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5479" table:style-name="ce45">
            <text:p>435.479</text:p>
          </table:table-cell>
          <table:table-cell office:value-type="percentage" office:value="1" table:style-name="ce46">
            <text:p>100,0%</text:p>
          </table:table-cell>
          <table:table-cell office:value-type="float" office:value="656514" table:style-name="ce45">
            <text:p>656.514</text:p>
          </table:table-cell>
          <table:table-cell office:value-type="percentage" office:value="1" table:style-name="ce46">
            <text:p>100,0%</text:p>
          </table:table-cell>
          <table:table-cell office:value-type="float" office:value="937451" table:style-name="ce45">
            <text:p>937.451</text:p>
          </table:table-cell>
          <table:table-cell office:value-type="percentage" office:value="0.97831624799499906" table:style-name="ce46">
            <text:p>97,8%</text:p>
          </table:table-cell>
          <table:table-cell office:value-type="float" office:value="1229458" table:style-name="ce45">
            <text:p>1.229.458</text:p>
          </table:table-cell>
          <table:table-cell office:value-type="percentage" office:value="0.95485134642910674" table:style-name="ce46">
            <text:p>95,5%</text:p>
          </table:table-cell>
          <table:table-cell office:value-type="float" office:value="1276893" table:style-name="ce45">
            <text:p>1.276.893</text:p>
          </table:table-cell>
          <table:table-cell office:value-type="percentage" office:value="0.92238661712185477" table:style-name="ce46">
            <text:p>92,2%</text:p>
          </table:table-cell>
          <table:table-cell office:value-type="float" office:value="967794" table:style-name="ce45">
            <text:p>967.794</text:p>
          </table:table-cell>
          <table:table-cell office:value-type="percentage" office:value="0.87839691116046592" table:style-name="ce46">
            <text:p>87,8%</text:p>
          </table:table-cell>
          <table:table-cell office:value-type="float" office:value="811773" table:style-name="ce45">
            <text:p>811.773</text:p>
          </table:table-cell>
          <table:table-cell office:value-type="percentage" office:value="0.87653869078469993" table:style-name="ce46">
            <text:p>87,7%</text:p>
          </table:table-cell>
          <table:table-cell office:value-type="float" office:value="720703" table:style-name="ce45">
            <text:p>720.703</text:p>
          </table:table-cell>
          <table:table-cell office:value-type="percentage" office:value="0.93253118991364381" table:style-name="ce46">
            <text:p>93,3%</text:p>
          </table:table-cell>
          <table:table-cell office:value-type="float" office:value="7036065" table:style-name="ce45">
            <text:p>7.036.065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714175736430649" table:style-name="ce46">
            <text:p>93,7%</text:p>
          </table:table-cell>
          <table:table-cell office:value-type="percentage" office:value="0.82755650673230285" table:style-name="ce46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1681" table:style-name="ce48">
            <text:p>101.681</text:p>
          </table:table-cell>
          <table:table-cell office:value-type="percentage" office:value="1" table:style-name="ce49">
            <text:p>100,0%</text:p>
          </table:table-cell>
          <table:table-cell office:value-type="float" office:value="119854" table:style-name="ce48">
            <text:p>119.854</text:p>
          </table:table-cell>
          <table:table-cell office:value-type="percentage" office:value="1" table:style-name="ce49">
            <text:p>100,0%</text:p>
          </table:table-cell>
          <table:table-cell office:value-type="float" office:value="156016" table:style-name="ce48">
            <text:p>156.016</text:p>
          </table:table-cell>
          <table:table-cell office:value-type="percentage" office:value="0.96718120389312501" table:style-name="ce49">
            <text:p>96,7%</text:p>
          </table:table-cell>
          <table:table-cell office:value-type="float" office:value="188492" table:style-name="ce48">
            <text:p>188.492</text:p>
          </table:table-cell>
          <table:table-cell office:value-type="percentage" office:value="0.93791113101457924" table:style-name="ce49">
            <text:p>93,8%</text:p>
          </table:table-cell>
          <table:table-cell office:value-type="float" office:value="192267" table:style-name="ce48">
            <text:p>192.267</text:p>
          </table:table-cell>
          <table:table-cell office:value-type="percentage" office:value="0.89997051072613832" table:style-name="ce49">
            <text:p>90,0%</text:p>
          </table:table-cell>
          <table:table-cell office:value-type="float" office:value="131809" table:style-name="ce48">
            <text:p>131.809</text:p>
          </table:table-cell>
          <table:table-cell office:value-type="percentage" office:value="0.83276892556135407" table:style-name="ce49">
            <text:p>83,3%</text:p>
          </table:table-cell>
          <table:table-cell office:value-type="float" office:value="110585" table:style-name="ce48">
            <text:p>110.585</text:p>
          </table:table-cell>
          <table:table-cell office:value-type="percentage" office:value="0.84546399792045746" table:style-name="ce49">
            <text:p>84,5%</text:p>
          </table:table-cell>
          <table:table-cell office:value-type="float" office:value="94829" table:style-name="ce48">
            <text:p>94.829</text:p>
          </table:table-cell>
          <table:table-cell office:value-type="percentage" office:value="0.88594598129618729" table:style-name="ce49">
            <text:p>88,6%</text:p>
          </table:table-cell>
          <table:table-cell office:value-type="float" office:value="1095533" table:style-name="ce48">
            <text:p>1.095.533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2107418144152386" table:style-name="ce49">
            <text:p>92,1%</text:p>
          </table:table-cell>
          <table:table-cell office:value-type="percentage" office:value="0.82300791881802948" table:style-name="ce49">
            <text:p>82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9267" table:style-name="ce48">
            <text:p>89.267</text:p>
          </table:table-cell>
          <table:table-cell office:value-type="percentage" office:value="1" table:style-name="ce49">
            <text:p>100,0%</text:p>
          </table:table-cell>
          <table:table-cell office:value-type="float" office:value="114793" table:style-name="ce48">
            <text:p>114.793</text:p>
          </table:table-cell>
          <table:table-cell office:value-type="percentage" office:value="1" table:style-name="ce49">
            <text:p>100,0%</text:p>
          </table:table-cell>
          <table:table-cell office:value-type="float" office:value="149143" table:style-name="ce48">
            <text:p>149.143</text:p>
          </table:table-cell>
          <table:table-cell office:value-type="percentage" office:value="0.98126850450687542" table:style-name="ce49">
            <text:p>98,1%</text:p>
          </table:table-cell>
          <table:table-cell office:value-type="float" office:value="154370" table:style-name="ce48">
            <text:p>154.370</text:p>
          </table:table-cell>
          <table:table-cell office:value-type="percentage" office:value="0.95241326974451357" table:style-name="ce49">
            <text:p>95,2%</text:p>
          </table:table-cell>
          <table:table-cell office:value-type="float" office:value="152460" table:style-name="ce48">
            <text:p>152.460</text:p>
          </table:table-cell>
          <table:table-cell office:value-type="percentage" office:value="0.91887656702025078" table:style-name="ce49">
            <text:p>91,9%</text:p>
          </table:table-cell>
          <table:table-cell office:value-type="float" office:value="93066" table:style-name="ce48">
            <text:p>93.066</text:p>
          </table:table-cell>
          <table:table-cell office:value-type="percentage" office:value="0.85703235074729955" table:style-name="ce49">
            <text:p>85,7%</text:p>
          </table:table-cell>
          <table:table-cell office:value-type="float" office:value="68820" table:style-name="ce48">
            <text:p>68.820</text:p>
          </table:table-cell>
          <table:table-cell office:value-type="percentage" office:value="0.86847883698038919" table:style-name="ce49">
            <text:p>86,8%</text:p>
          </table:table-cell>
          <table:table-cell office:value-type="float" office:value="62858" table:style-name="ce48">
            <text:p>62.858</text:p>
          </table:table-cell>
          <table:table-cell office:value-type="percentage" office:value="0.96325242123329657" table:style-name="ce49">
            <text:p>96,3%</text:p>
          </table:table-cell>
          <table:table-cell office:value-type="float" office:value="884777" table:style-name="ce48">
            <text:p>884.777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091606507409876" table:style-name="ce49">
            <text:p>95,1%</text:p>
          </table:table-cell>
          <table:table-cell office:value-type="percentage" office:value="0.87351822361581577" table:style-name="ce49">
            <text:p>87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857" table:style-name="ce48">
            <text:p>51.857</text:p>
          </table:table-cell>
          <table:table-cell office:value-type="percentage" office:value="0.96688605895623958" table:style-name="ce49">
            <text:p>96,7%</text:p>
          </table:table-cell>
          <table:table-cell office:value-type="float" office:value="79937" table:style-name="ce48">
            <text:p>79.937</text:p>
          </table:table-cell>
          <table:table-cell office:value-type="percentage" office:value="0.91635142261045011" table:style-name="ce49">
            <text:p>91,6%</text:p>
          </table:table-cell>
          <table:table-cell office:value-type="float" office:value="112188" table:style-name="ce48">
            <text:p>112.188</text:p>
          </table:table-cell>
          <table:table-cell office:value-type="percentage" office:value="0.88064493339508454" table:style-name="ce49">
            <text:p>88,1%</text:p>
          </table:table-cell>
          <table:table-cell office:value-type="float" office:value="153695" table:style-name="ce48">
            <text:p>153.695</text:p>
          </table:table-cell>
          <table:table-cell office:value-type="percentage" office:value="0.86584829979493882" table:style-name="ce49">
            <text:p>86,6%</text:p>
          </table:table-cell>
          <table:table-cell office:value-type="float" office:value="173900" table:style-name="ce48">
            <text:p>173.900</text:p>
          </table:table-cell>
          <table:table-cell office:value-type="percentage" office:value="0.80277717509221092" table:style-name="ce49">
            <text:p>80,3%</text:p>
          </table:table-cell>
          <table:table-cell office:value-type="float" office:value="135494" table:style-name="ce48">
            <text:p>135.494</text:p>
          </table:table-cell>
          <table:table-cell office:value-type="percentage" office:value="0.73619238564062439" table:style-name="ce49">
            <text:p>73,6%</text:p>
          </table:table-cell>
          <table:table-cell office:value-type="float" office:value="104942" table:style-name="ce48">
            <text:p>104.942</text:p>
          </table:table-cell>
          <table:table-cell office:value-type="percentage" office:value="0.76481091441773008" table:style-name="ce49">
            <text:p>76,5%</text:p>
          </table:table-cell>
          <table:table-cell office:value-type="float" office:value="84347" table:style-name="ce48">
            <text:p>84.347</text:p>
          </table:table-cell>
          <table:table-cell office:value-type="percentage" office:value="0.84740194502491561" table:style-name="ce49">
            <text:p>84,7%</text:p>
          </table:table-cell>
          <table:table-cell office:value-type="float" office:value="896360" table:style-name="ce48">
            <text:p>896.360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752100976101084" table:style-name="ce49">
            <text:p>82,8%</text:p>
          </table:table-cell>
          <table:table-cell office:value-type="percentage" office:value="0.73485683835133531" table:style-name="ce49">
            <text:p>73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4793" table:style-name="ce48">
            <text:p>94.793</text:p>
          </table:table-cell>
          <table:table-cell office:value-type="percentage" office:value="0.94451087064825334" table:style-name="ce49">
            <text:p>94,5%</text:p>
          </table:table-cell>
          <table:table-cell office:value-type="float" office:value="156092" table:style-name="ce48">
            <text:p>156.092</text:p>
          </table:table-cell>
          <table:table-cell office:value-type="percentage" office:value="0.93219306522699852" table:style-name="ce49">
            <text:p>93,2%</text:p>
          </table:table-cell>
          <table:table-cell office:value-type="float" office:value="229271" table:style-name="ce48">
            <text:p>229.271</text:p>
          </table:table-cell>
          <table:table-cell office:value-type="percentage" office:value="0.91141499870803599" table:style-name="ce49">
            <text:p>91,1%</text:p>
          </table:table-cell>
          <table:table-cell office:value-type="float" office:value="325606" table:style-name="ce48">
            <text:p>325.606</text:p>
          </table:table-cell>
          <table:table-cell office:value-type="percentage" office:value="0.88420543819773145" table:style-name="ce49">
            <text:p>88,4%</text:p>
          </table:table-cell>
          <table:table-cell office:value-type="float" office:value="324753" table:style-name="ce48">
            <text:p>324.753</text:p>
          </table:table-cell>
          <table:table-cell office:value-type="percentage" office:value="0.82402659189809824" table:style-name="ce49">
            <text:p>82,4%</text:p>
          </table:table-cell>
          <table:table-cell office:value-type="float" office:value="239123" table:style-name="ce48">
            <text:p>239.123</text:p>
          </table:table-cell>
          <table:table-cell office:value-type="percentage" office:value="0.76430822535175258" table:style-name="ce49">
            <text:p>76,4%</text:p>
          </table:table-cell>
          <table:table-cell office:value-type="float" office:value="199951" table:style-name="ce48">
            <text:p>199.951</text:p>
          </table:table-cell>
          <table:table-cell office:value-type="percentage" office:value="0.78513454613992173" table:style-name="ce49">
            <text:p>78,5%</text:p>
          </table:table-cell>
          <table:table-cell office:value-type="float" office:value="171222" table:style-name="ce48">
            <text:p>171.222</text:p>
          </table:table-cell>
          <table:table-cell office:value-type="percentage" office:value="0.9292160746750604" table:style-name="ce49">
            <text:p>92,9%</text:p>
          </table:table-cell>
          <table:table-cell office:value-type="float" office:value="1740811" table:style-name="ce48">
            <text:p>1.740.811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5606091527322425" table:style-name="ce49">
            <text:p>85,6%</text:p>
          </table:table-cell>
          <table:table-cell office:value-type="percentage" office:value="0.77563493347127854" table:style-name="ce49">
            <text:p>77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580" table:style-name="ce48">
            <text:p>42.580</text:p>
          </table:table-cell>
          <table:table-cell office:value-type="percentage" office:value="1" table:style-name="ce49">
            <text:p>100,0%</text:p>
          </table:table-cell>
          <table:table-cell office:value-type="float" office:value="56210" table:style-name="ce48">
            <text:p>56.210</text:p>
          </table:table-cell>
          <table:table-cell office:value-type="percentage" office:value="1" table:style-name="ce49">
            <text:p>100,0%</text:p>
          </table:table-cell>
          <table:table-cell office:value-type="float" office:value="77280" table:style-name="ce48">
            <text:p>77.280</text:p>
          </table:table-cell>
          <table:table-cell office:value-type="percentage" office:value="0.9750558310306976" table:style-name="ce49">
            <text:p>97,5%</text:p>
          </table:table-cell>
          <table:table-cell office:value-type="float" office:value="85169" table:style-name="ce48">
            <text:p>85.169</text:p>
          </table:table-cell>
          <table:table-cell office:value-type="percentage" office:value="0.93623172474442129" table:style-name="ce49">
            <text:p>93,6%</text:p>
          </table:table-cell>
          <table:table-cell office:value-type="float" office:value="89478" table:style-name="ce48">
            <text:p>89.478</text:p>
          </table:table-cell>
          <table:table-cell office:value-type="percentage" office:value="0.91879736307066728" table:style-name="ce49">
            <text:p>91,9%</text:p>
          </table:table-cell>
          <table:table-cell office:value-type="float" office:value="56841" table:style-name="ce48">
            <text:p>56.841</text:p>
          </table:table-cell>
          <table:table-cell office:value-type="percentage" office:value="0.84637720003573658" table:style-name="ce49">
            <text:p>84,6%</text:p>
          </table:table-cell>
          <table:table-cell office:value-type="float" office:value="43413" table:style-name="ce48">
            <text:p>43.413</text:p>
          </table:table-cell>
          <table:table-cell office:value-type="percentage" office:value="0.85336032866156897" table:style-name="ce49">
            <text:p>85,3%</text:p>
          </table:table-cell>
          <table:table-cell office:value-type="float" office:value="43070" table:style-name="ce48">
            <text:p>43.070</text:p>
          </table:table-cell>
          <table:table-cell office:value-type="percentage" office:value="0.95112956297065121" table:style-name="ce49">
            <text:p>95,1%</text:p>
          </table:table-cell>
          <table:table-cell office:value-type="float" office:value="494041" table:style-name="ce48">
            <text:p>494.041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3734892669173642" table:style-name="ce49">
            <text:p>93,7%</text:p>
          </table:table-cell>
          <table:table-cell office:value-type="percentage" office:value="0.8464606659756192" table:style-name="ce49">
            <text:p>84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30001" table:style-name="ce48">
            <text:p>230.001</text:p>
          </table:table-cell>
          <table:table-cell office:value-type="percentage" office:value="1" table:style-name="ce49">
            <text:p>100,0%</text:p>
          </table:table-cell>
          <table:table-cell office:value-type="float" office:value="252331" table:style-name="ce48">
            <text:p>252.331</text:p>
          </table:table-cell>
          <table:table-cell office:value-type="percentage" office:value="1" table:style-name="ce49">
            <text:p>100,0%</text:p>
          </table:table-cell>
          <table:table-cell office:value-type="float" office:value="324596" table:style-name="ce48">
            <text:p>324.596</text:p>
          </table:table-cell>
          <table:table-cell office:value-type="percentage" office:value="0.99191120971266" table:style-name="ce49">
            <text:p>99,2%</text:p>
          </table:table-cell>
          <table:table-cell office:value-type="float" office:value="357818" table:style-name="ce48">
            <text:p>357.818</text:p>
          </table:table-cell>
          <table:table-cell office:value-type="percentage" office:value="0.93865473251784481" table:style-name="ce49">
            <text:p>93,9%</text:p>
          </table:table-cell>
          <table:table-cell office:value-type="float" office:value="326125" table:style-name="ce48">
            <text:p>326.125</text:p>
          </table:table-cell>
          <table:table-cell office:value-type="percentage" office:value="0.9053947507232053" table:style-name="ce49">
            <text:p>90,5%</text:p>
          </table:table-cell>
          <table:table-cell office:value-type="float" office:value="218892" table:style-name="ce48">
            <text:p>218.892</text:p>
          </table:table-cell>
          <table:table-cell office:value-type="percentage" office:value="0.84546276197171133" table:style-name="ce49">
            <text:p>84,5%</text:p>
          </table:table-cell>
          <table:table-cell office:value-type="float" office:value="180946" table:style-name="ce48">
            <text:p>180.946</text:p>
          </table:table-cell>
          <table:table-cell office:value-type="percentage" office:value="0.85440954957762572" table:style-name="ce49">
            <text:p>85,4%</text:p>
          </table:table-cell>
          <table:table-cell office:value-type="float" office:value="155539" table:style-name="ce48">
            <text:p>155.539</text:p>
          </table:table-cell>
          <table:table-cell office:value-type="percentage" office:value="0.92473751174211349" table:style-name="ce49">
            <text:p>92,5%</text:p>
          </table:table-cell>
          <table:table-cell office:value-type="float" office:value="2046248" table:style-name="ce48">
            <text:p>2.046.248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4203850656653854" table:style-name="ce49">
            <text:p>94,2%</text:p>
          </table:table-cell>
          <table:table-cell office:value-type="percentage" office:value="0.85737282692176353" table:style-name="ce49">
            <text:p>85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8972" table:style-name="ce48">
            <text:p>138.972</text:p>
          </table:table-cell>
          <table:table-cell office:value-type="percentage" office:value="1" table:style-name="ce49">
            <text:p>100,0%</text:p>
          </table:table-cell>
          <table:table-cell office:value-type="float" office:value="159391" table:style-name="ce48">
            <text:p>159.391</text:p>
          </table:table-cell>
          <table:table-cell office:value-type="percentage" office:value="1" table:style-name="ce49">
            <text:p>100,0%</text:p>
          </table:table-cell>
          <table:table-cell office:value-type="float" office:value="225446" table:style-name="ce48">
            <text:p>225.446</text:p>
          </table:table-cell>
          <table:table-cell office:value-type="percentage" office:value="0.98867682916133104" table:style-name="ce49">
            <text:p>98,9%</text:p>
          </table:table-cell>
          <table:table-cell office:value-type="float" office:value="290103" table:style-name="ce48">
            <text:p>290.103</text:p>
          </table:table-cell>
          <table:table-cell office:value-type="percentage" office:value="0.93158792191569229" table:style-name="ce49">
            <text:p>93,2%</text:p>
          </table:table-cell>
          <table:table-cell office:value-type="float" office:value="292036" table:style-name="ce48">
            <text:p>292.036</text:p>
          </table:table-cell>
          <table:table-cell office:value-type="percentage" office:value="0.88313510603875034" table:style-name="ce49">
            <text:p>88,3%</text:p>
          </table:table-cell>
          <table:table-cell office:value-type="float" office:value="212180" table:style-name="ce48">
            <text:p>212.180</text:p>
          </table:table-cell>
          <table:table-cell office:value-type="percentage" office:value="0.82319758216262984" table:style-name="ce49">
            <text:p>82,3%</text:p>
          </table:table-cell>
          <table:table-cell office:value-type="float" office:value="180400" table:style-name="ce48">
            <text:p>180.400</text:p>
          </table:table-cell>
          <table:table-cell office:value-type="percentage" office:value="0.82377438445240003" table:style-name="ce49">
            <text:p>82,4%</text:p>
          </table:table-cell>
          <table:table-cell office:value-type="float" office:value="159420" table:style-name="ce48">
            <text:p>159.420</text:p>
          </table:table-cell>
          <table:table-cell office:value-type="percentage" office:value="0.89654474288028074" table:style-name="ce49">
            <text:p>89,7%</text:p>
          </table:table-cell>
          <table:table-cell office:value-type="float" office:value="1657948" table:style-name="ce48">
            <text:p>1.657.948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1292573793474086" table:style-name="ce49">
            <text:p>91,3%</text:p>
          </table:table-cell>
          <table:table-cell office:value-type="percentage" office:value="0.80928569755000357" table:style-name="ce49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61105" table:style-name="ce48">
            <text:p>461.105</text:p>
          </table:table-cell>
          <table:table-cell office:value-type="percentage" office:value="1" table:style-name="ce49">
            <text:p>100,0%</text:p>
          </table:table-cell>
          <table:table-cell office:value-type="float" office:value="622083" table:style-name="ce48">
            <text:p>622.083</text:p>
          </table:table-cell>
          <table:table-cell office:value-type="percentage" office:value="0.97852410434519987" table:style-name="ce49">
            <text:p>97,9%</text:p>
          </table:table-cell>
          <table:table-cell office:value-type="float" office:value="809961" table:style-name="ce48">
            <text:p>809.961</text:p>
          </table:table-cell>
          <table:table-cell office:value-type="percentage" office:value="0.95011871190544339" table:style-name="ce49">
            <text:p>95,0%</text:p>
          </table:table-cell>
          <table:table-cell office:value-type="float" office:value="1044876" table:style-name="ce48">
            <text:p>1.044.876</text:p>
          </table:table-cell>
          <table:table-cell office:value-type="percentage" office:value="0.95213691257799105" table:style-name="ce49">
            <text:p>95,2%</text:p>
          </table:table-cell>
          <table:table-cell office:value-type="float" office:value="1166478" table:style-name="ce48">
            <text:p>1.166.478</text:p>
          </table:table-cell>
          <table:table-cell office:value-type="percentage" office:value="0.91450455888924609" table:style-name="ce49">
            <text:p>91,5%</text:p>
          </table:table-cell>
          <table:table-cell office:value-type="float" office:value="832903" table:style-name="ce48">
            <text:p>832.903</text:p>
          </table:table-cell>
          <table:table-cell office:value-type="percentage" office:value="0.86165825943382568" table:style-name="ce49">
            <text:p>86,2%</text:p>
          </table:table-cell>
          <table:table-cell office:value-type="float" office:value="699403" table:style-name="ce48">
            <text:p>699.403</text:p>
          </table:table-cell>
          <table:table-cell office:value-type="percentage" office:value="0.84362082337714661" table:style-name="ce49">
            <text:p>84,4%</text:p>
          </table:table-cell>
          <table:table-cell office:value-type="float" office:value="605763" table:style-name="ce48">
            <text:p>605.763</text:p>
          </table:table-cell>
          <table:table-cell office:value-type="percentage" office:value="0.90228832986029917" table:style-name="ce49">
            <text:p>90,2%</text:p>
          </table:table-cell>
          <table:table-cell office:value-type="float" office:value="6242572" table:style-name="ce48">
            <text:p>6.242.572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2040562548968552" table:style-name="ce49">
            <text:p>92,0%</text:p>
          </table:table-cell>
          <table:table-cell office:value-type="percentage" office:value="0.81376171532864316" table:style-name="ce49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9042" table:style-name="ce48">
            <text:p>299.042</text:p>
          </table:table-cell>
          <table:table-cell office:value-type="percentage" office:value="1" table:style-name="ce49">
            <text:p>100,0%</text:p>
          </table:table-cell>
          <table:table-cell office:value-type="float" office:value="437809" table:style-name="ce48">
            <text:p>437.809</text:p>
          </table:table-cell>
          <table:table-cell office:value-type="percentage" office:value="0.99552726842756312" table:style-name="ce49">
            <text:p>99,6%</text:p>
          </table:table-cell>
          <table:table-cell office:value-type="float" office:value="576669" table:style-name="ce48">
            <text:p>576.669</text:p>
          </table:table-cell>
          <table:table-cell office:value-type="percentage" office:value="0.96571825702515324" table:style-name="ce49">
            <text:p>96,6%</text:p>
          </table:table-cell>
          <table:table-cell office:value-type="float" office:value="723871" table:style-name="ce48">
            <text:p>723.871</text:p>
          </table:table-cell>
          <table:table-cell office:value-type="percentage" office:value="0.94959307145780647" table:style-name="ce49">
            <text:p>95,0%</text:p>
          </table:table-cell>
          <table:table-cell office:value-type="float" office:value="767918" table:style-name="ce48">
            <text:p>767.918</text:p>
          </table:table-cell>
          <table:table-cell office:value-type="percentage" office:value="0.91340191715939734" table:style-name="ce49">
            <text:p>91,3%</text:p>
          </table:table-cell>
          <table:table-cell office:value-type="float" office:value="530901" table:style-name="ce48">
            <text:p>530.901</text:p>
          </table:table-cell>
          <table:table-cell office:value-type="percentage" office:value="0.86477087442846878" table:style-name="ce49">
            <text:p>86,5%</text:p>
          </table:table-cell>
          <table:table-cell office:value-type="float" office:value="449150" table:style-name="ce48">
            <text:p>449.150</text:p>
          </table:table-cell>
          <table:table-cell office:value-type="percentage" office:value="0.87592365432657338" table:style-name="ce49">
            <text:p>87,6%</text:p>
          </table:table-cell>
          <table:table-cell office:value-type="float" office:value="406351" table:style-name="ce48">
            <text:p>406.351</text:p>
          </table:table-cell>
          <table:table-cell office:value-type="percentage" office:value="0.93895588639666894" table:style-name="ce49">
            <text:p>93,9%</text:p>
          </table:table-cell>
          <table:table-cell office:value-type="float" office:value="4191711" table:style-name="ce48">
            <text:p>4.191.711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3314486603594904" table:style-name="ce49">
            <text:p>93,3%</text:p>
          </table:table-cell>
          <table:table-cell office:value-type="percentage" office:value="0.83052776426602104" table:style-name="ce49">
            <text:p>83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8429" table:style-name="ce48">
            <text:p>78.429</text:p>
          </table:table-cell>
          <table:table-cell office:value-type="percentage" office:value="1" table:style-name="ce49">
            <text:p>100,0%</text:p>
          </table:table-cell>
          <table:table-cell office:value-type="float" office:value="96157" table:style-name="ce48">
            <text:p>96.157</text:p>
          </table:table-cell>
          <table:table-cell office:value-type="percentage" office:value="1" table:style-name="ce49">
            <text:p>100,0%</text:p>
          </table:table-cell>
          <table:table-cell office:value-type="float" office:value="133469" table:style-name="ce48">
            <text:p>133.469</text:p>
          </table:table-cell>
          <table:table-cell office:value-type="percentage" office:value="1" table:style-name="ce49">
            <text:p>100,0%</text:p>
          </table:table-cell>
          <table:table-cell office:value-type="float" office:value="162343" table:style-name="ce48">
            <text:p>162.343</text:p>
          </table:table-cell>
          <table:table-cell office:value-type="percentage" office:value="0.96659779819354219" table:style-name="ce49">
            <text:p>96,7%</text:p>
          </table:table-cell>
          <table:table-cell office:value-type="float" office:value="147360" table:style-name="ce48">
            <text:p>147.360</text:p>
          </table:table-cell>
          <table:table-cell office:value-type="percentage" office:value="0.93540524070688602" table:style-name="ce49">
            <text:p>93,5%</text:p>
          </table:table-cell>
          <table:table-cell office:value-type="float" office:value="114825" table:style-name="ce48">
            <text:p>114.825</text:p>
          </table:table-cell>
          <table:table-cell office:value-type="percentage" office:value="0.88434404892099627" table:style-name="ce49">
            <text:p>88,4%</text:p>
          </table:table-cell>
          <table:table-cell office:value-type="float" office:value="95662" table:style-name="ce48">
            <text:p>95.662</text:p>
          </table:table-cell>
          <table:table-cell office:value-type="percentage" office:value="0.85028354043339915" table:style-name="ce49">
            <text:p>85,0%</text:p>
          </table:table-cell>
          <table:table-cell office:value-type="float" office:value="81164" table:style-name="ce48">
            <text:p>81.164</text:p>
          </table:table-cell>
          <table:table-cell office:value-type="percentage" office:value="0.94697172992334522" table:style-name="ce49">
            <text:p>94,7%</text:p>
          </table:table-cell>
          <table:table-cell office:value-type="float" office:value="909409" table:style-name="ce48">
            <text:p>909.409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738348650896421" table:style-name="ce49">
            <text:p>95,7%</text:p>
          </table:table-cell>
          <table:table-cell office:value-type="percentage" office:value="0.85955563285031455" table:style-name="ce49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3076" table:style-name="ce48">
            <text:p>243.076</text:p>
          </table:table-cell>
          <table:table-cell office:value-type="percentage" office:value="1" table:style-name="ce49">
            <text:p>100,0%</text:p>
          </table:table-cell>
          <table:table-cell office:value-type="float" office:value="292347" table:style-name="ce48">
            <text:p>292.347</text:p>
          </table:table-cell>
          <table:table-cell office:value-type="percentage" office:value="1" table:style-name="ce49">
            <text:p>100,0%</text:p>
          </table:table-cell>
          <table:table-cell office:value-type="float" office:value="348215" table:style-name="ce48">
            <text:p>348.215</text:p>
          </table:table-cell>
          <table:table-cell office:value-type="percentage" office:value="0.98486562621971574" table:style-name="ce49">
            <text:p>98,5%</text:p>
          </table:table-cell>
          <table:table-cell office:value-type="float" office:value="393792" table:style-name="ce48">
            <text:p>393.792</text:p>
          </table:table-cell>
          <table:table-cell office:value-type="percentage" office:value="0.96234604105571853" table:style-name="ce49">
            <text:p>96,2%</text:p>
          </table:table-cell>
          <table:table-cell office:value-type="float" office:value="412503" table:style-name="ce48">
            <text:p>412.503</text:p>
          </table:table-cell>
          <table:table-cell office:value-type="percentage" office:value="0.93150075535693722" table:style-name="ce49">
            <text:p>93,2%</text:p>
          </table:table-cell>
          <table:table-cell office:value-type="float" office:value="268886" table:style-name="ce48">
            <text:p>268.886</text:p>
          </table:table-cell>
          <table:table-cell office:value-type="percentage" office:value="0.87131478493055692" table:style-name="ce49">
            <text:p>87,1%</text:p>
          </table:table-cell>
          <table:table-cell office:value-type="float" office:value="204655" table:style-name="ce48">
            <text:p>204.655</text:p>
          </table:table-cell>
          <table:table-cell office:value-type="percentage" office:value="0.8884060739184414" table:style-name="ce49">
            <text:p>88,8%</text:p>
          </table:table-cell>
          <table:table-cell office:value-type="float" office:value="176816" table:style-name="ce48">
            <text:p>176.816</text:p>
          </table:table-cell>
          <table:table-cell office:value-type="percentage" office:value="0.964394798848067" table:style-name="ce49">
            <text:p>96,4%</text:p>
          </table:table-cell>
          <table:table-cell office:value-type="float" office:value="2340290" table:style-name="ce48">
            <text:p>2.340.290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283753649546621" table:style-name="ce49">
            <text:p>95,3%</text:p>
          </table:table-cell>
          <table:table-cell office:value-type="percentage" office:value="0.86777812550521416" table:style-name="ce49">
            <text:p>86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475" table:style-name="ce48">
            <text:p>23.475</text:p>
          </table:table-cell>
          <table:table-cell office:value-type="percentage" office:value="1" table:style-name="ce49">
            <text:p>100,0%</text:p>
          </table:table-cell>
          <table:table-cell office:value-type="float" office:value="28785" table:style-name="ce48">
            <text:p>28.785</text:p>
          </table:table-cell>
          <table:table-cell office:value-type="percentage" office:value="1" table:style-name="ce49">
            <text:p>100,0%</text:p>
          </table:table-cell>
          <table:table-cell office:value-type="float" office:value="38519" table:style-name="ce48">
            <text:p>38.519</text:p>
          </table:table-cell>
          <table:table-cell office:value-type="percentage" office:value="0.99753975242140158" table:style-name="ce49">
            <text:p>99,8%</text:p>
          </table:table-cell>
          <table:table-cell office:value-type="float" office:value="45950" table:style-name="ce48">
            <text:p>45.950</text:p>
          </table:table-cell>
          <table:table-cell office:value-type="percentage" office:value="0.96736842105263154" table:style-name="ce49">
            <text:p>96,7%</text:p>
          </table:table-cell>
          <table:table-cell office:value-type="float" office:value="48517" table:style-name="ce48">
            <text:p>48.517</text:p>
          </table:table-cell>
          <table:table-cell office:value-type="percentage" office:value="0.93799783466089248" table:style-name="ce49">
            <text:p>93,8%</text:p>
          </table:table-cell>
          <table:table-cell office:value-type="float" office:value="32554" table:style-name="ce48">
            <text:p>32.554</text:p>
          </table:table-cell>
          <table:table-cell office:value-type="percentage" office:value="0.8789826115131224" table:style-name="ce49">
            <text:p>87,9%</text:p>
          </table:table-cell>
          <table:table-cell office:value-type="float" office:value="25818" table:style-name="ce48">
            <text:p>25.818</text:p>
          </table:table-cell>
          <table:table-cell office:value-type="percentage" office:value="0.85586421799376777" table:style-name="ce49">
            <text:p>85,6%</text:p>
          </table:table-cell>
          <table:table-cell office:value-type="float" office:value="25219" table:style-name="ce48">
            <text:p>25.219</text:p>
          </table:table-cell>
          <table:table-cell office:value-type="percentage" office:value="0.97052145468539541" table:style-name="ce49">
            <text:p>97,1%</text:p>
          </table:table-cell>
          <table:table-cell office:value-type="float" office:value="268837" table:style-name="ce48">
            <text:p>268.837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5508723563747211" table:style-name="ce49">
            <text:p>95,5%</text:p>
          </table:table-cell>
          <table:table-cell office:value-type="percentage" office:value="0.85027642831840489" table:style-name="ce49">
            <text:p>85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5737" table:style-name="ce48">
            <text:p>375.737</text:p>
          </table:table-cell>
          <table:table-cell office:value-type="percentage" office:value="1" table:style-name="ce49">
            <text:p>100,0%</text:p>
          </table:table-cell>
          <table:table-cell office:value-type="float" office:value="513651" table:style-name="ce48">
            <text:p>513.651</text:p>
          </table:table-cell>
          <table:table-cell office:value-type="percentage" office:value="0.97457736457641586" table:style-name="ce49">
            <text:p>97,5%</text:p>
          </table:table-cell>
          <table:table-cell office:value-type="float" office:value="695535" table:style-name="ce48">
            <text:p>695.535</text:p>
          </table:table-cell>
          <table:table-cell office:value-type="percentage" office:value="0.96540672738730082" table:style-name="ce49">
            <text:p>96,5%</text:p>
          </table:table-cell>
          <table:table-cell office:value-type="float" office:value="953219" table:style-name="ce48">
            <text:p>953.219</text:p>
          </table:table-cell>
          <table:table-cell office:value-type="percentage" office:value="0.96308192196282127" table:style-name="ce49">
            <text:p>96,3%</text:p>
          </table:table-cell>
          <table:table-cell office:value-type="float" office:value="1057230" table:style-name="ce48">
            <text:p>1.057.230</text:p>
          </table:table-cell>
          <table:table-cell office:value-type="percentage" office:value="0.91453271662660152" table:style-name="ce49">
            <text:p>91,5%</text:p>
          </table:table-cell>
          <table:table-cell office:value-type="float" office:value="786077" table:style-name="ce48">
            <text:p>786.077</text:p>
          </table:table-cell>
          <table:table-cell office:value-type="percentage" office:value="0.87260058345285085" table:style-name="ce49">
            <text:p>87,3%</text:p>
          </table:table-cell>
          <table:table-cell office:value-type="float" office:value="641705" table:style-name="ce48">
            <text:p>641.705</text:p>
          </table:table-cell>
          <table:table-cell office:value-type="percentage" office:value="0.87240689708615371" table:style-name="ce49">
            <text:p>87,2%</text:p>
          </table:table-cell>
          <table:table-cell office:value-type="float" office:value="501267" table:style-name="ce48">
            <text:p>501.267</text:p>
          </table:table-cell>
          <table:table-cell office:value-type="percentage" office:value="0.87827557206433748" table:style-name="ce49">
            <text:p>87,8%</text:p>
          </table:table-cell>
          <table:table-cell office:value-type="float" office:value="5524421" table:style-name="ce48">
            <text:p>5.524.421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522293091770968" table:style-name="ce49">
            <text:p>92,5%</text:p>
          </table:table-cell>
          <table:table-cell office:value-type="percentage" office:value="0.81772670944257309" table:style-name="ce49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2812" table:style-name="ce48">
            <text:p>72.812</text:p>
          </table:table-cell>
          <table:table-cell office:value-type="percentage" office:value="1" table:style-name="ce49">
            <text:p>100,0%</text:p>
          </table:table-cell>
          <table:table-cell office:value-type="float" office:value="103787" table:style-name="ce48">
            <text:p>103.787</text:p>
          </table:table-cell>
          <table:table-cell office:value-type="percentage" office:value="0.99870094878851445" table:style-name="ce49">
            <text:p>99,9%</text:p>
          </table:table-cell>
          <table:table-cell office:value-type="float" office:value="149739" table:style-name="ce48">
            <text:p>149.739</text:p>
          </table:table-cell>
          <table:table-cell office:value-type="percentage" office:value="0.97523788434359548" table:style-name="ce49">
            <text:p>97,5%</text:p>
          </table:table-cell>
          <table:table-cell office:value-type="float" office:value="209834" table:style-name="ce48">
            <text:p>209.834</text:p>
          </table:table-cell>
          <table:table-cell office:value-type="percentage" office:value="0.96208672049444532" table:style-name="ce49">
            <text:p>96,2%</text:p>
          </table:table-cell>
          <table:table-cell office:value-type="float" office:value="236678" table:style-name="ce48">
            <text:p>236.678</text:p>
          </table:table-cell>
          <table:table-cell office:value-type="percentage" office:value="0.93745742034634094" table:style-name="ce49">
            <text:p>93,7%</text:p>
          </table:table-cell>
          <table:table-cell office:value-type="float" office:value="174563" table:style-name="ce48">
            <text:p>174.563</text:p>
          </table:table-cell>
          <table:table-cell office:value-type="percentage" office:value="0.87687493093020685" table:style-name="ce49">
            <text:p>87,7%</text:p>
          </table:table-cell>
          <table:table-cell office:value-type="float" office:value="149863" table:style-name="ce48">
            <text:p>149.863</text:p>
          </table:table-cell>
          <table:table-cell office:value-type="percentage" office:value="0.86158365863894815" table:style-name="ce49">
            <text:p>86,2%</text:p>
          </table:table-cell>
          <table:table-cell office:value-type="float" office:value="131508" table:style-name="ce48">
            <text:p>131.508</text:p>
          </table:table-cell>
          <table:table-cell office:value-type="percentage" office:value="0.90935996017038223" table:style-name="ce49">
            <text:p>90,9%</text:p>
          </table:table-cell>
          <table:table-cell office:value-type="float" office:value="1228784" table:style-name="ce48">
            <text:p>1.228.784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258268354768548" table:style-name="ce49">
            <text:p>93,3%</text:p>
          </table:table-cell>
          <table:table-cell office:value-type="percentage" office:value="0.81210990062627386" table:style-name="ce49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579" table:style-name="ce48">
            <text:p>42.579</text:p>
          </table:table-cell>
          <table:table-cell office:value-type="percentage" office:value="1" table:style-name="ce49">
            <text:p>100,0%</text:p>
          </table:table-cell>
          <table:table-cell office:value-type="float" office:value="56010" table:style-name="ce48">
            <text:p>56.010</text:p>
          </table:table-cell>
          <table:table-cell office:value-type="percentage" office:value="0.9888771186440678" table:style-name="ce49">
            <text:p>98,9%</text:p>
          </table:table-cell>
          <table:table-cell office:value-type="float" office:value="72637" table:style-name="ce48">
            <text:p>72.637</text:p>
          </table:table-cell>
          <table:table-cell office:value-type="percentage" office:value="0.95991806528346768" table:style-name="ce49">
            <text:p>96,0%</text:p>
          </table:table-cell>
          <table:table-cell office:value-type="float" office:value="92544" table:style-name="ce48">
            <text:p>92.544</text:p>
          </table:table-cell>
          <table:table-cell office:value-type="percentage" office:value="0.94724559356383964" table:style-name="ce49">
            <text:p>94,7%</text:p>
          </table:table-cell>
          <table:table-cell office:value-type="float" office:value="96606" table:style-name="ce48">
            <text:p>96.606</text:p>
          </table:table-cell>
          <table:table-cell office:value-type="percentage" office:value="0.91376521665105981" table:style-name="ce49">
            <text:p>91,4%</text:p>
          </table:table-cell>
          <table:table-cell office:value-type="float" office:value="66050" table:style-name="ce48">
            <text:p>66.050</text:p>
          </table:table-cell>
          <table:table-cell office:value-type="percentage" office:value="0.86082185353647256" table:style-name="ce49">
            <text:p>86,1%</text:p>
          </table:table-cell>
          <table:table-cell office:value-type="float" office:value="60019" table:style-name="ce48">
            <text:p>60.019</text:p>
          </table:table-cell>
          <table:table-cell office:value-type="percentage" office:value="0.87234382721432513" table:style-name="ce49">
            <text:p>87,2%</text:p>
          </table:table-cell>
          <table:table-cell office:value-type="float" office:value="53021" table:style-name="ce48">
            <text:p>53.021</text:p>
          </table:table-cell>
          <table:table-cell office:value-type="percentage" office:value="0.92176770223048976" table:style-name="ce49">
            <text:p>92,2%</text:p>
          </table:table-cell>
          <table:table-cell office:value-type="float" office:value="539466" table:style-name="ce48">
            <text:p>539.466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2983484265065308" table:style-name="ce49">
            <text:p>93,0%</text:p>
          </table:table-cell>
          <table:table-cell office:value-type="percentage" office:value="0.82028847996058718" table:style-name="ce49">
            <text:p>82,0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4803" table:style-name="ce48">
            <text:p>164.803</text:p>
          </table:table-cell>
          <table:table-cell office:value-type="percentage" office:value="1" table:style-name="ce49">
            <text:p>100,0%</text:p>
          </table:table-cell>
          <table:table-cell office:value-type="float" office:value="214444" table:style-name="ce48">
            <text:p>214.444</text:p>
          </table:table-cell>
          <table:table-cell office:value-type="percentage" office:value="0.9911169037649169" table:style-name="ce49">
            <text:p>99,1%</text:p>
          </table:table-cell>
          <table:table-cell office:value-type="float" office:value="280316" table:style-name="ce48">
            <text:p>280.316</text:p>
          </table:table-cell>
          <table:table-cell office:value-type="percentage" office:value="0.98646199540404622" table:style-name="ce49">
            <text:p>98,6%</text:p>
          </table:table-cell>
          <table:table-cell office:value-type="float" office:value="327205" table:style-name="ce48">
            <text:p>327.205</text:p>
          </table:table-cell>
          <table:table-cell office:value-type="percentage" office:value="0.96959110075948163" table:style-name="ce49">
            <text:p>97,0%</text:p>
          </table:table-cell>
          <table:table-cell office:value-type="float" office:value="326648" table:style-name="ce48">
            <text:p>326.648</text:p>
          </table:table-cell>
          <table:table-cell office:value-type="percentage" office:value="0.9384710857773283" table:style-name="ce49">
            <text:p>93,8%</text:p>
          </table:table-cell>
          <table:table-cell office:value-type="float" office:value="212399" table:style-name="ce48">
            <text:p>212.399</text:p>
          </table:table-cell>
          <table:table-cell office:value-type="percentage" office:value="0.89380352220842885" table:style-name="ce49">
            <text:p>89,4%</text:p>
          </table:table-cell>
          <table:table-cell office:value-type="float" office:value="175748" table:style-name="ce48">
            <text:p>175.748</text:p>
          </table:table-cell>
          <table:table-cell office:value-type="percentage" office:value="0.88220264538312876" table:style-name="ce49">
            <text:p>88,2%</text:p>
          </table:table-cell>
          <table:table-cell office:value-type="float" office:value="160054" table:style-name="ce48">
            <text:p>160.054</text:p>
          </table:table-cell>
          <table:table-cell office:value-type="percentage" office:value="0.92614731189639909" table:style-name="ce49">
            <text:p>92,6%</text:p>
          </table:table-cell>
          <table:table-cell office:value-type="float" office:value="1861617" table:style-name="ce48">
            <text:p>1.861.617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5211054528493244" table:style-name="ce49">
            <text:p>95,2%</text:p>
          </table:table-cell>
          <table:table-cell office:value-type="percentage" office:value="0.85164471697802469" table:style-name="ce49">
            <text:p>85,2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404" table:style-name="ce48">
            <text:p>2.404</text:p>
          </table:table-cell>
          <table:table-cell office:value-type="percentage" office:value="0.84737398660556928" table:style-name="ce49">
            <text:p>84,7%</text:p>
          </table:table-cell>
          <table:table-cell office:value-type="float" office:value="3924" table:style-name="ce48">
            <text:p>3.924</text:p>
          </table:table-cell>
          <table:table-cell office:value-type="percentage" office:value="0.89100817438692093" table:style-name="ce49">
            <text:p>89,1%</text:p>
          </table:table-cell>
          <table:table-cell office:value-type="float" office:value="7700" table:style-name="ce48">
            <text:p>7.700</text:p>
          </table:table-cell>
          <table:table-cell office:value-type="percentage" office:value="0.92448072997958941" table:style-name="ce49">
            <text:p>92,4%</text:p>
          </table:table-cell>
          <table:table-cell office:value-type="float" office:value="10660" table:style-name="ce48">
            <text:p>10.660</text:p>
          </table:table-cell>
          <table:table-cell office:value-type="percentage" office:value="0.92238470191226096" table:style-name="ce49">
            <text:p>92,2%</text:p>
          </table:table-cell>
          <table:table-cell office:value-type="float" office:value="11274" table:style-name="ce48">
            <text:p>11.274</text:p>
          </table:table-cell>
          <table:table-cell office:value-type="percentage" office:value="0.91235736829327507" table:style-name="ce49">
            <text:p>91,2%</text:p>
          </table:table-cell>
          <table:table-cell office:value-type="float" office:value="9471" table:style-name="ce48">
            <text:p>9.471</text:p>
          </table:table-cell>
          <table:table-cell office:value-type="percentage" office:value="0.83086235634704797" table:style-name="ce49">
            <text:p>83,1%</text:p>
          </table:table-cell>
          <table:table-cell office:value-type="float" office:value="9536" table:style-name="ce48">
            <text:p>9.536</text:p>
          </table:table-cell>
          <table:table-cell office:value-type="percentage" office:value="0.87768062586286244" table:style-name="ce49">
            <text:p>87,8%</text:p>
          </table:table-cell>
          <table:table-cell office:value-type="float" office:value="9146" table:style-name="ce48">
            <text:p>9.146</text:p>
          </table:table-cell>
          <table:table-cell office:value-type="percentage" office:value="0.98545415364723632" table:style-name="ce49">
            <text:p>98,5%</text:p>
          </table:table-cell>
          <table:table-cell office:value-type="float" office:value="64115" table:style-name="ce48">
            <text:p>64.115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90265947711498118" table:style-name="ce49">
            <text:p>90,3%</text:p>
          </table:table-cell>
          <table:table-cell office:value-type="percentage" office:value="0.76768801561358768" table:style-name="ce49">
            <text:p>76,8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99" table:style-name="ce48">
            <text:p>2.099</text:p>
          </table:table-cell>
          <table:table-cell office:value-type="percentage" office:value="0.8359219434488252" table:style-name="ce49">
            <text:p>83,6%</text:p>
          </table:table-cell>
          <table:table-cell office:value-type="float" office:value="3435" table:style-name="ce48">
            <text:p>3.435</text:p>
          </table:table-cell>
          <table:table-cell office:value-type="percentage" office:value="0.90323428871943201" table:style-name="ce49">
            <text:p>90,3%</text:p>
          </table:table-cell>
          <table:table-cell office:value-type="float" office:value="7529" table:style-name="ce48">
            <text:p>7.529</text:p>
          </table:table-cell>
          <table:table-cell office:value-type="percentage" office:value="0.94053716427232981" table:style-name="ce49">
            <text:p>94,1%</text:p>
          </table:table-cell>
          <table:table-cell office:value-type="float" office:value="10182" table:style-name="ce48">
            <text:p>10.182</text:p>
          </table:table-cell>
          <table:table-cell office:value-type="percentage" office:value="0.94269049162114615" table:style-name="ce49">
            <text:p>94,3%</text:p>
          </table:table-cell>
          <table:table-cell office:value-type="float" office:value="10697" table:style-name="ce48">
            <text:p>10.697</text:p>
          </table:table-cell>
          <table:table-cell office:value-type="percentage" office:value="0.97930971344868623" table:style-name="ce49">
            <text:p>97,9%</text:p>
          </table:table-cell>
          <table:table-cell office:value-type="float" office:value="9313" table:style-name="ce48">
            <text:p>9.313</text:p>
          </table:table-cell>
          <table:table-cell office:value-type="percentage" office:value="0.85034696859021186" table:style-name="ce49">
            <text:p>85,0%</text:p>
          </table:table-cell>
          <table:table-cell office:value-type="float" office:value="9717" table:style-name="ce48">
            <text:p>9.717</text:p>
          </table:table-cell>
          <table:table-cell office:value-type="percentage" office:value="0.83115216833461636" table:style-name="ce49">
            <text:p>83,1%</text:p>
          </table:table-cell>
          <table:table-cell office:value-type="float" office:value="8828" table:style-name="ce48">
            <text:p>8.828</text:p>
          </table:table-cell>
          <table:table-cell office:value-type="percentage" office:value="0.92150313152400831" table:style-name="ce49">
            <text:p>92,2%</text:p>
          </table:table-cell>
          <table:table-cell office:value-type="float" office:value="61800" table:style-name="ce48">
            <text:p>61.800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90528227814724749" table:style-name="ce49">
            <text:p>90,5%</text:p>
          </table:table-cell>
          <table:table-cell office:value-type="percentage" office:value="0.73552164909190454" table:style-name="ce49">
            <text:p>73,6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30" table:style-name="ce48">
            <text:p>30</text:p>
          </table:table-cell>
          <table:table-cell office:value-type="string" table:style-name="ce49">
            <text:p>-</text:p>
          </table:table-cell>
          <table:table-cell office:value-type="float" office:value="20" table:style-name="ce48">
            <text:p>20</text:p>
          </table:table-cell>
          <table:table-cell office:value-type="string" table:style-name="ce49">
            <text:p>-</text:p>
          </table:table-cell>
          <table:table-cell office:value-type="float" office:value="3700" table:style-name="ce48">
            <text:p>3.700</text:p>
          </table:table-cell>
          <table:table-cell office:value-type="string" table:style-name="ce49">
            <text:p>-</text:p>
          </table:table-cell>
          <table:table-cell office:value-type="float" office:value="9675" table:style-name="ce48">
            <text:p>9.675</text:p>
          </table:table-cell>
          <table:table-cell office:value-type="string" table:style-name="ce49">
            <text:p>-</text:p>
          </table:table-cell>
          <table:table-cell office:value-type="float" office:value="22683" table:style-name="ce48">
            <text:p>22.683</text:p>
          </table:table-cell>
          <table:table-cell office:value-type="string" table:style-name="ce49">
            <text:p>-</text:p>
          </table:table-cell>
          <table:table-cell office:value-type="float" office:value="32669" table:style-name="ce48">
            <text:p>32.669</text:p>
          </table:table-cell>
          <table:table-cell office:value-type="string" table:style-name="ce49">
            <text:p>-</text:p>
          </table:table-cell>
          <table:table-cell office:value-type="float" office:value="25081" table:style-name="ce48">
            <text:p>25.081</text:p>
          </table:table-cell>
          <table:table-cell office:value-type="string" table:style-name="ce49">
            <text:p>-</text:p>
          </table:table-cell>
          <table:table-cell office:value-type="float" office:value="1231" table:style-name="ce48">
            <text:p>1.231</text:p>
          </table:table-cell>
          <table:table-cell office:value-type="string" table:style-name="ce49">
            <text:p>-</text:p>
          </table:table-cell>
          <table:table-cell office:value-type="float" office:value="95089" table:style-name="ce48">
            <text:p>95.089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0">
            <text:p>Sanidad Exterior</text:p>
          </table:table-cell>
          <table:table-cell office:value-type="float" office:value="33" table:style-name="ce51">
            <text:p>33</text:p>
          </table:table-cell>
          <table:table-cell office:value-type="string" table:style-name="ce52">
            <text:p>-</text:p>
          </table:table-cell>
          <table:table-cell office:value-type="float" office:value="52" table:style-name="ce51">
            <text:p>52</text:p>
          </table:table-cell>
          <table:table-cell office:value-type="string" table:style-name="ce52">
            <text:p>-</text:p>
          </table:table-cell>
          <table:table-cell office:value-type="float" office:value="321" table:style-name="ce51">
            <text:p>321</text:p>
          </table:table-cell>
          <table:table-cell office:value-type="string" table:style-name="ce52">
            <text:p>-</text:p>
          </table:table-cell>
          <table:table-cell office:value-type="float" office:value="928" table:style-name="ce51">
            <text:p>928</text:p>
          </table:table-cell>
          <table:table-cell office:value-type="string" table:style-name="ce52">
            <text:p>-</text:p>
          </table:table-cell>
          <table:table-cell office:value-type="float" office:value="1947" table:style-name="ce51">
            <text:p>1.947</text:p>
          </table:table-cell>
          <table:table-cell office:value-type="string" table:style-name="ce52">
            <text:p>-</text:p>
          </table:table-cell>
          <table:table-cell office:value-type="float" office:value="2409" table:style-name="ce51">
            <text:p>2.409</text:p>
          </table:table-cell>
          <table:table-cell office:value-type="string" table:style-name="ce52">
            <text:p>-</text:p>
          </table:table-cell>
          <table:table-cell office:value-type="float" office:value="2112" table:style-name="ce51">
            <text:p>2.112</text:p>
          </table:table-cell>
          <table:table-cell office:value-type="string" table:style-name="ce52">
            <text:p>-</text:p>
          </table:table-cell>
          <table:table-cell office:value-type="float" office:value="268" table:style-name="ce51">
            <text:p>268</text:p>
          </table:table-cell>
          <table:table-cell office:value-type="string" table:style-name="ce52">
            <text:p>-</text:p>
          </table:table-cell>
          <table:table-cell office:value-type="float" office:value="8070" table:style-name="ce51">
            <text:p>8.070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4" table:style-name="ce30"/>
          <table:table-cell table:number-columns-repeated="16339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50254" table:style-name="ce55">
            <text:p>2.950.254</text:p>
          </table:table-cell>
          <table:table-cell office:value-type="percentage" office:value="1" table:style-name="ce56">
            <text:p>100,0%</text:p>
          </table:table-cell>
          <table:table-cell office:value-type="float" office:value="3967626" table:style-name="ce55">
            <text:p>3.967.626</text:p>
          </table:table-cell>
          <table:table-cell office:value-type="percentage" office:value="0.99269345773862228" table:style-name="ce56">
            <text:p>99,3%</text:p>
          </table:table-cell>
          <table:table-cell office:value-type="float" office:value="5335701" table:style-name="ce55">
            <text:p>5.335.701</text:p>
          </table:table-cell>
          <table:table-cell office:value-type="percentage" office:value="0.96877821071017456" table:style-name="ce56">
            <text:p>96,9%</text:p>
          </table:table-cell>
          <table:table-cell office:value-type="float" office:value="6769790" table:style-name="ce55">
            <text:p>6.769.790</text:p>
          </table:table-cell>
          <table:table-cell office:value-type="percentage" office:value="0.94951775064189115" table:style-name="ce56">
            <text:p>95,0%</text:p>
          </table:table-cell>
          <table:table-cell office:value-type="float" office:value="7134451" table:style-name="ce55">
            <text:p>7.134.451</text:p>
          </table:table-cell>
          <table:table-cell office:value-type="percentage" office:value="0.91270643976415944" table:style-name="ce56">
            <text:p>91,3%</text:p>
          </table:table-cell>
          <table:table-cell office:value-type="float" office:value="5128219" table:style-name="ce55">
            <text:p>5.128.219</text:p>
          </table:table-cell>
          <table:table-cell office:value-type="percentage" office:value="0.86304303923581538" table:style-name="ce56">
            <text:p>86,3%</text:p>
          </table:table-cell>
          <table:table-cell office:value-type="float" office:value="4249299" table:style-name="ce55">
            <text:p>4.249.299</text:p>
          </table:table-cell>
          <table:table-cell office:value-type="percentage" office:value="0.86287103229599127" table:style-name="ce56">
            <text:p>86,3%</text:p>
          </table:table-cell>
          <table:table-cell office:value-type="float" office:value="3652624" table:style-name="ce55">
            <text:p>3.652.624</text:p>
          </table:table-cell>
          <table:table-cell office:value-type="percentage" office:value="0.91683203805658786" table:style-name="ce56">
            <text:p>91,7%</text:p>
          </table:table-cell>
          <table:table-cell office:value-type="float" office:value="39187964" table:style-name="ce55">
            <text:p>39.187.964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2895420989714528" table:style-name="ce56">
            <text:p>92,9%</text:p>
          </table:table-cell>
          <table:table-cell office:value-type="percentage" office:value="0.826773022895545" table:style-name="ce56">
            <text:p>82,7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3" table:default-cell-style-name="ce30"/>
        <table:table-column table:style-name="co4" table:number-columns-repeated="20" table:default-cell-style-name="ce30"/>
        <table:table-column table:style-name="co5" table:number-columns-repeated="16343" table:default-cell-style-name="ce30"/>
        <table:table-row table:style-name="ro8">
          <table:table-cell table:style-name="ce38"/>
          <table:table-cell office:value-type="string" table:style-name="ce39">
            <text:p>Personas pauta completa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pauta completa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pauta completa sobre Población a Vacunar INE</text:p>
          </table:table-cell>
          <table:table-cell office:value-type="string" table:style-name="ce42">
            <text:p>% pauta completa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0635" table:style-name="ce45">
            <text:p>430.635</text:p>
          </table:table-cell>
          <table:table-cell office:value-type="percentage" office:value="1" table:style-name="ce46">
            <text:p>100,0%</text:p>
          </table:table-cell>
          <table:table-cell office:value-type="float" office:value="652726" table:style-name="ce45">
            <text:p>652.726</text:p>
          </table:table-cell>
          <table:table-cell office:value-type="percentage" office:value="0.99755930939306736" table:style-name="ce46">
            <text:p>99,8%</text:p>
          </table:table-cell>
          <table:table-cell office:value-type="float" office:value="930789" table:style-name="ce45">
            <text:p>930.789</text:p>
          </table:table-cell>
          <table:table-cell office:value-type="percentage" office:value="0.9713638389153324" table:style-name="ce46">
            <text:p>97,1%</text:p>
          </table:table-cell>
          <table:table-cell office:value-type="float" office:value="1219773" table:style-name="ce45">
            <text:p>1.219.773</text:p>
          </table:table-cell>
          <table:table-cell office:value-type="percentage" office:value="0.94732954796981339" table:style-name="ce46">
            <text:p>94,7%</text:p>
          </table:table-cell>
          <table:table-cell office:value-type="float" office:value="1262432" table:style-name="ce45">
            <text:p>1.262.432</text:p>
          </table:table-cell>
          <table:table-cell office:value-type="percentage" office:value="0.9119404537626703" table:style-name="ce46">
            <text:p>91,2%</text:p>
          </table:table-cell>
          <table:table-cell office:value-type="float" office:value="945539" table:style-name="ce45">
            <text:p>945.539</text:p>
          </table:table-cell>
          <table:table-cell office:value-type="percentage" office:value="0.85819765051421659" table:style-name="ce46">
            <text:p>85,8%</text:p>
          </table:table-cell>
          <table:table-cell office:value-type="float" office:value="785362" table:style-name="ce45">
            <text:p>785.362</text:p>
          </table:table-cell>
          <table:table-cell office:value-type="percentage" office:value="0.84802054179192154" table:style-name="ce46">
            <text:p>84,8%</text:p>
          </table:table-cell>
          <table:table-cell office:value-type="float" office:value="694793" table:style-name="ce45">
            <text:p>694.793</text:p>
          </table:table-cell>
          <table:table-cell office:value-type="percentage" office:value="0.89900575276316363" table:style-name="ce46">
            <text:p>89,9%</text:p>
          </table:table-cell>
          <table:table-cell office:value-type="float" office:value="6922049" table:style-name="ce45">
            <text:p>6.922.049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2195583247480517" table:style-name="ce46">
            <text:p>92,2%</text:p>
          </table:table-cell>
          <table:table-cell office:value-type="percentage" office:value="0.81414635735596963" table:style-name="ce46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0509" table:style-name="ce48">
            <text:p>100.509</text:p>
          </table:table-cell>
          <table:table-cell office:value-type="percentage" office:value="1" table:style-name="ce49">
            <text:p>100,0%</text:p>
          </table:table-cell>
          <table:table-cell office:value-type="float" office:value="119191" table:style-name="ce48">
            <text:p>119.191</text:p>
          </table:table-cell>
          <table:table-cell office:value-type="percentage" office:value="0.99637199582027169" table:style-name="ce49">
            <text:p>99,6%</text:p>
          </table:table-cell>
          <table:table-cell office:value-type="float" office:value="154481" table:style-name="ce48">
            <text:p>154.481</text:p>
          </table:table-cell>
          <table:table-cell office:value-type="percentage" office:value="0.95766536482549125" table:style-name="ce49">
            <text:p>95,8%</text:p>
          </table:table-cell>
          <table:table-cell office:value-type="float" office:value="186805" table:style-name="ce48">
            <text:p>186.805</text:p>
          </table:table-cell>
          <table:table-cell office:value-type="percentage" office:value="0.92951684330994677" table:style-name="ce49">
            <text:p>93,0%</text:p>
          </table:table-cell>
          <table:table-cell office:value-type="float" office:value="189789" table:style-name="ce48">
            <text:p>189.789</text:p>
          </table:table-cell>
          <table:table-cell office:value-type="percentage" office:value="0.88837139634052154" table:style-name="ce49">
            <text:p>88,8%</text:p>
          </table:table-cell>
          <table:table-cell office:value-type="float" office:value="128527" table:style-name="ce48">
            <text:p>128.527</text:p>
          </table:table-cell>
          <table:table-cell office:value-type="percentage" office:value="0.81203325793856385" table:style-name="ce49">
            <text:p>81,2%</text:p>
          </table:table-cell>
          <table:table-cell office:value-type="float" office:value="106897" table:style-name="ce48">
            <text:p>106.897</text:p>
          </table:table-cell>
          <table:table-cell office:value-type="percentage" office:value="0.81726784813223441" table:style-name="ce49">
            <text:p>81,7%</text:p>
          </table:table-cell>
          <table:table-cell office:value-type="float" office:value="90720" table:style-name="ce48">
            <text:p>90.720</text:p>
          </table:table-cell>
          <table:table-cell office:value-type="percentage" office:value="0.84755738669805769" table:style-name="ce49">
            <text:p>84,8%</text:p>
          </table:table-cell>
          <table:table-cell office:value-type="float" office:value="1076919" table:style-name="ce48">
            <text:p>1.076.919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0542437918695684" table:style-name="ce49">
            <text:p>90,5%</text:p>
          </table:table-cell>
          <table:table-cell office:value-type="percentage" office:value="0.80902434242108034" table:style-name="ce49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8422" table:style-name="ce48">
            <text:p>88.422</text:p>
          </table:table-cell>
          <table:table-cell office:value-type="percentage" office:value="1" table:style-name="ce49">
            <text:p>100,0%</text:p>
          </table:table-cell>
          <table:table-cell office:value-type="float" office:value="114272" table:style-name="ce48">
            <text:p>114.272</text:p>
          </table:table-cell>
          <table:table-cell office:value-type="percentage" office:value="1" table:style-name="ce49">
            <text:p>100,0%</text:p>
          </table:table-cell>
          <table:table-cell office:value-type="float" office:value="148161" table:style-name="ce48">
            <text:p>148.161</text:p>
          </table:table-cell>
          <table:table-cell office:value-type="percentage" office:value="0.97480755312849532" table:style-name="ce49">
            <text:p>97,5%</text:p>
          </table:table-cell>
          <table:table-cell office:value-type="float" office:value="153326" table:style-name="ce48">
            <text:p>153.326</text:p>
          </table:table-cell>
          <table:table-cell office:value-type="percentage" office:value="0.94597212539254583" table:style-name="ce49">
            <text:p>94,6%</text:p>
          </table:table-cell>
          <table:table-cell office:value-type="float" office:value="151257" table:style-name="ce48">
            <text:p>151.257</text:p>
          </table:table-cell>
          <table:table-cell office:value-type="percentage" office:value="0.9116260848601736" table:style-name="ce49">
            <text:p>91,2%</text:p>
          </table:table-cell>
          <table:table-cell office:value-type="float" office:value="91259" table:style-name="ce48">
            <text:p>91.259</text:p>
          </table:table-cell>
          <table:table-cell office:value-type="percentage" office:value="0.84039192934957774" table:style-name="ce49">
            <text:p>84,0%</text:p>
          </table:table-cell>
          <table:table-cell office:value-type="float" office:value="66753" table:style-name="ce48">
            <text:p>66.753</text:p>
          </table:table-cell>
          <table:table-cell office:value-type="percentage" office:value="0.84239418490194595" table:style-name="ce49">
            <text:p>84,2%</text:p>
          </table:table-cell>
          <table:table-cell office:value-type="float" office:value="60935" table:style-name="ce48">
            <text:p>60.935</text:p>
          </table:table-cell>
          <table:table-cell office:value-type="percentage" office:value="0.93378386661762902" table:style-name="ce49">
            <text:p>93,4%</text:p>
          </table:table-cell>
          <table:table-cell office:value-type="float" office:value="874385" table:style-name="ce48">
            <text:p>874.385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3974723976755259" table:style-name="ce49">
            <text:p>94,0%</text:p>
          </table:table-cell>
          <table:table-cell office:value-type="percentage" office:value="0.86325846168731224" table:style-name="ce49">
            <text:p>86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373" table:style-name="ce48">
            <text:p>51.373</text:p>
          </table:table-cell>
          <table:table-cell office:value-type="percentage" office:value="0.95786176421233193" table:style-name="ce49">
            <text:p>95,8%</text:p>
          </table:table-cell>
          <table:table-cell office:value-type="float" office:value="79614" table:style-name="ce48">
            <text:p>79.614</text:p>
          </table:table-cell>
          <table:table-cell office:value-type="percentage" office:value="0.91264873787743306" table:style-name="ce49">
            <text:p>91,3%</text:p>
          </table:table-cell>
          <table:table-cell office:value-type="float" office:value="111716" table:style-name="ce48">
            <text:p>111.716</text:p>
          </table:table-cell>
          <table:table-cell office:value-type="percentage" office:value="0.87693986325779283" table:style-name="ce49">
            <text:p>87,7%</text:p>
          </table:table-cell>
          <table:table-cell office:value-type="float" office:value="152507" table:style-name="ce48">
            <text:p>152.507</text:p>
          </table:table-cell>
          <table:table-cell office:value-type="percentage" office:value="0.85915564368929853" table:style-name="ce49">
            <text:p>85,9%</text:p>
          </table:table-cell>
          <table:table-cell office:value-type="float" office:value="172155" table:style-name="ce48">
            <text:p>172.155</text:p>
          </table:table-cell>
          <table:table-cell office:value-type="percentage" office:value="0.79472170545140641" table:style-name="ce49">
            <text:p>79,5%</text:p>
          </table:table-cell>
          <table:table-cell office:value-type="float" office:value="132715" table:style-name="ce48">
            <text:p>132.715</text:p>
          </table:table-cell>
          <table:table-cell office:value-type="percentage" office:value="0.72109298168402636" table:style-name="ce49">
            <text:p>72,1%</text:p>
          </table:table-cell>
          <table:table-cell office:value-type="float" office:value="102169" table:style-name="ce48">
            <text:p>102.169</text:p>
          </table:table-cell>
          <table:table-cell office:value-type="percentage" office:value="0.74460145904542574" table:style-name="ce49">
            <text:p>74,5%</text:p>
          </table:table-cell>
          <table:table-cell office:value-type="float" office:value="80482" table:style-name="ce48">
            <text:p>80.482</text:p>
          </table:table-cell>
          <table:table-cell office:value-type="percentage" office:value="0.80857177302684458" table:style-name="ce49">
            <text:p>80,9%</text:p>
          </table:table-cell>
          <table:table-cell office:value-type="float" office:value="882731" table:style-name="ce48">
            <text:p>882.731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1493869479600478" table:style-name="ce49">
            <text:p>81,5%</text:p>
          </table:table-cell>
          <table:table-cell office:value-type="percentage" office:value="0.72368346621303115" table:style-name="ce49">
            <text:p>72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2620" table:style-name="ce48">
            <text:p>92.620</text:p>
          </table:table-cell>
          <table:table-cell office:value-type="percentage" office:value="0.92285924951674936" table:style-name="ce49">
            <text:p>92,3%</text:p>
          </table:table-cell>
          <table:table-cell office:value-type="float" office:value="151438" table:style-name="ce48">
            <text:p>151.438</text:p>
          </table:table-cell>
          <table:table-cell office:value-type="percentage" office:value="0.90439903013508838" table:style-name="ce49">
            <text:p>90,4%</text:p>
          </table:table-cell>
          <table:table-cell office:value-type="float" office:value="223486" table:style-name="ce48">
            <text:p>223.486</text:p>
          </table:table-cell>
          <table:table-cell office:value-type="percentage" office:value="0.88841803979249068" table:style-name="ce49">
            <text:p>88,8%</text:p>
          </table:table-cell>
          <table:table-cell office:value-type="float" office:value="322300" table:style-name="ce48">
            <text:p>322.300</text:p>
          </table:table-cell>
          <table:table-cell office:value-type="percentage" office:value="0.87522776831854709" table:style-name="ce49">
            <text:p>87,5%</text:p>
          </table:table-cell>
          <table:table-cell office:value-type="float" office:value="319945" table:style-name="ce48">
            <text:p>319.945</text:p>
          </table:table-cell>
          <table:table-cell office:value-type="percentage" office:value="0.81182679742708164" table:style-name="ce49">
            <text:p>81,2%</text:p>
          </table:table-cell>
          <table:table-cell office:value-type="float" office:value="231397" table:style-name="ce48">
            <text:p>231.397</text:p>
          </table:table-cell>
          <table:table-cell office:value-type="percentage" office:value="0.73961363156919024" table:style-name="ce49">
            <text:p>74,0%</text:p>
          </table:table-cell>
          <table:table-cell office:value-type="float" office:value="188615" table:style-name="ce48">
            <text:p>188.615</text:p>
          </table:table-cell>
          <table:table-cell office:value-type="percentage" office:value="0.74062221454346977" table:style-name="ce49">
            <text:p>74,1%</text:p>
          </table:table-cell>
          <table:table-cell office:value-type="float" office:value="156749" table:style-name="ce48">
            <text:p>156.749</text:p>
          </table:table-cell>
          <table:table-cell office:value-type="percentage" office:value="0.85067158711638124" table:style-name="ce49">
            <text:p>85,1%</text:p>
          </table:table-cell>
          <table:table-cell office:value-type="float" office:value="1686550" table:style-name="ce48">
            <text:p>1.686.550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2937753532925529" table:style-name="ce49">
            <text:p>82,9%</text:p>
          </table:table-cell>
          <table:table-cell office:value-type="percentage" office:value="0.75145842773625904" table:style-name="ce49">
            <text:p>75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251" table:style-name="ce48">
            <text:p>42.251</text:p>
          </table:table-cell>
          <table:table-cell office:value-type="percentage" office:value="1" table:style-name="ce49">
            <text:p>100,0%</text:p>
          </table:table-cell>
          <table:table-cell office:value-type="float" office:value="56065" table:style-name="ce48">
            <text:p>56.065</text:p>
          </table:table-cell>
          <table:table-cell office:value-type="percentage" office:value="1" table:style-name="ce49">
            <text:p>100,0%</text:p>
          </table:table-cell>
          <table:table-cell office:value-type="float" office:value="77026" table:style-name="ce48">
            <text:p>77.026</text:p>
          </table:table-cell>
          <table:table-cell office:value-type="percentage" office:value="0.97185106678274469" table:style-name="ce49">
            <text:p>97,2%</text:p>
          </table:table-cell>
          <table:table-cell office:value-type="float" office:value="84876" table:style-name="ce48">
            <text:p>84.876</text:p>
          </table:table-cell>
          <table:table-cell office:value-type="percentage" office:value="0.93301088270858523" table:style-name="ce49">
            <text:p>93,3%</text:p>
          </table:table-cell>
          <table:table-cell office:value-type="float" office:value="88959" table:style-name="ce48">
            <text:p>88.959</text:p>
          </table:table-cell>
          <table:table-cell office:value-type="percentage" office:value="0.91346805495656458" table:style-name="ce49">
            <text:p>91,3%</text:p>
          </table:table-cell>
          <table:table-cell office:value-type="float" office:value="56230" table:style-name="ce48">
            <text:p>56.230</text:p>
          </table:table-cell>
          <table:table-cell office:value-type="percentage" office:value="0.83727925191339825" table:style-name="ce49">
            <text:p>83,7%</text:p>
          </table:table-cell>
          <table:table-cell office:value-type="float" office:value="42674" table:style-name="ce48">
            <text:p>42.674</text:p>
          </table:table-cell>
          <table:table-cell office:value-type="percentage" office:value="0.83883395907455827" table:style-name="ce49">
            <text:p>83,9%</text:p>
          </table:table-cell>
          <table:table-cell office:value-type="float" office:value="41732" table:style-name="ce48">
            <text:p>41.732</text:p>
          </table:table-cell>
          <table:table-cell office:value-type="percentage" office:value="0.92158205065918775" table:style-name="ce49">
            <text:p>92,2%</text:p>
          </table:table-cell>
          <table:table-cell office:value-type="float" office:value="489813" table:style-name="ce48">
            <text:p>489.813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2932710003756669" table:style-name="ce49">
            <text:p>92,9%</text:p>
          </table:table-cell>
          <table:table-cell office:value-type="percentage" office:value="0.83921666052719501" table:style-name="ce49">
            <text:p>83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8038" table:style-name="ce48">
            <text:p>228.038</text:p>
          </table:table-cell>
          <table:table-cell office:value-type="percentage" office:value="1" table:style-name="ce49">
            <text:p>100,0%</text:p>
          </table:table-cell>
          <table:table-cell office:value-type="float" office:value="250559" table:style-name="ce48">
            <text:p>250.559</text:p>
          </table:table-cell>
          <table:table-cell office:value-type="percentage" office:value="1" table:style-name="ce49">
            <text:p>100,0%</text:p>
          </table:table-cell>
          <table:table-cell office:value-type="float" office:value="322620" table:style-name="ce48">
            <text:p>322.620</text:p>
          </table:table-cell>
          <table:table-cell office:value-type="percentage" office:value="0.98587288345358037" table:style-name="ce49">
            <text:p>98,6%</text:p>
          </table:table-cell>
          <table:table-cell office:value-type="float" office:value="353525" table:style-name="ce48">
            <text:p>353.525</text:p>
          </table:table-cell>
          <table:table-cell office:value-type="percentage" office:value="0.92739301631938886" table:style-name="ce49">
            <text:p>92,7%</text:p>
          </table:table-cell>
          <table:table-cell office:value-type="float" office:value="321870" table:style-name="ce48">
            <text:p>321.870</text:p>
          </table:table-cell>
          <table:table-cell office:value-type="percentage" office:value="0.89358193458115165" table:style-name="ce49">
            <text:p>89,4%</text:p>
          </table:table-cell>
          <table:table-cell office:value-type="float" office:value="214222" table:style-name="ce48">
            <text:p>214.222</text:p>
          </table:table-cell>
          <table:table-cell office:value-type="percentage" office:value="0.82742504886018653" table:style-name="ce49">
            <text:p>82,7%</text:p>
          </table:table-cell>
          <table:table-cell office:value-type="float" office:value="175329" table:style-name="ce48">
            <text:p>175.329</text:p>
          </table:table-cell>
          <table:table-cell office:value-type="percentage" office:value="0.8278866176533084" table:style-name="ce49">
            <text:p>82,8%</text:p>
          </table:table-cell>
          <table:table-cell office:value-type="float" office:value="146900" table:style-name="ce48">
            <text:p>146.900</text:p>
          </table:table-cell>
          <table:table-cell office:value-type="percentage" office:value="0.87337542658057765" table:style-name="ce49">
            <text:p>87,3%</text:p>
          </table:table-cell>
          <table:table-cell office:value-type="float" office:value="2013063" table:style-name="ce48">
            <text:p>2.013.063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2676100948875972" table:style-name="ce49">
            <text:p>92,7%</text:p>
          </table:table-cell>
          <table:table-cell office:value-type="percentage" office:value="0.84346839438895282" table:style-name="ce49">
            <text:p>84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6953" table:style-name="ce48">
            <text:p>136.953</text:p>
          </table:table-cell>
          <table:table-cell office:value-type="percentage" office:value="1" table:style-name="ce49">
            <text:p>100,0%</text:p>
          </table:table-cell>
          <table:table-cell office:value-type="float" office:value="157899" table:style-name="ce48">
            <text:p>157.899</text:p>
          </table:table-cell>
          <table:table-cell office:value-type="percentage" office:value="1" table:style-name="ce49">
            <text:p>100,0%</text:p>
          </table:table-cell>
          <table:table-cell office:value-type="float" office:value="220086" table:style-name="ce48">
            <text:p>220.086</text:p>
          </table:table-cell>
          <table:table-cell office:value-type="percentage" office:value="0.9651709439191678" table:style-name="ce49">
            <text:p>96,5%</text:p>
          </table:table-cell>
          <table:table-cell office:value-type="float" office:value="283742" table:style-name="ce48">
            <text:p>283.742</text:p>
          </table:table-cell>
          <table:table-cell office:value-type="percentage" office:value="0.91116127768483046" table:style-name="ce49">
            <text:p>91,1%</text:p>
          </table:table-cell>
          <table:table-cell office:value-type="float" office:value="283720" table:style-name="ce48">
            <text:p>283.720</text:p>
          </table:table-cell>
          <table:table-cell office:value-type="percentage" office:value="0.85798700257952532" table:style-name="ce49">
            <text:p>85,8%</text:p>
          </table:table-cell>
          <table:table-cell office:value-type="float" office:value="203828" table:style-name="ce48">
            <text:p>203.828</text:p>
          </table:table-cell>
          <table:table-cell office:value-type="percentage" office:value="0.7907942161233128" table:style-name="ce49">
            <text:p>79,1%</text:p>
          </table:table-cell>
          <table:table-cell office:value-type="float" office:value="171572" table:style-name="ce48">
            <text:p>171.572</text:p>
          </table:table-cell>
          <table:table-cell office:value-type="percentage" office:value="0.78346240958573832" table:style-name="ce49">
            <text:p>78,3%</text:p>
          </table:table-cell>
          <table:table-cell office:value-type="float" office:value="151781" table:style-name="ce48">
            <text:p>151.781</text:p>
          </table:table-cell>
          <table:table-cell office:value-type="percentage" office:value="0.85358460431007332" table:style-name="ce49">
            <text:p>85,4%</text:p>
          </table:table-cell>
          <table:table-cell office:value-type="float" office:value="1609581" table:style-name="ce48">
            <text:p>1.609.581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88629312993576281" table:style-name="ce49">
            <text:p>88,6%</text:p>
          </table:table-cell>
          <table:table-cell office:value-type="percentage" office:value="0.78567656063292224" table:style-name="ce49">
            <text:p>78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55434" table:style-name="ce48">
            <text:p>455.434</text:p>
          </table:table-cell>
          <table:table-cell office:value-type="percentage" office:value="1" table:style-name="ce49">
            <text:p>100,0%</text:p>
          </table:table-cell>
          <table:table-cell office:value-type="float" office:value="618115" table:style-name="ce48">
            <text:p>618.115</text:p>
          </table:table-cell>
          <table:table-cell office:value-type="percentage" office:value="0.97228251978808811" table:style-name="ce49">
            <text:p>97,2%</text:p>
          </table:table-cell>
          <table:table-cell office:value-type="float" office:value="798548" table:style-name="ce48">
            <text:p>798.548</text:p>
          </table:table-cell>
          <table:table-cell office:value-type="percentage" office:value="0.93673077735183297" table:style-name="ce49">
            <text:p>93,7%</text:p>
          </table:table-cell>
          <table:table-cell office:value-type="float" office:value="1035664" table:style-name="ce48">
            <text:p>1.035.664</text:p>
          </table:table-cell>
          <table:table-cell office:value-type="percentage" office:value="0.94374253349504877" table:style-name="ce49">
            <text:p>94,4%</text:p>
          </table:table-cell>
          <table:table-cell office:value-type="float" office:value="1149648" table:style-name="ce48">
            <text:p>1.149.648</text:p>
          </table:table-cell>
          <table:table-cell office:value-type="percentage" office:value="0.90131004366812228" table:style-name="ce49">
            <text:p>90,1%</text:p>
          </table:table-cell>
          <table:table-cell office:value-type="float" office:value="809640" table:style-name="ce48">
            <text:p>809.640</text:p>
          </table:table-cell>
          <table:table-cell office:value-type="percentage" office:value="0.83759212437463015" table:style-name="ce49">
            <text:p>83,8%</text:p>
          </table:table-cell>
          <table:table-cell office:value-type="float" office:value="673539" table:style-name="ce48">
            <text:p>673.539</text:p>
          </table:table-cell>
          <table:table-cell office:value-type="percentage" office:value="0.81242363237878579" table:style-name="ce49">
            <text:p>81,2%</text:p>
          </table:table-cell>
          <table:table-cell office:value-type="float" office:value="572425" table:style-name="ce48">
            <text:p>572.425</text:p>
          </table:table-cell>
          <table:table-cell office:value-type="percentage" office:value="0.85263113993472983" table:style-name="ce49">
            <text:p>85,3%</text:p>
          </table:table-cell>
          <table:table-cell office:value-type="float" office:value="6113013" table:style-name="ce48">
            <text:p>6.113.013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0130342972280963" table:style-name="ce49">
            <text:p>90,1%</text:p>
          </table:table-cell>
          <table:table-cell office:value-type="percentage" office:value="0.79687281856040992" table:style-name="ce49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5086" table:style-name="ce48">
            <text:p>295.086</text:p>
          </table:table-cell>
          <table:table-cell office:value-type="percentage" office:value="1" table:style-name="ce49">
            <text:p>100,0%</text:p>
          </table:table-cell>
          <table:table-cell office:value-type="float" office:value="434895" table:style-name="ce48">
            <text:p>434.895</text:p>
          </table:table-cell>
          <table:table-cell office:value-type="percentage" office:value="0.98890116786727789" table:style-name="ce49">
            <text:p>98,9%</text:p>
          </table:table-cell>
          <table:table-cell office:value-type="float" office:value="572415" table:style-name="ce48">
            <text:p>572.415</text:p>
          </table:table-cell>
          <table:table-cell office:value-type="percentage" office:value="0.95859429949425601" table:style-name="ce49">
            <text:p>95,9%</text:p>
          </table:table-cell>
          <table:table-cell office:value-type="float" office:value="717890" table:style-name="ce48">
            <text:p>717.890</text:p>
          </table:table-cell>
          <table:table-cell office:value-type="percentage" office:value="0.94174703789604042" table:style-name="ce49">
            <text:p>94,2%</text:p>
          </table:table-cell>
          <table:table-cell office:value-type="float" office:value="759373" table:style-name="ce48">
            <text:p>759.373</text:p>
          </table:table-cell>
          <table:table-cell office:value-type="percentage" office:value="0.90323804630062454" table:style-name="ce49">
            <text:p>90,3%</text:p>
          </table:table-cell>
          <table:table-cell office:value-type="float" office:value="519031" table:style-name="ce48">
            <text:p>519.031</text:p>
          </table:table-cell>
          <table:table-cell office:value-type="percentage" office:value="0.84543613917751637" table:style-name="ce49">
            <text:p>84,5%</text:p>
          </table:table-cell>
          <table:table-cell office:value-type="float" office:value="435416" table:style-name="ce48">
            <text:p>435.416</text:p>
          </table:table-cell>
          <table:table-cell office:value-type="percentage" office:value="0.84913987280921577" table:style-name="ce49">
            <text:p>84,9%</text:p>
          </table:table-cell>
          <table:table-cell office:value-type="float" office:value="390041" table:style-name="ce48">
            <text:p>390.041</text:p>
          </table:table-cell>
          <table:table-cell office:value-type="percentage" office:value="0.90126834408194667" table:style-name="ce49">
            <text:p>90,1%</text:p>
          </table:table-cell>
          <table:table-cell office:value-type="float" office:value="4124147" table:style-name="ce48">
            <text:p>4.124.147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1810399138384324" table:style-name="ce49">
            <text:p>91,8%</text:p>
          </table:table-cell>
          <table:table-cell office:value-type="percentage" office:value="0.81714092107361835" table:style-name="ce49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7657" table:style-name="ce48">
            <text:p>77.657</text:p>
          </table:table-cell>
          <table:table-cell office:value-type="percentage" office:value="1" table:style-name="ce49">
            <text:p>100,0%</text:p>
          </table:table-cell>
          <table:table-cell office:value-type="float" office:value="95736" table:style-name="ce48">
            <text:p>95.736</text:p>
          </table:table-cell>
          <table:table-cell office:value-type="percentage" office:value="1" table:style-name="ce49">
            <text:p>100,0%</text:p>
          </table:table-cell>
          <table:table-cell office:value-type="float" office:value="132518" table:style-name="ce48">
            <text:p>132.518</text:p>
          </table:table-cell>
          <table:table-cell office:value-type="percentage" office:value="1.014026093277729" table:style-name="ce49">
            <text:p>101,4%</text:p>
          </table:table-cell>
          <table:table-cell office:value-type="float" office:value="161395" table:style-name="ce48">
            <text:p>161.395</text:p>
          </table:table-cell>
          <table:table-cell office:value-type="percentage" office:value="0.96095336195245096" table:style-name="ce49">
            <text:p>96,1%</text:p>
          </table:table-cell>
          <table:table-cell office:value-type="float" office:value="145813" table:style-name="ce48">
            <text:p>145.813</text:p>
          </table:table-cell>
          <table:table-cell office:value-type="percentage" office:value="0.92558526305098521" table:style-name="ce49">
            <text:p>92,6%</text:p>
          </table:table-cell>
          <table:table-cell office:value-type="float" office:value="112795" table:style-name="ce48">
            <text:p>112.795</text:p>
          </table:table-cell>
          <table:table-cell office:value-type="percentage" office:value="0.86870966251290027" table:style-name="ce49">
            <text:p>86,9%</text:p>
          </table:table-cell>
          <table:table-cell office:value-type="float" office:value="93051" table:style-name="ce48">
            <text:p>93.051</text:p>
          </table:table-cell>
          <table:table-cell office:value-type="percentage" office:value="0.8270758892859047" table:style-name="ce49">
            <text:p>82,7%</text:p>
          </table:table-cell>
          <table:table-cell office:value-type="float" office:value="78350" table:style-name="ce48">
            <text:p>78.350</text:p>
          </table:table-cell>
          <table:table-cell office:value-type="percentage" office:value="0.91413970528182575" table:style-name="ce49">
            <text:p>91,4%</text:p>
          </table:table-cell>
          <table:table-cell office:value-type="float" office:value="897315" table:style-name="ce48">
            <text:p>897.315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4465148596153237" table:style-name="ce49">
            <text:p>94,5%</text:p>
          </table:table-cell>
          <table:table-cell office:value-type="percentage" office:value="0.84812462015559564" table:style-name="ce49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1608" table:style-name="ce48">
            <text:p>241.608</text:p>
          </table:table-cell>
          <table:table-cell office:value-type="percentage" office:value="1" table:style-name="ce49">
            <text:p>100,0%</text:p>
          </table:table-cell>
          <table:table-cell office:value-type="float" office:value="291233" table:style-name="ce48">
            <text:p>291.233</text:p>
          </table:table-cell>
          <table:table-cell office:value-type="percentage" office:value="0.99741086136806523" table:style-name="ce49">
            <text:p>99,7%</text:p>
          </table:table-cell>
          <table:table-cell office:value-type="float" office:value="347536" table:style-name="ce48">
            <text:p>347.536</text:p>
          </table:table-cell>
          <table:table-cell office:value-type="percentage" office:value="0.9829451926938676" table:style-name="ce49">
            <text:p>98,3%</text:p>
          </table:table-cell>
          <table:table-cell office:value-type="float" office:value="392198" table:style-name="ce48">
            <text:p>392.198</text:p>
          </table:table-cell>
          <table:table-cell office:value-type="percentage" office:value="0.9584506353861193" table:style-name="ce49">
            <text:p>95,8%</text:p>
          </table:table-cell>
          <table:table-cell office:value-type="float" office:value="410275" table:style-name="ce48">
            <text:p>410.275</text:p>
          </table:table-cell>
          <table:table-cell office:value-type="percentage" office:value="0.92646955877670567" table:style-name="ce49">
            <text:p>92,6%</text:p>
          </table:table-cell>
          <table:table-cell office:value-type="float" office:value="266091" table:style-name="ce48">
            <text:p>266.091</text:p>
          </table:table-cell>
          <table:table-cell office:value-type="percentage" office:value="0.86225769447630896" table:style-name="ce49">
            <text:p>86,2%</text:p>
          </table:table-cell>
          <table:table-cell office:value-type="float" office:value="200986" table:style-name="ce48">
            <text:p>200.986</text:p>
          </table:table-cell>
          <table:table-cell office:value-type="percentage" office:value="0.8724789678853283" table:style-name="ce49">
            <text:p>87,2%</text:p>
          </table:table-cell>
          <table:table-cell office:value-type="float" office:value="173810" table:style-name="ce48">
            <text:p>173.810</text:p>
          </table:table-cell>
          <table:table-cell office:value-type="percentage" office:value="0.94799938912645088" table:style-name="ce49">
            <text:p>94,8%</text:p>
          </table:table-cell>
          <table:table-cell office:value-type="float" office:value="2323737" table:style-name="ce48">
            <text:p>2.323.737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4609806414733444" table:style-name="ce49">
            <text:p>94,6%</text:p>
          </table:table-cell>
          <table:table-cell office:value-type="percentage" office:value="0.86164028305342921" table:style-name="ce49">
            <text:p>86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262" table:style-name="ce48">
            <text:p>23.262</text:p>
          </table:table-cell>
          <table:table-cell office:value-type="percentage" office:value="1" table:style-name="ce49">
            <text:p>100,0%</text:p>
          </table:table-cell>
          <table:table-cell office:value-type="float" office:value="28653" table:style-name="ce48">
            <text:p>28.653</text:p>
          </table:table-cell>
          <table:table-cell office:value-type="percentage" office:value="1" table:style-name="ce49">
            <text:p>100,0%</text:p>
          </table:table-cell>
          <table:table-cell office:value-type="float" office:value="38084" table:style-name="ce48">
            <text:p>38.084</text:p>
          </table:table-cell>
          <table:table-cell office:value-type="percentage" office:value="0.986274408245714" table:style-name="ce49">
            <text:p>98,6%</text:p>
          </table:table-cell>
          <table:table-cell office:value-type="float" office:value="45305" table:style-name="ce48">
            <text:p>45.305</text:p>
          </table:table-cell>
          <table:table-cell office:value-type="percentage" office:value="0.95378947368421052" table:style-name="ce49">
            <text:p>95,4%</text:p>
          </table:table-cell>
          <table:table-cell office:value-type="float" office:value="47647" table:style-name="ce48">
            <text:p>47.647</text:p>
          </table:table-cell>
          <table:table-cell office:value-type="percentage" office:value="0.92117778980743947" table:style-name="ce49">
            <text:p>92,1%</text:p>
          </table:table-cell>
          <table:table-cell office:value-type="float" office:value="31699" table:style-name="ce48">
            <text:p>31.699</text:p>
          </table:table-cell>
          <table:table-cell office:value-type="percentage" office:value="0.85589696511502322" table:style-name="ce49">
            <text:p>85,6%</text:p>
          </table:table-cell>
          <table:table-cell office:value-type="float" office:value="24683" table:style-name="ce48">
            <text:p>24.683</text:p>
          </table:table-cell>
          <table:table-cell office:value-type="percentage" office:value="0.81823907710667643" table:style-name="ce49">
            <text:p>81,8%</text:p>
          </table:table-cell>
          <table:table-cell office:value-type="float" office:value="23009" table:style-name="ce48">
            <text:p>23.009</text:p>
          </table:table-cell>
          <table:table-cell office:value-type="percentage" office:value="0.8854723879161055" table:style-name="ce49">
            <text:p>88,5%</text:p>
          </table:table-cell>
          <table:table-cell office:value-type="float" office:value="262342" table:style-name="ce48">
            <text:p>262.342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3201269011187338" table:style-name="ce49">
            <text:p>93,2%</text:p>
          </table:table-cell>
          <table:table-cell office:value-type="percentage" office:value="0.82973407216233996" table:style-name="ce49">
            <text:p>83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2882" table:style-name="ce48">
            <text:p>372.882</text:p>
          </table:table-cell>
          <table:table-cell office:value-type="percentage" office:value="1" table:style-name="ce49">
            <text:p>100,0%</text:p>
          </table:table-cell>
          <table:table-cell office:value-type="float" office:value="511598" table:style-name="ce48">
            <text:p>511.598</text:p>
          </table:table-cell>
          <table:table-cell office:value-type="percentage" office:value="0.97068209847263065" table:style-name="ce49">
            <text:p>97,1%</text:p>
          </table:table-cell>
          <table:table-cell office:value-type="float" office:value="683811" table:style-name="ce48">
            <text:p>683.811</text:p>
          </table:table-cell>
          <table:table-cell office:value-type="percentage" office:value="0.94913374547857055" table:style-name="ce49">
            <text:p>94,9%</text:p>
          </table:table-cell>
          <table:table-cell office:value-type="float" office:value="944276" table:style-name="ce48">
            <text:p>944.276</text:p>
          </table:table-cell>
          <table:table-cell office:value-type="percentage" office:value="0.95404638907047068" table:style-name="ce49">
            <text:p>95,4%</text:p>
          </table:table-cell>
          <table:table-cell office:value-type="float" office:value="1035399" table:style-name="ce48">
            <text:p>1.035.399</text:p>
          </table:table-cell>
          <table:table-cell office:value-type="percentage" office:value="0.89564830761751613" table:style-name="ce49">
            <text:p>89,6%</text:p>
          </table:table-cell>
          <table:table-cell office:value-type="float" office:value="756008" table:style-name="ce48">
            <text:p>756.008</text:p>
          </table:table-cell>
          <table:table-cell office:value-type="percentage" office:value="0.83922188525427266" table:style-name="ce49">
            <text:p>83,9%</text:p>
          </table:table-cell>
          <table:table-cell office:value-type="float" office:value="608941" table:style-name="ce48">
            <text:p>608.941</text:p>
          </table:table-cell>
          <table:table-cell office:value-type="percentage" office:value="0.82786378214060907" table:style-name="ce49">
            <text:p>82,8%</text:p>
          </table:table-cell>
          <table:table-cell office:value-type="float" office:value="468930" table:style-name="ce48">
            <text:p>468.930</text:p>
          </table:table-cell>
          <table:table-cell office:value-type="percentage" office:value="0.8216175491467218" table:style-name="ce49">
            <text:p>82,2%</text:p>
          </table:table-cell>
          <table:table-cell office:value-type="float" office:value="5381845" table:style-name="ce48">
            <text:p>5.381.845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0134448562932135" table:style-name="ce49">
            <text:p>90,1%</text:p>
          </table:table-cell>
          <table:table-cell office:value-type="percentage" office:value="0.79662256055068303" table:style-name="ce49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2446" table:style-name="ce48">
            <text:p>72.446</text:p>
          </table:table-cell>
          <table:table-cell office:value-type="percentage" office:value="1" table:style-name="ce49">
            <text:p>100,0%</text:p>
          </table:table-cell>
          <table:table-cell office:value-type="float" office:value="103048" table:style-name="ce48">
            <text:p>103.048</text:p>
          </table:table-cell>
          <table:table-cell office:value-type="percentage" office:value="0.99158984623082702" table:style-name="ce49">
            <text:p>99,2%</text:p>
          </table:table-cell>
          <table:table-cell office:value-type="float" office:value="147954" table:style-name="ce48">
            <text:p>147.954</text:p>
          </table:table-cell>
          <table:table-cell office:value-type="percentage" office:value="0.96361232504673022" table:style-name="ce49">
            <text:p>96,4%</text:p>
          </table:table-cell>
          <table:table-cell office:value-type="float" office:value="207354" table:style-name="ce48">
            <text:p>207.354</text:p>
          </table:table-cell>
          <table:table-cell office:value-type="percentage" office:value="0.95071594613554145" table:style-name="ce49">
            <text:p>95,1%</text:p>
          </table:table-cell>
          <table:table-cell office:value-type="float" office:value="231608" table:style-name="ce48">
            <text:p>231.608</text:p>
          </table:table-cell>
          <table:table-cell office:value-type="percentage" office:value="0.91737566741131549" table:style-name="ce49">
            <text:p>91,7%</text:p>
          </table:table-cell>
          <table:table-cell office:value-type="float" office:value="167965" table:style-name="ce48">
            <text:p>167.965</text:p>
          </table:table-cell>
          <table:table-cell office:value-type="percentage" office:value="0.84373147673729365" table:style-name="ce49">
            <text:p>84,4%</text:p>
          </table:table-cell>
          <table:table-cell office:value-type="float" office:value="141870" table:style-name="ce48">
            <text:p>141.870</text:p>
          </table:table-cell>
          <table:table-cell office:value-type="percentage" office:value="0.81563076710800908" table:style-name="ce49">
            <text:p>81,6%</text:p>
          </table:table-cell>
          <table:table-cell office:value-type="float" office:value="123465" table:style-name="ce48">
            <text:p>123.465</text:p>
          </table:table-cell>
          <table:table-cell office:value-type="percentage" office:value="0.85374370747358519" table:style-name="ce49">
            <text:p>85,4%</text:p>
          </table:table-cell>
          <table:table-cell office:value-type="float" office:value="1195710" table:style-name="ce48">
            <text:p>1.195.710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0748125019922377" table:style-name="ce49">
            <text:p>90,7%</text:p>
          </table:table-cell>
          <table:table-cell office:value-type="percentage" office:value="0.7902511175909207" table:style-name="ce49">
            <text:p>79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300" table:style-name="ce48">
            <text:p>42.300</text:p>
          </table:table-cell>
          <table:table-cell office:value-type="percentage" office:value="1" table:style-name="ce49">
            <text:p>100,0%</text:p>
          </table:table-cell>
          <table:table-cell office:value-type="float" office:value="55896" table:style-name="ce48">
            <text:p>55.896</text:p>
          </table:table-cell>
          <table:table-cell office:value-type="percentage" office:value="0.98686440677966103" table:style-name="ce49">
            <text:p>98,7%</text:p>
          </table:table-cell>
          <table:table-cell office:value-type="float" office:value="72267" table:style-name="ce48">
            <text:p>72.267</text:p>
          </table:table-cell>
          <table:table-cell office:value-type="percentage" office:value="0.95502841284524909" table:style-name="ce49">
            <text:p>95,5%</text:p>
          </table:table-cell>
          <table:table-cell office:value-type="float" office:value="92191" table:style-name="ce48">
            <text:p>92.191</text:p>
          </table:table-cell>
          <table:table-cell office:value-type="percentage" office:value="0.94363241826854183" table:style-name="ce49">
            <text:p>94,4%</text:p>
          </table:table-cell>
          <table:table-cell office:value-type="float" office:value="95953" table:style-name="ce48">
            <text:p>95.953</text:p>
          </table:table-cell>
          <table:table-cell office:value-type="percentage" office:value="0.90758869876942572" table:style-name="ce49">
            <text:p>90,8%</text:p>
          </table:table-cell>
          <table:table-cell office:value-type="float" office:value="65255" table:style-name="ce48">
            <text:p>65.255</text:p>
          </table:table-cell>
          <table:table-cell office:value-type="percentage" office:value="0.85046071237732801" table:style-name="ce49">
            <text:p>85,0%</text:p>
          </table:table-cell>
          <table:table-cell office:value-type="float" office:value="58781" table:style-name="ce48">
            <text:p>58.781</text:p>
          </table:table-cell>
          <table:table-cell office:value-type="percentage" office:value="0.85435016423941168" table:style-name="ce49">
            <text:p>85,4%</text:p>
          </table:table-cell>
          <table:table-cell office:value-type="float" office:value="51977" table:style-name="ce48">
            <text:p>51.977</text:p>
          </table:table-cell>
          <table:table-cell office:value-type="percentage" office:value="0.9036178091479633" table:style-name="ce49">
            <text:p>90,4%</text:p>
          </table:table-cell>
          <table:table-cell office:value-type="float" office:value="534620" table:style-name="ce48">
            <text:p>534.620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2148217603684413" table:style-name="ce49">
            <text:p>92,1%</text:p>
          </table:table-cell>
          <table:table-cell office:value-type="percentage" office:value="0.81291986363650182" table:style-name="ce49">
            <text:p>81,3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2733" table:style-name="ce48">
            <text:p>162.733</text:p>
          </table:table-cell>
          <table:table-cell office:value-type="percentage" office:value="1.0201033060441558" table:style-name="ce49">
            <text:p>102,0%</text:p>
          </table:table-cell>
          <table:table-cell office:value-type="float" office:value="213259" table:style-name="ce48">
            <text:p>213.259</text:p>
          </table:table-cell>
          <table:table-cell office:value-type="percentage" office:value="0.98564007283954036" table:style-name="ce49">
            <text:p>98,6%</text:p>
          </table:table-cell>
          <table:table-cell office:value-type="float" office:value="275682" table:style-name="ce48">
            <text:p>275.682</text:p>
          </table:table-cell>
          <table:table-cell office:value-type="percentage" office:value="0.97015445360585295" table:style-name="ce49">
            <text:p>97,0%</text:p>
          </table:table-cell>
          <table:table-cell office:value-type="float" office:value="324376" table:style-name="ce48">
            <text:p>324.376</text:p>
          </table:table-cell>
          <table:table-cell office:value-type="percentage" office:value="0.96120805886205174" table:style-name="ce49">
            <text:p>96,1%</text:p>
          </table:table-cell>
          <table:table-cell office:value-type="float" office:value="322687" table:style-name="ce48">
            <text:p>322.687</text:p>
          </table:table-cell>
          <table:table-cell office:value-type="percentage" office:value="0.92709099475958445" table:style-name="ce49">
            <text:p>92,7%</text:p>
          </table:table-cell>
          <table:table-cell office:value-type="float" office:value="207864" table:style-name="ce48">
            <text:p>207.864</text:p>
          </table:table-cell>
          <table:table-cell office:value-type="percentage" office:value="0.87471963305068701" table:style-name="ce49">
            <text:p>87,5%</text:p>
          </table:table-cell>
          <table:table-cell office:value-type="float" office:value="171470" table:style-name="ce48">
            <text:p>171.470</text:p>
          </table:table-cell>
          <table:table-cell office:value-type="percentage" office:value="0.86072835880832266" table:style-name="ce49">
            <text:p>86,1%</text:p>
          </table:table-cell>
          <table:table-cell office:value-type="float" office:value="155375" table:style-name="ce48">
            <text:p>155.375</text:p>
          </table:table-cell>
          <table:table-cell office:value-type="percentage" office:value="0.89907242921703301" table:style-name="ce49">
            <text:p>89,9%</text:p>
          </table:table-cell>
          <table:table-cell office:value-type="float" office:value="1833446" table:style-name="ce48">
            <text:p>1.833.446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377026911606835" table:style-name="ce49">
            <text:p>93,8%</text:p>
          </table:table-cell>
          <table:table-cell office:value-type="percentage" office:value="0.83875716635832798" table:style-name="ce49">
            <text:p>83,9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387" table:style-name="ce48">
            <text:p>2.387</text:p>
          </table:table-cell>
          <table:table-cell office:value-type="percentage" office:value="0.84138174127599574" table:style-name="ce49">
            <text:p>84,1%</text:p>
          </table:table-cell>
          <table:table-cell office:value-type="float" office:value="3885" table:style-name="ce48">
            <text:p>3.885</text:p>
          </table:table-cell>
          <table:table-cell office:value-type="percentage" office:value="0.88215258855585832" table:style-name="ce49">
            <text:p>88,2%</text:p>
          </table:table-cell>
          <table:table-cell office:value-type="float" office:value="7581" table:style-name="ce48">
            <text:p>7.581</text:p>
          </table:table-cell>
          <table:table-cell office:value-type="percentage" office:value="0.91019330051626846" table:style-name="ce49">
            <text:p>91,0%</text:p>
          </table:table-cell>
          <table:table-cell office:value-type="float" office:value="10536" table:style-name="ce48">
            <text:p>10.536</text:p>
          </table:table-cell>
          <table:table-cell office:value-type="percentage" office:value="0.91165527385999823" table:style-name="ce49">
            <text:p>91,2%</text:p>
          </table:table-cell>
          <table:table-cell office:value-type="float" office:value="11075" table:style-name="ce48">
            <text:p>11.075</text:p>
          </table:table-cell>
          <table:table-cell office:value-type="percentage" office:value="0.89625313587440314" table:style-name="ce49">
            <text:p>89,6%</text:p>
          </table:table-cell>
          <table:table-cell office:value-type="float" office:value="9118" table:style-name="ce48">
            <text:p>9.118</text:p>
          </table:table-cell>
          <table:table-cell office:value-type="percentage" office:value="0.79989472760768487" table:style-name="ce49">
            <text:p>80,0%</text:p>
          </table:table-cell>
          <table:table-cell office:value-type="float" office:value="8820" table:style-name="ce48">
            <text:p>8.820</text:p>
          </table:table-cell>
          <table:table-cell office:value-type="percentage" office:value="0.81178094799815925" table:style-name="ce49">
            <text:p>81,2%</text:p>
          </table:table-cell>
          <table:table-cell office:value-type="float" office:value="8293" table:style-name="ce48">
            <text:p>8.293</text:p>
          </table:table-cell>
          <table:table-cell office:value-type="percentage" office:value="0.89354595409977378" table:style-name="ce49">
            <text:p>89,4%</text:p>
          </table:table-cell>
          <table:table-cell office:value-type="float" office:value="61695" table:style-name="ce48">
            <text:p>61.695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8685888862295682" table:style-name="ce49">
            <text:p>86,9%</text:p>
          </table:table-cell>
          <table:table-cell office:value-type="percentage" office:value="0.73871187901864288" table:style-name="ce49">
            <text:p>73,9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52" table:style-name="ce48">
            <text:p>2.052</text:p>
          </table:table-cell>
          <table:table-cell office:value-type="percentage" office:value="0.81720430107526887" table:style-name="ce49">
            <text:p>81,7%</text:p>
          </table:table-cell>
          <table:table-cell office:value-type="float" office:value="3370" table:style-name="ce48">
            <text:p>3.370</text:p>
          </table:table-cell>
          <table:table-cell office:value-type="percentage" office:value="0.88614251906389696" table:style-name="ce49">
            <text:p>88,6%</text:p>
          </table:table-cell>
          <table:table-cell office:value-type="float" office:value="7382" table:style-name="ce48">
            <text:p>7.382</text:p>
          </table:table-cell>
          <table:table-cell office:value-type="percentage" office:value="0.92217364147407865" table:style-name="ce49">
            <text:p>92,2%</text:p>
          </table:table-cell>
          <table:table-cell office:value-type="float" office:value="10003" table:style-name="ce48">
            <text:p>10.003</text:p>
          </table:table-cell>
          <table:table-cell office:value-type="percentage" office:value="0.92611795204147762" table:style-name="ce49">
            <text:p>92,6%</text:p>
          </table:table-cell>
          <table:table-cell office:value-type="float" office:value="10484" table:style-name="ce48">
            <text:p>10.484</text:p>
          </table:table-cell>
          <table:table-cell office:value-type="percentage" office:value="0.95980957612377549" table:style-name="ce49">
            <text:p>96,0%</text:p>
          </table:table-cell>
          <table:table-cell office:value-type="float" office:value="8978" table:style-name="ce48">
            <text:p>8.978</text:p>
          </table:table-cell>
          <table:table-cell office:value-type="percentage" office:value="0.81975894813732653" table:style-name="ce49">
            <text:p>82,0%</text:p>
          </table:table-cell>
          <table:table-cell office:value-type="float" office:value="8981" table:style-name="ce48">
            <text:p>8.981</text:p>
          </table:table-cell>
          <table:table-cell office:value-type="percentage" office:value="0.76819775895988363" table:style-name="ce49">
            <text:p>76,8%</text:p>
          </table:table-cell>
          <table:table-cell office:value-type="float" office:value="8210" table:style-name="ce48">
            <text:p>8.210</text:p>
          </table:table-cell>
          <table:table-cell office:value-type="percentage" office:value="0.85699373695198333" table:style-name="ce49">
            <text:p>85,7%</text:p>
          </table:table-cell>
          <table:table-cell office:value-type="float" office:value="59460" table:style-name="ce48">
            <text:p>59.460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87100459965429355" table:style-name="ce49">
            <text:p>87,1%</text:p>
          </table:table-cell>
          <table:table-cell office:value-type="percentage" office:value="0.70767180024279353" table:style-name="ce49">
            <text:p>70,8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22" table:style-name="ce48">
            <text:p>22</text:p>
          </table:table-cell>
          <table:table-cell office:value-type="string" table:style-name="ce49">
            <text:p>-</text:p>
          </table:table-cell>
          <table:table-cell office:value-type="float" office:value="19" table:style-name="ce48">
            <text:p>19</text:p>
          </table:table-cell>
          <table:table-cell office:value-type="string" table:style-name="ce49">
            <text:p>-</text:p>
          </table:table-cell>
          <table:table-cell office:value-type="float" office:value="3583" table:style-name="ce48">
            <text:p>3.583</text:p>
          </table:table-cell>
          <table:table-cell office:value-type="string" table:style-name="ce49">
            <text:p>-</text:p>
          </table:table-cell>
          <table:table-cell office:value-type="float" office:value="9294" table:style-name="ce48">
            <text:p>9.294</text:p>
          </table:table-cell>
          <table:table-cell office:value-type="string" table:style-name="ce49">
            <text:p>-</text:p>
          </table:table-cell>
          <table:table-cell office:value-type="float" office:value="21669" table:style-name="ce48">
            <text:p>21.669</text:p>
          </table:table-cell>
          <table:table-cell office:value-type="string" table:style-name="ce49">
            <text:p>-</text:p>
          </table:table-cell>
          <table:table-cell office:value-type="float" office:value="31406" table:style-name="ce48">
            <text:p>31.406</text:p>
          </table:table-cell>
          <table:table-cell office:value-type="string" table:style-name="ce49">
            <text:p>-</text:p>
          </table:table-cell>
          <table:table-cell office:value-type="float" office:value="23799" table:style-name="ce48">
            <text:p>23.799</text:p>
          </table:table-cell>
          <table:table-cell office:value-type="string" table:style-name="ce49">
            <text:p>-</text:p>
          </table:table-cell>
          <table:table-cell office:value-type="float" office:value="1269" table:style-name="ce48">
            <text:p>1.269</text:p>
          </table:table-cell>
          <table:table-cell office:value-type="string" table:style-name="ce49">
            <text:p>-</text:p>
          </table:table-cell>
          <table:table-cell office:value-type="float" office:value="91061" table:style-name="ce48">
            <text:p>91.061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8">
            <text:p>Sanidad Exterior</text:p>
          </table:table-cell>
          <table:table-cell office:value-type="float" office:value="30" table:style-name="ce51">
            <text:p>30</text:p>
          </table:table-cell>
          <table:table-cell office:value-type="string" table:style-name="ce52">
            <text:p>-</text:p>
          </table:table-cell>
          <table:table-cell office:value-type="float" office:value="48" table:style-name="ce51">
            <text:p>48</text:p>
          </table:table-cell>
          <table:table-cell office:value-type="string" table:style-name="ce52">
            <text:p>-</text:p>
          </table:table-cell>
          <table:table-cell office:value-type="float" office:value="289" table:style-name="ce51">
            <text:p>289</text:p>
          </table:table-cell>
          <table:table-cell office:value-type="string" table:style-name="ce52">
            <text:p>-</text:p>
          </table:table-cell>
          <table:table-cell office:value-type="float" office:value="879" table:style-name="ce51">
            <text:p>879</text:p>
          </table:table-cell>
          <table:table-cell office:value-type="string" table:style-name="ce52">
            <text:p>-</text:p>
          </table:table-cell>
          <table:table-cell office:value-type="float" office:value="1827" table:style-name="ce51">
            <text:p>1.827</text:p>
          </table:table-cell>
          <table:table-cell office:value-type="string" table:style-name="ce52">
            <text:p>-</text:p>
          </table:table-cell>
          <table:table-cell office:value-type="float" office:value="2242" table:style-name="ce51">
            <text:p>2.242</text:p>
          </table:table-cell>
          <table:table-cell office:value-type="string" table:style-name="ce52">
            <text:p>-</text:p>
          </table:table-cell>
          <table:table-cell office:value-type="float" office:value="2000" table:style-name="ce51">
            <text:p>2.000</text:p>
          </table:table-cell>
          <table:table-cell office:value-type="string" table:style-name="ce52">
            <text:p>-</text:p>
          </table:table-cell>
          <table:table-cell office:value-type="float" office:value="245" table:style-name="ce51">
            <text:p>245</text:p>
          </table:table-cell>
          <table:table-cell office:value-type="string" table:style-name="ce52">
            <text:p>-</text:p>
          </table:table-cell>
          <table:table-cell office:value-type="float" office:value="7560" table:style-name="ce51">
            <text:p>7.560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0" table:style-name="ce30"/>
          <table:table-cell table:number-columns-repeated="16343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18700" table:style-name="ce55">
            <text:p>2.918.700</text:p>
          </table:table-cell>
          <table:table-cell office:value-type="percentage" office:value="1" table:style-name="ce56">
            <text:p>100,0%</text:p>
          </table:table-cell>
          <table:table-cell office:value-type="float" office:value="3941519" table:style-name="ce55">
            <text:p>3.941.519</text:p>
          </table:table-cell>
          <table:table-cell office:value-type="percentage" office:value="0.98616152955255276" table:style-name="ce56">
            <text:p>98,6%</text:p>
          </table:table-cell>
          <table:table-cell office:value-type="float" office:value="5276015" table:style-name="ce55">
            <text:p>5.276.015</text:p>
          </table:table-cell>
          <table:table-cell office:value-type="percentage" office:value="0.9579413035663058" table:style-name="ce56">
            <text:p>95,8%</text:p>
          </table:table-cell>
          <table:table-cell office:value-type="float" office:value="6708215" table:style-name="ce55">
            <text:p>6.708.215</text:p>
          </table:table-cell>
          <table:table-cell office:value-type="percentage" office:value="0.94088135933643346" table:style-name="ce56">
            <text:p>94,1%</text:p>
          </table:table-cell>
          <table:table-cell office:value-type="float" office:value="7033585" table:style-name="ce55">
            <text:p>7.033.585</text:p>
          </table:table-cell>
          <table:table-cell office:value-type="percentage" office:value="0.8998027071919894" table:style-name="ce56">
            <text:p>90,0%</text:p>
          </table:table-cell>
          <table:table-cell office:value-type="float" office:value="4991809" table:style-name="ce55">
            <text:p>4.991.809</text:p>
          </table:table-cell>
          <table:table-cell office:value-type="percentage" office:value="0.84008619964254583" table:style-name="ce56">
            <text:p>84,0%</text:p>
          </table:table-cell>
          <table:table-cell office:value-type="float" office:value="4091708" table:style-name="ce55">
            <text:p>4.091.708</text:p>
          </table:table-cell>
          <table:table-cell office:value-type="percentage" office:value="0.83087029315041516" table:style-name="ce56">
            <text:p>83,1%</text:p>
          </table:table-cell>
          <table:table-cell office:value-type="float" office:value="3479491" table:style-name="ce55">
            <text:p>3.479.491</text:p>
          </table:table-cell>
          <table:table-cell office:value-type="percentage" office:value="0.87337454523913627" table:style-name="ce56">
            <text:p>87,3%</text:p>
          </table:table-cell>
          <table:table-cell office:value-type="float" office:value="38441042" table:style-name="ce55">
            <text:p>38.441.042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1124835673353632" table:style-name="ce56">
            <text:p>91,1%</text:p>
          </table:table-cell>
          <table:table-cell office:value-type="percentage" office:value="0.81101474160777032" table:style-name="ce56">
            <text:p>81,1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2" table:default-cell-style-name="ce1"/>
        <table:table-column table:style-name="co5" table:number-columns-repeated="5" table:default-cell-style-name="ce1"/>
        <table:table-column table:style-name="co12" table:default-cell-style-name="ce1"/>
        <table:table-column table:style-name="co5" table:number-columns-repeated="16368" table:default-cell-style-name="ce1"/>
        <table:table-row table:style-name="ro10">
          <table:table-cell table:number-columns-spanned="1" table:number-rows-spanned="2" table:style-name="ce70"/>
          <table:table-cell office:value-type="string" table:number-columns-spanned="2" table:number-rows-spanned="1" table:style-name="ce71">
            <text:p><text:s/>Mayores de 70 años</text:p>
          </table:table-cell>
          <table:covered-table-cell/>
          <table:table-cell office:value-type="string" table:number-columns-spanned="2" table:number-rows-spanned="1" table:style-name="ce71">
            <text:p>60-69 años</text:p>
          </table:table-cell>
          <table:covered-table-cell/>
          <table:table-cell office:value-type="string" table:number-columns-spanned="2" table:number-rows-spanned="1" table:style-name="ce71">
            <text:p>50-59 años</text:p>
          </table:table-cell>
          <table:covered-table-cell/>
          <table:table-cell office:value-type="string" table:number-columns-spanned="2" table:number-rows-spanned="1" table:style-name="ce71">
            <text:p>40-49 años</text:p>
          </table:table-cell>
          <table:covered-table-cell/>
          <table:table-cell office:value-type="string" table:number-columns-spanned="2" table:number-rows-spanned="1" table:style-name="ce71">
            <text:p>30-39 años</text:p>
          </table:table-cell>
          <table:covered-table-cell/>
          <table:table-cell office:value-type="string" table:number-columns-spanned="2" table:number-rows-spanned="1" table:style-name="ce72">
            <text:p>20-29 años</text:p>
          </table:table-cell>
          <table:covered-table-cell/>
          <table:table-cell office:value-type="string" table:number-columns-spanned="2" table:number-rows-spanned="1" table:style-name="ce73">
            <text:p><text:s/>Janssen</text:p>
          </table:table-cell>
          <table:covered-table-cell/>
          <table:table-cell office:value-type="string" table:number-columns-spanned="2" table:number-rows-spanned="1" table:style-name="ce73">
            <text:p>Astrazeneca</text:p>
          </table:table-cell>
          <table:covered-table-cell/>
          <table:table-cell table:number-columns-repeated="16367"/>
        </table:table-row>
        <table:table-row table:style-name="ro11">
          <table:covered-table-cell/>
          <table:table-cell office:value-type="string" table:style-name="ce59">
            <text:p>Nº Personas &gt; 70 años con <text:s/>dosis de recuerdo</text:p>
          </table:table-cell>
          <table:table-cell office:value-type="string" table:style-name="ce59">
            <text:p>% Dosis de recuerdo en &gt; 70 años</text:p>
          </table:table-cell>
          <table:table-cell office:value-type="string" table:style-name="ce59">
            <text:p>Nº Personas 60-69 años con <text:s/>dosis de recuerdo</text:p>
          </table:table-cell>
          <table:table-cell office:value-type="string" table:style-name="ce59">
            <text:p>% Dosis de recuerdo en 60-69 años</text:p>
          </table:table-cell>
          <table:table-cell office:value-type="string" table:style-name="ce59">
            <text:p>Nº Personas 50-59 años con <text:s/>dosis de recuerdo</text:p>
          </table:table-cell>
          <table:table-cell office:value-type="string" table:style-name="ce59">
            <text:p>% Dosis de recuerdo en 50-59 años</text:p>
          </table:table-cell>
          <table:table-cell office:value-type="string" table:style-name="ce59">
            <text:p>Nº Personas 40-49 años con <text:s/>dosis de recuerdo</text:p>
          </table:table-cell>
          <table:table-cell office:value-type="string" table:style-name="ce59">
            <text:p>% Dosis de recuerdo en 40-49 años</text:p>
          </table:table-cell>
          <table:table-cell office:value-type="string" table:style-name="ce59">
            <text:p>Nº Personas 30-39 años con <text:s/>dosis de recuerdo</text:p>
          </table:table-cell>
          <table:table-cell office:value-type="string" table:style-name="ce59">
            <text:p>% Dosis de recuerdo en 30-39 años</text:p>
          </table:table-cell>
          <table:table-cell office:value-type="string" table:style-name="ce59">
            <text:p>Nº Personas 20-29 años con <text:s/>dosis de recuerdo</text:p>
          </table:table-cell>
          <table:table-cell office:value-type="string" table:style-name="ce59">
            <text:p>% Dosis de recuerdo en 20-29 años</text:p>
          </table:table-cell>
          <table:table-cell office:value-type="string" table:style-name="ce59">
            <text:p>Nº Personas vacunadas con Dosis Adicionales</text:p>
          </table:table-cell>
          <table:table-cell office:value-type="string" table:style-name="ce60">
            <text:p>% Dosis Adicionales en vacunados con Janssen</text:p>
          </table:table-cell>
          <table:table-cell office:value-type="string" table:style-name="ce59">
            <text:p>Nº Personas vacunadas con Dosis Adicionales</text:p>
          </table:table-cell>
          <table:table-cell office:value-type="string" table:style-name="ce60">
            <text:p>% Dosis Adicionales en vacunados con Astrazeneca</text:p>
          </table:table-cell>
          <table:table-cell table:number-columns-repeated="16367"/>
        </table:table-row>
        <table:table-row table:style-name="ro5">
          <table:table-cell office:value-type="string" table:style-name="ce61">
            <text:p>Andalucía</text:p>
          </table:table-cell>
          <table:table-cell office:value-type="float" office:value="997948" table:style-name="ce62">
            <text:p>997.948</text:p>
          </table:table-cell>
          <table:table-cell office:value-type="percentage" office:value="0.92115924424083939" table:style-name="ce63">
            <text:p>92,1%</text:p>
          </table:table-cell>
          <table:table-cell office:value-type="float" office:value="865028" table:style-name="ce62">
            <text:p>865.028</text:p>
          </table:table-cell>
          <table:table-cell office:value-type="percentage" office:value="0.92934918655033527" table:style-name="ce63">
            <text:p>92,9%</text:p>
          </table:table-cell>
          <table:table-cell office:value-type="float" office:value="861001" table:style-name="ce62">
            <text:p>861.001</text:p>
          </table:table-cell>
          <table:table-cell office:value-type="percentage" office:value="0.70586986267116913" table:style-name="ce63">
            <text:p>70,6%</text:p>
          </table:table-cell>
          <table:table-cell office:value-type="float" office:value="672652" table:style-name="ce62">
            <text:p>672.652</text:p>
          </table:table-cell>
          <table:table-cell office:value-type="percentage" office:value="0.53282236191731513" table:style-name="ce63">
            <text:p>53,3%</text:p>
          </table:table-cell>
          <table:table-cell office:value-type="float" office:value="353766" table:style-name="ce62">
            <text:p>353.766</text:p>
          </table:table-cell>
          <table:table-cell office:value-type="percentage" office:value="0.37414215595549205" table:style-name="ce63">
            <text:p>37,4%</text:p>
          </table:table-cell>
          <table:table-cell office:value-type="float" office:value="233070" table:style-name="ce62">
            <text:p>233.070</text:p>
          </table:table-cell>
          <table:table-cell office:value-type="percentage" office:value="0.29676760525719348" table:style-name="ce63">
            <text:p>29,7%</text:p>
          </table:table-cell>
          <table:table-cell office:value-type="float" office:value="207170" table:style-name="ce62">
            <text:p>207.170</text:p>
          </table:table-cell>
          <table:table-cell office:value-type="percentage" office:value="0.65032866443580839" table:style-name="ce46">
            <text:p>65,0%</text:p>
          </table:table-cell>
          <table:table-cell office:value-type="float" office:value="749386" table:style-name="ce62">
            <text:p>749.386</text:p>
          </table:table-cell>
          <table:table-cell office:value-type="percentage" office:value="0.86632416897683051" table:style-name="ce46">
            <text:p>86,6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Aragón</text:p>
          </table:table-cell>
          <table:table-cell office:value-type="float" office:value="201599" table:style-name="ce7">
            <text:p>201.599</text:p>
          </table:table-cell>
          <table:table-cell office:value-type="percentage" office:value="0.91761037778789256" table:style-name="ce49">
            <text:p>91,8%</text:p>
          </table:table-cell>
          <table:table-cell office:value-type="float" office:value="142556" table:style-name="ce7">
            <text:p>142.556</text:p>
          </table:table-cell>
          <table:table-cell office:value-type="percentage" office:value="0.92280604087234031" table:style-name="ce49">
            <text:p>92,3%</text:p>
          </table:table-cell>
          <table:table-cell office:value-type="float" office:value="133685" table:style-name="ce7">
            <text:p>133.685</text:p>
          </table:table-cell>
          <table:table-cell office:value-type="percentage" office:value="0.71563930301651457" table:style-name="ce49">
            <text:p>71,6%</text:p>
          </table:table-cell>
          <table:table-cell office:value-type="float" office:value="101638" table:style-name="ce7">
            <text:p>101.638</text:p>
          </table:table-cell>
          <table:table-cell office:value-type="percentage" office:value="0.53553156400002111" table:style-name="ce49">
            <text:p>53,6%</text:p>
          </table:table-cell>
          <table:table-cell office:value-type="float" office:value="48393" table:style-name="ce7">
            <text:p>48.393</text:p>
          </table:table-cell>
          <table:table-cell office:value-type="percentage" office:value="0.37652010861531038" table:style-name="ce49">
            <text:p>37,7%</text:p>
          </table:table-cell>
          <table:table-cell office:value-type="float" office:value="35353" table:style-name="ce7">
            <text:p>35.353</text:p>
          </table:table-cell>
          <table:table-cell office:value-type="percentage" office:value="0.33072022601195544" table:style-name="ce49">
            <text:p>33,1%</text:p>
          </table:table-cell>
          <table:table-cell office:value-type="float" office:value="37146" table:style-name="ce7">
            <text:p>37.146</text:p>
          </table:table-cell>
          <table:table-cell office:value-type="percentage" office:value="0.63159505551493722" table:style-name="ce49">
            <text:p>63,2%</text:p>
          </table:table-cell>
          <table:table-cell office:value-type="float" office:value="118225" table:style-name="ce7">
            <text:p>118.225</text:p>
          </table:table-cell>
          <table:table-cell office:value-type="percentage" office:value="0.87561750568438512" table:style-name="ce49">
            <text:p>87,6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Asturias<text:s/></text:p>
          </table:table-cell>
          <table:table-cell office:value-type="float" office:value="191857" table:style-name="ce7">
            <text:p>191.857</text:p>
          </table:table-cell>
          <table:table-cell office:value-type="percentage" office:value="0.94653517124335207" table:style-name="ce49">
            <text:p>94,7%</text:p>
          </table:table-cell>
          <table:table-cell office:value-type="float" office:value="142250" table:style-name="ce7">
            <text:p>142.250</text:p>
          </table:table-cell>
          <table:table-cell office:value-type="percentage" office:value="0.96010421095969922" table:style-name="ce49">
            <text:p>96,0%</text:p>
          </table:table-cell>
          <table:table-cell office:value-type="float" office:value="143849" table:style-name="ce7">
            <text:p>143.849</text:p>
          </table:table-cell>
          <table:table-cell office:value-type="percentage" office:value="0.93819052215540744" table:style-name="ce49">
            <text:p>93,8%</text:p>
          </table:table-cell>
          <table:table-cell office:value-type="float" office:value="123927" table:style-name="ce7">
            <text:p>123.927</text:p>
          </table:table-cell>
          <table:table-cell office:value-type="percentage" office:value="0.81931414744441577" table:style-name="ce49">
            <text:p>81,9%</text:p>
          </table:table-cell>
          <table:table-cell office:value-type="float" office:value="57643" table:style-name="ce7">
            <text:p>57.643</text:p>
          </table:table-cell>
          <table:table-cell office:value-type="percentage" office:value="0.63164181067072833" table:style-name="ce49">
            <text:p>63,2%</text:p>
          </table:table-cell>
          <table:table-cell office:value-type="float" office:value="39441" table:style-name="ce7">
            <text:p>39.441</text:p>
          </table:table-cell>
          <table:table-cell office:value-type="percentage" office:value="0.59084984944496877" table:style-name="ce49">
            <text:p>59,1%</text:p>
          </table:table-cell>
          <table:table-cell office:value-type="float" office:value="41688" table:style-name="ce7">
            <text:p>41.688</text:p>
          </table:table-cell>
          <table:table-cell office:value-type="percentage" office:value="0.91967614551390942" table:style-name="ce49">
            <text:p>92,0%</text:p>
          </table:table-cell>
          <table:table-cell office:value-type="float" office:value="113803" table:style-name="ce7">
            <text:p>113.803</text:p>
          </table:table-cell>
          <table:table-cell office:value-type="percentage" office:value="0.96785249568389986" table:style-name="ce49">
            <text:p>96,8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Baleares</text:p>
          </table:table-cell>
          <table:table-cell office:value-type="float" office:value="119985" table:style-name="ce7">
            <text:p>119.985</text:p>
          </table:table-cell>
          <table:table-cell office:value-type="percentage" office:value="0.91600693198561689" table:style-name="ce49">
            <text:p>91,6%</text:p>
          </table:table-cell>
          <table:table-cell office:value-type="float" office:value="97410" table:style-name="ce7">
            <text:p>97.410</text:p>
          </table:table-cell>
          <table:table-cell office:value-type="percentage" office:value="0.87194314153746999" table:style-name="ce49">
            <text:p>87,2%</text:p>
          </table:table-cell>
          <table:table-cell office:value-type="float" office:value="101627" table:style-name="ce7">
            <text:p>101.627</text:p>
          </table:table-cell>
          <table:table-cell office:value-type="percentage" office:value="0.66637596962762369" table:style-name="ce49">
            <text:p>66,6%</text:p>
          </table:table-cell>
          <table:table-cell office:value-type="float" office:value="76165" table:style-name="ce7">
            <text:p>76.165</text:p>
          </table:table-cell>
          <table:table-cell office:value-type="percentage" office:value="0.44242107403212222" table:style-name="ce49">
            <text:p>44,2%</text:p>
          </table:table-cell>
          <table:table-cell office:value-type="float" office:value="33991" table:style-name="ce7">
            <text:p>33.991</text:p>
          </table:table-cell>
          <table:table-cell office:value-type="percentage" office:value="0.25612025769506086" table:style-name="ce49">
            <text:p>25,6%</text:p>
          </table:table-cell>
          <table:table-cell office:value-type="float" office:value="22309" table:style-name="ce7">
            <text:p>22.309</text:p>
          </table:table-cell>
          <table:table-cell office:value-type="percentage" office:value="0.21835390382601377" table:style-name="ce49">
            <text:p>21,8%</text:p>
          </table:table-cell>
          <table:table-cell office:value-type="float" office:value="35545" table:style-name="ce7">
            <text:p>35.545</text:p>
          </table:table-cell>
          <table:table-cell office:value-type="percentage" office:value="0.69682415212703397" table:style-name="ce49">
            <text:p>69,7%</text:p>
          </table:table-cell>
          <table:table-cell office:value-type="float" office:value="100543" table:style-name="ce7">
            <text:p>100.543</text:p>
          </table:table-cell>
          <table:table-cell office:value-type="percentage" office:value="0.83827048298746887" table:style-name="ce49">
            <text:p>83,8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narias</text:p>
          </table:table-cell>
          <table:table-cell office:value-type="float" office:value="222076" table:style-name="ce7">
            <text:p>222.076</text:p>
          </table:table-cell>
          <table:table-cell office:value-type="percentage" office:value="0.90993124585139595" table:style-name="ce49">
            <text:p>91,0%</text:p>
          </table:table-cell>
          <table:table-cell office:value-type="float" office:value="195591" table:style-name="ce7">
            <text:p>195.591</text:p>
          </table:table-cell>
          <table:table-cell office:value-type="percentage" office:value="0.87518233804354639" table:style-name="ce49">
            <text:p>87,5%</text:p>
          </table:table-cell>
          <table:table-cell office:value-type="float" office:value="236455" table:style-name="ce7">
            <text:p>236.455</text:p>
          </table:table-cell>
          <table:table-cell office:value-type="percentage" office:value="0.73364877443375742" table:style-name="ce49">
            <text:p>73,4%</text:p>
          </table:table-cell>
          <table:table-cell office:value-type="float" office:value="177609" table:style-name="ce7">
            <text:p>177.609</text:p>
          </table:table-cell>
          <table:table-cell office:value-type="percentage" office:value="0.5551235368578975" table:style-name="ce49">
            <text:p>55,5%</text:p>
          </table:table-cell>
          <table:table-cell office:value-type="float" office:value="69673" table:style-name="ce7">
            <text:p>69.673</text:p>
          </table:table-cell>
          <table:table-cell office:value-type="percentage" office:value="0.30109724845179497" table:style-name="ce49">
            <text:p>30,1%</text:p>
          </table:table-cell>
          <table:table-cell office:value-type="float" office:value="39090" table:style-name="ce7">
            <text:p>39.090</text:p>
          </table:table-cell>
          <table:table-cell office:value-type="percentage" office:value="0.20724756779683481" table:style-name="ce49">
            <text:p>20,7%</text:p>
          </table:table-cell>
          <table:table-cell office:value-type="float" office:value="96695" table:style-name="ce7">
            <text:p>96.695</text:p>
          </table:table-cell>
          <table:table-cell office:value-type="percentage" office:value="0.7200783414256352" table:style-name="ce49">
            <text:p>72,0%</text:p>
          </table:table-cell>
          <table:table-cell office:value-type="float" office:value="186390" table:style-name="ce7">
            <text:p>186.390</text:p>
          </table:table-cell>
          <table:table-cell office:value-type="percentage" office:value="0.83688038793103448" table:style-name="ce49">
            <text:p>83,7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ntabria</text:p>
          </table:table-cell>
          <table:table-cell office:value-type="float" office:value="92601" table:style-name="ce7">
            <text:p>92.601</text:p>
          </table:table-cell>
          <table:table-cell office:value-type="percentage" office:value="0.94187110948370556" table:style-name="ce49">
            <text:p>94,2%</text:p>
          </table:table-cell>
          <table:table-cell office:value-type="float" office:value="75858" table:style-name="ce7">
            <text:p>75.858</text:p>
          </table:table-cell>
          <table:table-cell office:value-type="percentage" office:value="0.98483628904525744" table:style-name="ce49">
            <text:p>98,5%</text:p>
          </table:table-cell>
          <table:table-cell office:value-type="float" office:value="71156" table:style-name="ce7">
            <text:p>71.156</text:p>
          </table:table-cell>
          <table:table-cell office:value-type="percentage" office:value="0.83835242000094257" table:style-name="ce49">
            <text:p>83,8%</text:p>
          </table:table-cell>
          <table:table-cell office:value-type="float" office:value="60325" table:style-name="ce7">
            <text:p>60.325</text:p>
          </table:table-cell>
          <table:table-cell office:value-type="percentage" office:value="0.6781213817601367" table:style-name="ce49">
            <text:p>67,8%</text:p>
          </table:table-cell>
          <table:table-cell office:value-type="float" office:value="29671" table:style-name="ce7">
            <text:p>29.671</text:p>
          </table:table-cell>
          <table:table-cell office:value-type="percentage" office:value="0.52767206117730747" table:style-name="ce49">
            <text:p>52,8%</text:p>
          </table:table-cell>
          <table:table-cell office:value-type="float" office:value="16705" table:style-name="ce7">
            <text:p>16.705</text:p>
          </table:table-cell>
          <table:table-cell office:value-type="percentage" office:value="0.39145615597319211" table:style-name="ce49">
            <text:p>39,1%</text:p>
          </table:table-cell>
          <table:table-cell office:value-type="float" office:value="19829" table:style-name="ce7">
            <text:p>19.829</text:p>
          </table:table-cell>
          <table:table-cell office:value-type="percentage" office:value="0.89368126915449797" table:style-name="ce49">
            <text:p>89,4%</text:p>
          </table:table-cell>
          <table:table-cell office:value-type="float" office:value="55915" table:style-name="ce7">
            <text:p>55.915</text:p>
          </table:table-cell>
          <table:table-cell office:value-type="percentage" office:value="0.94382458687102277" table:style-name="ce49">
            <text:p>94,4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astilla y León<text:s/></text:p>
          </table:table-cell>
          <table:table-cell office:value-type="float" office:value="447016" table:style-name="ce7">
            <text:p>447.016</text:p>
          </table:table-cell>
          <table:table-cell office:value-type="percentage" office:value="0.93401337659868322" table:style-name="ce49">
            <text:p>93,4%</text:p>
          </table:table-cell>
          <table:table-cell office:value-type="float" office:value="296143" table:style-name="ce7">
            <text:p>296.143</text:p>
          </table:table-cell>
          <table:table-cell office:value-type="percentage" office:value="0.91793131237988967" table:style-name="ce49">
            <text:p>91,8%</text:p>
          </table:table-cell>
          <table:table-cell office:value-type="float" office:value="298255" table:style-name="ce7">
            <text:p>298.255</text:p>
          </table:table-cell>
          <table:table-cell office:value-type="percentage" office:value="0.84366027862244541" table:style-name="ce49">
            <text:p>84,4%</text:p>
          </table:table-cell>
          <table:table-cell office:value-type="float" office:value="222012" table:style-name="ce7">
            <text:p>222.012</text:p>
          </table:table-cell>
          <table:table-cell office:value-type="percentage" office:value="0.68975673408518967" table:style-name="ce49">
            <text:p>69,0%</text:p>
          </table:table-cell>
          <table:table-cell office:value-type="float" office:value="114697" table:style-name="ce7">
            <text:p>114.697</text:p>
          </table:table-cell>
          <table:table-cell office:value-type="percentage" office:value="0.53541186246043826" table:style-name="ce49">
            <text:p>53,5%</text:p>
          </table:table-cell>
          <table:table-cell office:value-type="float" office:value="83295" table:style-name="ce7">
            <text:p>83.295</text:p>
          </table:table-cell>
          <table:table-cell office:value-type="percentage" office:value="0.47507828140239206" table:style-name="ce49">
            <text:p>47,5%</text:p>
          </table:table-cell>
          <table:table-cell office:value-type="float" office:value="82760" table:style-name="ce7">
            <text:p>82.760</text:p>
          </table:table-cell>
          <table:table-cell office:value-type="percentage" office:value="0.86519261930897495" table:style-name="ce49">
            <text:p>86,5%</text:p>
          </table:table-cell>
          <table:table-cell office:value-type="float" office:value="226684" table:style-name="ce7">
            <text:p>226.684</text:p>
          </table:table-cell>
          <table:table-cell office:value-type="percentage" office:value="0.93160998664337824" table:style-name="ce49">
            <text:p>93,2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astilla - La Mancha</text:p>
          </table:table-cell>
          <table:table-cell office:value-type="float" office:value="269733" table:style-name="ce7">
            <text:p>269.733</text:p>
          </table:table-cell>
          <table:table-cell office:value-type="percentage" office:value="0.91480810711814742" table:style-name="ce49">
            <text:p>91,5%</text:p>
          </table:table-cell>
          <table:table-cell office:value-type="float" office:value="204837" table:style-name="ce7">
            <text:p>204.837</text:p>
          </table:table-cell>
          <table:table-cell office:value-type="percentage" office:value="0.93071344837926995" table:style-name="ce49">
            <text:p>93,1%</text:p>
          </table:table-cell>
          <table:table-cell office:value-type="float" office:value="220297" table:style-name="ce7">
            <text:p>220.297</text:p>
          </table:table-cell>
          <table:table-cell office:value-type="percentage" office:value="0.77639898217394676" table:style-name="ce49">
            <text:p>77,6%</text:p>
          </table:table-cell>
          <table:table-cell office:value-type="float" office:value="172273" table:style-name="ce7">
            <text:p>172.273</text:p>
          </table:table-cell>
          <table:table-cell office:value-type="percentage" office:value="0.60719371211053152" table:style-name="ce49">
            <text:p>60,7%</text:p>
          </table:table-cell>
          <table:table-cell office:value-type="float" office:value="84402" table:style-name="ce7">
            <text:p>84.402</text:p>
          </table:table-cell>
          <table:table-cell office:value-type="percentage" office:value="0.41408442412229918" table:style-name="ce49">
            <text:p>41,4%</text:p>
          </table:table-cell>
          <table:table-cell office:value-type="float" office:value="54785" table:style-name="ce7">
            <text:p>54.785</text:p>
          </table:table-cell>
          <table:table-cell office:value-type="percentage" office:value="0.31931200895250972" table:style-name="ce49">
            <text:p>31,9%</text:p>
          </table:table-cell>
          <table:table-cell office:value-type="float" office:value="64788" table:style-name="ce7">
            <text:p>64.788</text:p>
          </table:table-cell>
          <table:table-cell office:value-type="percentage" office:value="0.83940764157910419" table:style-name="ce49">
            <text:p>83,9%</text:p>
          </table:table-cell>
          <table:table-cell office:value-type="float" office:value="181386" table:style-name="ce7">
            <text:p>181.386</text:p>
          </table:table-cell>
          <table:table-cell office:value-type="percentage" office:value="0.88000194061711623" table:style-name="ce49">
            <text:p>88,0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taluña</text:p>
          </table:table-cell>
          <table:table-cell office:value-type="float" office:value="973945" table:style-name="ce7">
            <text:p>973.945</text:p>
          </table:table-cell>
          <table:table-cell office:value-type="percentage" office:value="0.907219884700186" table:style-name="ce49">
            <text:p>90,7%</text:p>
          </table:table-cell>
          <table:table-cell office:value-type="float" office:value="718691" table:style-name="ce7">
            <text:p>718.691</text:p>
          </table:table-cell>
          <table:table-cell office:value-type="percentage" office:value="0.89999724499967437" table:style-name="ce49">
            <text:p>90,0%</text:p>
          </table:table-cell>
          <table:table-cell office:value-type="float" office:value="753437" table:style-name="ce7">
            <text:p>753.437</text:p>
          </table:table-cell>
          <table:table-cell office:value-type="percentage" office:value="0.72749173477112272" table:style-name="ce49">
            <text:p>72,7%</text:p>
          </table:table-cell>
          <table:table-cell office:value-type="float" office:value="629556" table:style-name="ce7">
            <text:p>629.556</text:p>
          </table:table-cell>
          <table:table-cell office:value-type="percentage" office:value="0.54760761554841131" table:style-name="ce49">
            <text:p>54,8%</text:p>
          </table:table-cell>
          <table:table-cell office:value-type="float" office:value="298537" table:style-name="ce7">
            <text:p>298.537</text:p>
          </table:table-cell>
          <table:table-cell office:value-type="percentage" office:value="0.36872807667605356" table:style-name="ce49">
            <text:p>36,9%</text:p>
          </table:table-cell>
          <table:table-cell office:value-type="float" office:value="183468" table:style-name="ce7">
            <text:p>183.468</text:p>
          </table:table-cell>
          <table:table-cell office:value-type="percentage" office:value="0.27239402618111203" table:style-name="ce49">
            <text:p>27,2%</text:p>
          </table:table-cell>
          <table:table-cell office:value-type="float" office:value="216440" table:style-name="ce7">
            <text:p>216.440</text:p>
          </table:table-cell>
          <table:table-cell office:value-type="percentage" office:value="0.62265540493889671" table:style-name="ce49">
            <text:p>62,3%</text:p>
          </table:table-cell>
          <table:table-cell office:value-type="float" office:value="704884" table:style-name="ce7">
            <text:p>704.884</text:p>
          </table:table-cell>
          <table:table-cell office:value-type="percentage" office:value="0.87679664050770523" table:style-name="ce49">
            <text:p>87,7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. Valenciana</text:p>
          </table:table-cell>
          <table:table-cell office:value-type="float" office:value="691355" table:style-name="ce7">
            <text:p>691.355</text:p>
          </table:table-cell>
          <table:table-cell office:value-type="percentage" office:value="0.94708629402683087" table:style-name="ce49">
            <text:p>94,7%</text:p>
          </table:table-cell>
          <table:table-cell office:value-type="float" office:value="556520" table:style-name="ce7">
            <text:p>556.520</text:p>
          </table:table-cell>
          <table:table-cell office:value-type="percentage" office:value="0.97223168505367608" table:style-name="ce49">
            <text:p>97,2%</text:p>
          </table:table-cell>
          <table:table-cell office:value-type="float" office:value="591594" table:style-name="ce7">
            <text:p>591.594</text:p>
          </table:table-cell>
          <table:table-cell office:value-type="percentage" office:value="0.82407332599701899" table:style-name="ce49">
            <text:p>82,4%</text:p>
          </table:table-cell>
          <table:table-cell office:value-type="float" office:value="501499" table:style-name="ce7">
            <text:p>501.499</text:p>
          </table:table-cell>
          <table:table-cell office:value-type="percentage" office:value="0.66041194511788015" table:style-name="ce49">
            <text:p>66,0%</text:p>
          </table:table-cell>
          <table:table-cell office:value-type="float" office:value="264447" table:style-name="ce7">
            <text:p>264.447</text:p>
          </table:table-cell>
          <table:table-cell office:value-type="percentage" office:value="0.50950135926370488" table:style-name="ce49">
            <text:p>51,0%</text:p>
          </table:table-cell>
          <table:table-cell office:value-type="float" office:value="195212" table:style-name="ce7">
            <text:p>195.212</text:p>
          </table:table-cell>
          <table:table-cell office:value-type="percentage" office:value="0.44833446634942214" table:style-name="ce49">
            <text:p>44,8%</text:p>
          </table:table-cell>
          <table:table-cell office:value-type="float" office:value="186610" table:style-name="ce7">
            <text:p>186.610</text:p>
          </table:table-cell>
          <table:table-cell office:value-type="percentage" office:value="0.88070528158877137" table:style-name="ce49">
            <text:p>88,1%</text:p>
          </table:table-cell>
          <table:table-cell office:value-type="float" office:value="431995" table:style-name="ce7">
            <text:p>431.995</text:p>
          </table:table-cell>
          <table:table-cell office:value-type="percentage" office:value="0.92298340747197904" table:style-name="ce49">
            <text:p>92,3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Extremadura</text:p>
          </table:table-cell>
          <table:table-cell office:value-type="float" office:value="154534" table:style-name="ce7">
            <text:p>154.534</text:p>
          </table:table-cell>
          <table:table-cell office:value-type="percentage" office:value="0.89123551700472337" table:style-name="ce49">
            <text:p>89,1%</text:p>
          </table:table-cell>
          <table:table-cell office:value-type="float" office:value="125938" table:style-name="ce7">
            <text:p>125.938</text:p>
          </table:table-cell>
          <table:table-cell office:value-type="percentage" office:value="0.95034636804056805" table:style-name="ce49">
            <text:p>95,0%</text:p>
          </table:table-cell>
          <table:table-cell office:value-type="float" office:value="131127" table:style-name="ce7">
            <text:p>131.127</text:p>
          </table:table-cell>
          <table:table-cell office:value-type="percentage" office:value="0.81246011338641222" table:style-name="ce49">
            <text:p>81,2%</text:p>
          </table:table-cell>
          <table:table-cell office:value-type="float" office:value="99748" table:style-name="ce7">
            <text:p>99.748</text:p>
          </table:table-cell>
          <table:table-cell office:value-type="percentage" office:value="0.68408166624375055" table:style-name="ce49">
            <text:p>68,4%</text:p>
          </table:table-cell>
          <table:table-cell office:value-type="float" office:value="63466" table:style-name="ce7">
            <text:p>63.466</text:p>
          </table:table-cell>
          <table:table-cell office:value-type="percentage" office:value="0.56266678487521615" table:style-name="ce49">
            <text:p>56,3%</text:p>
          </table:table-cell>
          <table:table-cell office:value-type="float" office:value="38600" table:style-name="ce7">
            <text:p>38.600</text:p>
          </table:table-cell>
          <table:table-cell office:value-type="percentage" office:value="0.41482627806256783" table:style-name="ce49">
            <text:p>41,5%</text:p>
          </table:table-cell>
          <table:table-cell office:value-type="float" office:value="35157" table:style-name="ce7">
            <text:p>35.157</text:p>
          </table:table-cell>
          <table:table-cell office:value-type="percentage" office:value="0.88165814023472766" table:style-name="ce49">
            <text:p>88,2%</text:p>
          </table:table-cell>
          <table:table-cell office:value-type="float" office:value="92512" table:style-name="ce7">
            <text:p>92.512</text:p>
          </table:table-cell>
          <table:table-cell office:value-type="percentage" office:value="0.91745011702169865" table:style-name="ce49">
            <text:p>91,7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Galicia</text:p>
          </table:table-cell>
          <table:table-cell office:value-type="float" office:value="506033" table:style-name="ce7">
            <text:p>506.033</text:p>
          </table:table-cell>
          <table:table-cell office:value-type="percentage" office:value="0.94968855624848691" table:style-name="ce49">
            <text:p>95,0%</text:p>
          </table:table-cell>
          <table:table-cell office:value-type="float" office:value="335556" table:style-name="ce7">
            <text:p>335.556</text:p>
          </table:table-cell>
          <table:table-cell office:value-type="percentage" office:value="0.96552875097831592" table:style-name="ce49">
            <text:p>96,6%</text:p>
          </table:table-cell>
          <table:table-cell office:value-type="float" office:value="373426" table:style-name="ce7">
            <text:p>373.426</text:p>
          </table:table-cell>
          <table:table-cell office:value-type="percentage" office:value="0.95213642088944872" table:style-name="ce49">
            <text:p>95,2%</text:p>
          </table:table-cell>
          <table:table-cell office:value-type="float" office:value="375736" table:style-name="ce7">
            <text:p>375.736</text:p>
          </table:table-cell>
          <table:table-cell office:value-type="percentage" office:value="0.91581500213271583" table:style-name="ce49">
            <text:p>91,6%</text:p>
          </table:table-cell>
          <table:table-cell office:value-type="float" office:value="185400" table:style-name="ce7">
            <text:p>185.400</text:p>
          </table:table-cell>
          <table:table-cell office:value-type="percentage" office:value="0.69675411795212916" table:style-name="ce49">
            <text:p>69,7%</text:p>
          </table:table-cell>
          <table:table-cell office:value-type="float" office:value="127328" table:style-name="ce7">
            <text:p>127.328</text:p>
          </table:table-cell>
          <table:table-cell office:value-type="percentage" office:value="0.63351676236155752" table:style-name="ce49">
            <text:p>63,4%</text:p>
          </table:table-cell>
          <table:table-cell office:value-type="float" office:value="113071" table:style-name="ce7">
            <text:p>113.071</text:p>
          </table:table-cell>
          <table:table-cell office:value-type="percentage" office:value="0.91179672443129123" table:style-name="ce49">
            <text:p>91,2%</text:p>
          </table:table-cell>
          <table:table-cell office:value-type="float" office:value="299204" table:style-name="ce7">
            <text:p>299.204</text:p>
          </table:table-cell>
          <table:table-cell office:value-type="percentage" office:value="0.98283026367222781" table:style-name="ce49">
            <text:p>98,3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La Rioja</text:p>
          </table:table-cell>
          <table:table-cell office:value-type="float" office:value="48127" table:style-name="ce7">
            <text:p>48.127</text:p>
          </table:table-cell>
          <table:table-cell office:value-type="percentage" office:value="0.9270345757488202" table:style-name="ce49">
            <text:p>92,7%</text:p>
          </table:table-cell>
          <table:table-cell office:value-type="float" office:value="35759" table:style-name="ce7">
            <text:p>35.759</text:p>
          </table:table-cell>
          <table:table-cell office:value-type="percentage" office:value="0.93895074046843818" table:style-name="ce49">
            <text:p>93,9%</text:p>
          </table:table-cell>
          <table:table-cell office:value-type="float" office:value="32998" table:style-name="ce7">
            <text:p>32.998</text:p>
          </table:table-cell>
          <table:table-cell office:value-type="percentage" office:value="0.72835227899790311" table:style-name="ce49">
            <text:p>72,8%</text:p>
          </table:table-cell>
          <table:table-cell office:value-type="float" office:value="27315" table:style-name="ce7">
            <text:p>27.315</text:p>
          </table:table-cell>
          <table:table-cell office:value-type="percentage" office:value="0.57327848552899452" table:style-name="ce49">
            <text:p>57,3%</text:p>
          </table:table-cell>
          <table:table-cell office:value-type="float" office:value="12174" table:style-name="ce7">
            <text:p>12.174</text:p>
          </table:table-cell>
          <table:table-cell office:value-type="percentage" office:value="0.38404997003060032" table:style-name="ce49">
            <text:p>38,4%</text:p>
          </table:table-cell>
          <table:table-cell office:value-type="float" office:value="4983" table:style-name="ce7">
            <text:p>4.983</text:p>
          </table:table-cell>
          <table:table-cell office:value-type="percentage" office:value="0.20187983632459588" table:style-name="ce49">
            <text:p>20,2%</text:p>
          </table:table-cell>
          <table:table-cell office:value-type="float" office:value="12585" table:style-name="ce7">
            <text:p>12.585</text:p>
          </table:table-cell>
          <table:table-cell office:value-type="percentage" office:value="0.88142597002381284" table:style-name="ce49">
            <text:p>88,1%</text:p>
          </table:table-cell>
          <table:table-cell office:value-type="float" office:value="25102" table:style-name="ce7">
            <text:p>25.102</text:p>
          </table:table-cell>
          <table:table-cell office:value-type="percentage" office:value="0.84678181082175141" table:style-name="ce49">
            <text:p>84,7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adrid</text:p>
          </table:table-cell>
          <table:table-cell office:value-type="float" office:value="825430" table:style-name="ce7">
            <text:p>825.430</text:p>
          </table:table-cell>
          <table:table-cell office:value-type="percentage" office:value="0.93323760853835025" table:style-name="ce49">
            <text:p>93,3%</text:p>
          </table:table-cell>
          <table:table-cell office:value-type="float" office:value="611665" table:style-name="ce7">
            <text:p>611.665</text:p>
          </table:table-cell>
          <table:table-cell office:value-type="percentage" office:value="0.89449423890519453" table:style-name="ce49">
            <text:p>89,4%</text:p>
          </table:table-cell>
          <table:table-cell office:value-type="float" office:value="682119" table:style-name="ce7">
            <text:p>682.119</text:p>
          </table:table-cell>
          <table:table-cell office:value-type="percentage" office:value="0.7223724843160263" table:style-name="ce49">
            <text:p>72,2%</text:p>
          </table:table-cell>
          <table:table-cell office:value-type="float" office:value="559807" table:style-name="ce7">
            <text:p>559.807</text:p>
          </table:table-cell>
          <table:table-cell office:value-type="percentage" office:value="0.54066789711019614" table:style-name="ce49">
            <text:p>54,1%</text:p>
          </table:table-cell>
          <table:table-cell office:value-type="float" office:value="288233" table:style-name="ce7">
            <text:p>288.233</text:p>
          </table:table-cell>
          <table:table-cell office:value-type="percentage" office:value="0.3812565475497614" table:style-name="ce49">
            <text:p>38,1%</text:p>
          </table:table-cell>
          <table:table-cell office:value-type="float" office:value="177249" table:style-name="ce7">
            <text:p>177.249</text:p>
          </table:table-cell>
          <table:table-cell office:value-type="percentage" office:value="0.29107746070637386" table:style-name="ce49">
            <text:p>29,1%</text:p>
          </table:table-cell>
          <table:table-cell office:value-type="float" office:value="187035" table:style-name="ce7">
            <text:p>187.035</text:p>
          </table:table-cell>
          <table:table-cell office:value-type="percentage" office:value="0.78100467679973273" table:style-name="ce49">
            <text:p>78,1%</text:p>
          </table:table-cell>
          <table:table-cell office:value-type="float" office:value="554235" table:style-name="ce7">
            <text:p>554.235</text:p>
          </table:table-cell>
          <table:table-cell office:value-type="percentage" office:value="0.8415146306800928" table:style-name="ce49">
            <text:p>84,2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urcia<text:s/></text:p>
          </table:table-cell>
          <table:table-cell office:value-type="float" office:value="161650" table:style-name="ce7">
            <text:p>161.650</text:p>
          </table:table-cell>
          <table:table-cell office:value-type="percentage" office:value="0.9211141121633788" table:style-name="ce49">
            <text:p>92,1%</text:p>
          </table:table-cell>
          <table:table-cell office:value-type="float" office:value="131684" table:style-name="ce7">
            <text:p>131.684</text:p>
          </table:table-cell>
          <table:table-cell office:value-type="percentage" office:value="0.89003338875596472" table:style-name="ce49">
            <text:p>89,0%</text:p>
          </table:table-cell>
          <table:table-cell office:value-type="float" office:value="147674" table:style-name="ce7">
            <text:p>147.674</text:p>
          </table:table-cell>
          <table:table-cell office:value-type="percentage" office:value="0.7121830299873646" table:style-name="ce49">
            <text:p>71,2%</text:p>
          </table:table-cell>
          <table:table-cell office:value-type="float" office:value="123240" table:style-name="ce7">
            <text:p>123.240</text:p>
          </table:table-cell>
          <table:table-cell office:value-type="percentage" office:value="0.53210597215985633" table:style-name="ce49">
            <text:p>53,2%</text:p>
          </table:table-cell>
          <table:table-cell office:value-type="float" office:value="56596" table:style-name="ce7">
            <text:p>56.596</text:p>
          </table:table-cell>
          <table:table-cell office:value-type="percentage" office:value="0.33695115053731434" table:style-name="ce49">
            <text:p>33,7%</text:p>
          </table:table-cell>
          <table:table-cell office:value-type="float" office:value="41112" table:style-name="ce7">
            <text:p>41.112</text:p>
          </table:table-cell>
          <table:table-cell office:value-type="percentage" office:value="0.28978642419116091" table:style-name="ce49">
            <text:p>29,0%</text:p>
          </table:table-cell>
          <table:table-cell office:value-type="float" office:value="50210" table:style-name="ce7">
            <text:p>50.210</text:p>
          </table:table-cell>
          <table:table-cell office:value-type="percentage" office:value="0.75702977761025259" table:style-name="ce49">
            <text:p>75,7%</text:p>
          </table:table-cell>
          <table:table-cell office:value-type="float" office:value="111660" table:style-name="ce7">
            <text:p>111.660</text:p>
          </table:table-cell>
          <table:table-cell office:value-type="percentage" office:value="0.83885508226279015" table:style-name="ce49">
            <text:p>83,9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Navarra</text:p>
          </table:table-cell>
          <table:table-cell office:value-type="float" office:value="92837" table:style-name="ce7">
            <text:p>92.837</text:p>
          </table:table-cell>
          <table:table-cell office:value-type="percentage" office:value="0.94542547557945333" table:style-name="ce49">
            <text:p>94,5%</text:p>
          </table:table-cell>
          <table:table-cell office:value-type="float" office:value="70379" table:style-name="ce7">
            <text:p>70.379</text:p>
          </table:table-cell>
          <table:table-cell office:value-type="percentage" office:value="0.97387465924972672" table:style-name="ce49">
            <text:p>97,4%</text:p>
          </table:table-cell>
          <table:table-cell office:value-type="float" office:value="71729" table:style-name="ce7">
            <text:p>71.729</text:p>
          </table:table-cell>
          <table:table-cell office:value-type="percentage" office:value="0.77804774869564275" table:style-name="ce49">
            <text:p>77,8%</text:p>
          </table:table-cell>
          <table:table-cell office:value-type="float" office:value="57234" table:style-name="ce7">
            <text:p>57.234</text:p>
          </table:table-cell>
          <table:table-cell office:value-type="percentage" office:value="0.59647952643481705" table:style-name="ce49">
            <text:p>59,6%</text:p>
          </table:table-cell>
          <table:table-cell office:value-type="float" office:value="27101" table:style-name="ce7">
            <text:p>27.101</text:p>
          </table:table-cell>
          <table:table-cell office:value-type="percentage" office:value="0.41530917171097997" table:style-name="ce49">
            <text:p>41,5%</text:p>
          </table:table-cell>
          <table:table-cell office:value-type="float" office:value="18248" table:style-name="ce7">
            <text:p>18.248</text:p>
          </table:table-cell>
          <table:table-cell office:value-type="percentage" office:value="0.31044044844422519" table:style-name="ce49">
            <text:p>31,0%</text:p>
          </table:table-cell>
          <table:table-cell office:value-type="float" office:value="20404" table:style-name="ce7">
            <text:p>20.404</text:p>
          </table:table-cell>
          <table:table-cell office:value-type="percentage" office:value="0.8565551404223164" table:style-name="ce49">
            <text:p>85,7%</text:p>
          </table:table-cell>
          <table:table-cell office:value-type="float" office:value="60697" table:style-name="ce7">
            <text:p>60.697</text:p>
          </table:table-cell>
          <table:table-cell office:value-type="percentage" office:value="0.89958797723500117" table:style-name="ce49">
            <text:p>90,0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País Vasco</text:p>
          </table:table-cell>
          <table:table-cell office:value-type="float" office:value="343741" table:style-name="ce7">
            <text:p>343.741</text:p>
          </table:table-cell>
          <table:table-cell office:value-type="percentage" office:value="0.91422423881359183" table:style-name="ce49">
            <text:p>91,4%</text:p>
          </table:table-cell>
          <table:table-cell office:value-type="float" office:value="250602" table:style-name="ce7">
            <text:p>250.602</text:p>
          </table:table-cell>
          <table:table-cell office:value-type="percentage" office:value="0.90902561647115154" table:style-name="ce49">
            <text:p>90,9%</text:p>
          </table:table-cell>
          <table:table-cell office:value-type="float" office:value="252479" table:style-name="ce7">
            <text:p>252.479</text:p>
          </table:table-cell>
          <table:table-cell office:value-type="percentage" office:value="0.77835289910474259" table:style-name="ce49">
            <text:p>77,8%</text:p>
          </table:table-cell>
          <table:table-cell office:value-type="float" office:value="177461" table:style-name="ce7">
            <text:p>177.461</text:p>
          </table:table-cell>
          <table:table-cell office:value-type="percentage" office:value="0.54994778221620333" table:style-name="ce49">
            <text:p>55,0%</text:p>
          </table:table-cell>
          <table:table-cell office:value-type="float" office:value="70743" table:style-name="ce7">
            <text:p>70.743</text:p>
          </table:table-cell>
          <table:table-cell office:value-type="percentage" office:value="0.34033310241311626" table:style-name="ce49">
            <text:p>34,0%</text:p>
          </table:table-cell>
          <table:table-cell office:value-type="float" office:value="42265" table:style-name="ce7">
            <text:p>42.265</text:p>
          </table:table-cell>
          <table:table-cell office:value-type="percentage" office:value="0.24648626581909372" table:style-name="ce49">
            <text:p>24,6%</text:p>
          </table:table-cell>
          <table:table-cell office:value-type="float" office:value="80434" table:style-name="ce7">
            <text:p>80.434</text:p>
          </table:table-cell>
          <table:table-cell office:value-type="percentage" office:value="0.8118578032581707" table:style-name="ce49">
            <text:p>81,2%</text:p>
          </table:table-cell>
          <table:table-cell office:value-type="float" office:value="192737" table:style-name="ce7">
            <text:p>192.737</text:p>
          </table:table-cell>
          <table:table-cell office:value-type="percentage" office:value="0.87161224092942069" table:style-name="ce49">
            <text:p>87,2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euta</text:p>
          </table:table-cell>
          <table:table-cell office:value-type="float" office:value="5468" table:style-name="ce7">
            <text:p>5.468</text:p>
          </table:table-cell>
          <table:table-cell office:value-type="percentage" office:value="0.87181122448979587" table:style-name="ce49">
            <text:p>87,2%</text:p>
          </table:table-cell>
          <table:table-cell office:value-type="float" office:value="6741" table:style-name="ce7">
            <text:p>6.741</text:p>
          </table:table-cell>
          <table:table-cell office:value-type="percentage" office:value="0.88919667590027696" table:style-name="ce49">
            <text:p>88,9%</text:p>
          </table:table-cell>
          <table:table-cell office:value-type="float" office:value="7641" table:style-name="ce7">
            <text:p>7.641</text:p>
          </table:table-cell>
          <table:table-cell office:value-type="percentage" office:value="0.72522779043280183" table:style-name="ce49">
            <text:p>72,5%</text:p>
          </table:table-cell>
          <table:table-cell office:value-type="float" office:value="6559" table:style-name="ce7">
            <text:p>6.559</text:p>
          </table:table-cell>
          <table:table-cell office:value-type="percentage" office:value="0.59223476297968403" table:style-name="ce49">
            <text:p>59,2%</text:p>
          </table:table-cell>
          <table:table-cell office:value-type="float" office:value="3746" table:style-name="ce7">
            <text:p>3.746</text:p>
          </table:table-cell>
          <table:table-cell office:value-type="percentage" office:value="0.41083570958543542" table:style-name="ce49">
            <text:p>41,1%</text:p>
          </table:table-cell>
          <table:table-cell office:value-type="float" office:value="2441" table:style-name="ce7">
            <text:p>2.441</text:p>
          </table:table-cell>
          <table:table-cell office:value-type="percentage" office:value="0.27675736961451247" table:style-name="ce49">
            <text:p>27,7%</text:p>
          </table:table-cell>
          <table:table-cell office:value-type="float" office:value="1638" table:style-name="ce7">
            <text:p>1.638</text:p>
          </table:table-cell>
          <table:table-cell office:value-type="percentage" office:value="0.45436893203883494" table:style-name="ce49">
            <text:p>45,4%</text:p>
          </table:table-cell>
          <table:table-cell office:value-type="float" office:value="7687" table:style-name="ce7">
            <text:p>7.687</text:p>
          </table:table-cell>
          <table:table-cell office:value-type="percentage" office:value="0.89165990024359121" table:style-name="ce49">
            <text:p>89,2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elilla</text:p>
          </table:table-cell>
          <table:table-cell office:value-type="float" office:value="4195" table:style-name="ce7">
            <text:p>4.195</text:p>
          </table:table-cell>
          <table:table-cell office:value-type="percentage" office:value="0.7736997417926964" table:style-name="ce49">
            <text:p>77,4%</text:p>
          </table:table-cell>
          <table:table-cell office:value-type="float" office:value="5136" table:style-name="ce7">
            <text:p>5.136</text:p>
          </table:table-cell>
          <table:table-cell office:value-type="percentage" office:value="0.69574641018694117" table:style-name="ce49">
            <text:p>69,6%</text:p>
          </table:table-cell>
          <table:table-cell office:value-type="float" office:value="6323" table:style-name="ce7">
            <text:p>6.323</text:p>
          </table:table-cell>
          <table:table-cell office:value-type="percentage" office:value="0.63211036688993305" table:style-name="ce49">
            <text:p>63,2%</text:p>
          </table:table-cell>
          <table:table-cell office:value-type="float" office:value="5410" table:style-name="ce7">
            <text:p>5.410</text:p>
          </table:table-cell>
          <table:table-cell office:value-type="percentage" office:value="0.5160244181610073" table:style-name="ce49">
            <text:p>51,6%</text:p>
          </table:table-cell>
          <table:table-cell office:value-type="float" office:value="2720" table:style-name="ce7">
            <text:p>2.720</text:p>
          </table:table-cell>
          <table:table-cell office:value-type="percentage" office:value="0.30296279795054576" table:style-name="ce49">
            <text:p>30,3%</text:p>
          </table:table-cell>
          <table:table-cell office:value-type="float" office:value="2052" table:style-name="ce7">
            <text:p>2.052</text:p>
          </table:table-cell>
          <table:table-cell office:value-type="percentage" office:value="0.22848235163122146" table:style-name="ce49">
            <text:p>22,8%</text:p>
          </table:table-cell>
          <table:table-cell office:value-type="float" office:value="1369" table:style-name="ce7">
            <text:p>1.369</text:p>
          </table:table-cell>
          <table:table-cell office:value-type="percentage" office:value="0.30287610619469024" table:style-name="ce49">
            <text:p>30,3%</text:p>
          </table:table-cell>
          <table:table-cell office:value-type="float" office:value="6095" table:style-name="ce7">
            <text:p>6.095</text:p>
          </table:table-cell>
          <table:table-cell office:value-type="percentage" office:value="0.85845070422535208" table:style-name="ce49">
            <text:p>85,8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Fuerzas Armadas</text:p>
          </table:table-cell>
          <table:table-cell office:value-type="float" office:value="8" table:style-name="ce7">
            <text:p>8</text:p>
          </table:table-cell>
          <table:table-cell office:value-type="percentage" office:value="0.1951219512195122" table:style-name="ce49">
            <text:p>19,5%</text:p>
          </table:table-cell>
          <table:table-cell office:value-type="float" office:value="2342" table:style-name="ce7">
            <text:p>2.342</text:p>
          </table:table-cell>
          <table:table-cell office:value-type="percentage" office:value="0.65364219927435108" table:style-name="ce49">
            <text:p>65,4%</text:p>
          </table:table-cell>
          <table:table-cell office:value-type="float" office:value="6556" table:style-name="ce7">
            <text:p>6.556</text:p>
          </table:table-cell>
          <table:table-cell office:value-type="percentage" office:value="0.70540133419410367" table:style-name="ce49">
            <text:p>70,5%</text:p>
          </table:table-cell>
          <table:table-cell office:value-type="float" office:value="14064" table:style-name="ce7">
            <text:p>14.064</text:p>
          </table:table-cell>
          <table:table-cell office:value-type="percentage" office:value="0.64903779592966915" table:style-name="ce49">
            <text:p>64,9%</text:p>
          </table:table-cell>
          <table:table-cell office:value-type="float" office:value="13293" table:style-name="ce7">
            <text:p>13.293</text:p>
          </table:table-cell>
          <table:table-cell office:value-type="percentage" office:value="0.42326307075081193" table:style-name="ce49">
            <text:p>42,3%</text:p>
          </table:table-cell>
          <table:table-cell office:value-type="float" office:value="8031" table:style-name="ce7">
            <text:p>8.031</text:p>
          </table:table-cell>
          <table:table-cell office:value-type="percentage" office:value="0.33745115340980714" table:style-name="ce49">
            <text:p>33,7%</text:p>
          </table:table-cell>
          <table:table-cell office:value-type="float" office:value="1206" table:style-name="ce7">
            <text:p>1.206</text:p>
          </table:table-cell>
          <table:table-cell office:value-type="percentage" office:value="0.94145199063231855" table:style-name="ce49">
            <text:p>94,1%</text:p>
          </table:table-cell>
          <table:table-cell office:value-type="float" office:value="26030" table:style-name="ce7">
            <text:p>26.030</text:p>
          </table:table-cell>
          <table:table-cell office:value-type="percentage" office:value="0.48947892965268247" table:style-name="ce49">
            <text:p>48,9%</text:p>
          </table:table-cell>
          <table:table-cell table:number-columns-repeated="16367"/>
        </table:table-row>
        <table:table-row table:style-name="ro12">
          <table:table-cell office:value-type="string" table:style-name="ce65">
            <text:p>Sanidad Exterior</text:p>
          </table:table-cell>
          <table:table-cell office:value-type="float" office:value="63" table:style-name="ce7">
            <text:p>63</text:p>
          </table:table-cell>
          <table:table-cell office:value-type="percentage" office:value="0.80769230769230771" table:style-name="ce52">
            <text:p>80,8%</text:p>
          </table:table-cell>
          <table:table-cell office:value-type="float" office:value="242" table:style-name="ce7">
            <text:p>242</text:p>
          </table:table-cell>
          <table:table-cell office:value-type="percentage" office:value="0.83737024221453282" table:style-name="ce52">
            <text:p>83,7%</text:p>
          </table:table-cell>
          <table:table-cell office:value-type="float" office:value="580" table:style-name="ce7">
            <text:p>580</text:p>
          </table:table-cell>
          <table:table-cell office:value-type="percentage" office:value="0.65984072810011374" table:style-name="ce52">
            <text:p>66,0%</text:p>
          </table:table-cell>
          <table:table-cell office:value-type="float" office:value="742" table:style-name="ce7">
            <text:p>742</text:p>
          </table:table-cell>
          <table:table-cell office:value-type="percentage" office:value="0.4061302681992337" table:style-name="ce52">
            <text:p>40,6%</text:p>
          </table:table-cell>
          <table:table-cell office:value-type="float" office:value="754" table:style-name="ce7">
            <text:p>754</text:p>
          </table:table-cell>
          <table:table-cell office:value-type="percentage" office:value="0.33630686886708294" table:style-name="ce52">
            <text:p>33,6%</text:p>
          </table:table-cell>
          <table:table-cell office:value-type="float" office:value="700" table:style-name="ce7">
            <text:p>700</text:p>
          </table:table-cell>
          <table:table-cell office:value-type="percentage" office:value="0.35" table:style-name="ce52">
            <text:p>35,0%</text:p>
          </table:table-cell>
          <table:table-cell office:value-type="float" office:value="1335" table:style-name="ce7">
            <text:p>1.335</text:p>
          </table:table-cell>
          <table:table-cell office:value-type="percentage" office:value="0.29568106312292358" table:style-name="ce52">
            <text:p>29,6%</text:p>
          </table:table-cell>
          <table:table-cell office:value-type="string" table:style-name="ce7">
            <text:p>-</text:p>
          </table:table-cell>
          <table:table-cell office:value-type="string" table:style-name="ce52">
            <text:p>-</text:p>
          </table:table-cell>
          <table:table-cell table:number-columns-repeated="16367"/>
        </table:table-row>
        <table:table-row table:style-name="ro5">
          <table:table-cell office:value-type="string" table:style-name="ce66">
            <text:p>Totales</text:p>
          </table:table-cell>
          <table:table-cell office:value-type="float" office:value="6350201" table:style-name="ce67">
            <text:p>6.350.201</text:p>
          </table:table-cell>
          <table:table-cell office:value-type="percentage" office:value="0.92565572615101643" table:style-name="ce68">
            <text:p>92,57%</text:p>
          </table:table-cell>
          <table:table-cell office:value-type="float" office:value="4870928" table:style-name="ce67">
            <text:p>4.870.928</text:p>
          </table:table-cell>
          <table:table-cell office:value-type="percentage" office:value="0.92322102950806617" table:style-name="ce68">
            <text:p>92,32%</text:p>
          </table:table-cell>
          <table:table-cell office:value-type="float" office:value="5124008" table:style-name="ce67">
            <text:p>5.124.008</text:p>
          </table:table-cell>
          <table:table-cell office:value-type="percentage" office:value="0.76384075346422264" table:style-name="ce68">
            <text:p>76,38%</text:p>
          </table:table-cell>
          <table:table-cell office:value-type="float" office:value="4184972" table:style-name="ce67">
            <text:p>4.184.972</text:p>
          </table:table-cell>
          <table:table-cell office:value-type="percentage" office:value="0.59499842541179215" table:style-name="ce68">
            <text:p>59,50%</text:p>
          </table:table-cell>
          <table:table-cell office:value-type="float" office:value="2079446" table:style-name="ce67">
            <text:p>2.079.446</text:p>
          </table:table-cell>
          <table:table-cell office:value-type="percentage" office:value="0.41657162764040051" table:style-name="ce68">
            <text:p>41,66%</text:p>
          </table:table-cell>
          <table:table-cell office:value-type="float" office:value="1365737" table:style-name="ce67">
            <text:p>1.365.737</text:p>
          </table:table-cell>
          <table:table-cell office:value-type="percentage" office:value="0.33378163837693209" table:style-name="ce68">
            <text:p>33,38%</text:p>
          </table:table-cell>
          <table:table-cell office:value-type="float" office:value="1493115" table:style-name="ce67">
            <text:p>1.493.115</text:p>
          </table:table-cell>
          <table:table-cell office:value-type="percentage" office:value="0.75284260650036827" table:style-name="ce68">
            <text:p>75,28%</text:p>
          </table:table-cell>
          <table:table-cell office:value-type="float" office:value="4245170" table:style-name="ce67">
            <text:p>4.245.170</text:p>
          </table:table-cell>
          <table:table-cell office:value-type="percentage" office:value="0.87981375637865333" table:style-name="ce68">
            <text:p>87,98%</text:p>
          </table:table-cell>
          <table:table-cell table:number-columns-repeated="16367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9"/>
          <table:table-cell table:style-name="ce1"/>
          <table:table-cell table:style-name="ce69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5-11_años" table:style-name="ta2">
        <table:table-column table:style-name="co5" table:number-columns-repeated="16384" table:default-cell-style-name="ce1"/>
        <table:table-row table:style-name="ro13">
          <table:table-cell table:style-name="ce74"/>
          <table:table-cell office:value-type="string" table:style-name="ce75">
            <text:p>Población a vacunar de 5 a 11 años</text:p>
          </table:table-cell>
          <table:table-cell office:value-type="string" table:style-name="ce75">
            <text:p>Nº Personas con 1 dosis</text:p>
          </table:table-cell>
          <table:table-cell office:value-type="string" table:style-name="ce75">
            <text:p>% 1ª dosis</text:p>
          </table:table-cell>
          <table:table-cell office:value-type="string" table:style-name="ce75">
            <text:p>Nº Personas con pauta completa</text:p>
          </table:table-cell>
          <table:table-cell office:value-type="string" table:style-name="ce76">
            <text:p><text:s/>% PC</text:p>
          </table:table-cell>
          <table:table-cell office:value-type="string" table:style-name="ce77">
            <text:p>Fecha de la última</text:p>
            <text:p><text:s/>vacuna registrada<text:s/><text:span text:style-name="T2">(2)</text:span></text:p>
          </table:table-cell>
          <table:table-cell table:number-columns-repeated="16377"/>
        </table:table-row>
        <table:table-row table:style-name="ro14">
          <table:table-cell office:value-type="string" table:style-name="ce78">
            <text:p>Andalucía</text:p>
          </table:table-cell>
          <table:table-cell office:value-type="float" office:value="625633" table:style-name="ce8">
            <text:p>625.633</text:p>
          </table:table-cell>
          <table:table-cell office:value-type="float" office:value="414905" table:style-name="ce8">
            <text:p>414.905</text:p>
          </table:table-cell>
          <table:table-cell office:value-type="percentage" office:value="0.66317633500790396" table:style-name="ce79">
            <text:p>66,3%</text:p>
          </table:table-cell>
          <table:table-cell office:value-type="float" office:value="137307" table:style-name="ce8">
            <text:p>137.307</text:p>
          </table:table-cell>
          <table:table-cell office:value-type="percentage" office:value="0.21946892187592407" table:style-name="ce79">
            <text:p>21,9%</text:p>
          </table:table-cell>
          <table:table-cell office:value-type="date" office:date-value="2022-03-02T00:00:00" table:style-name="ce11">
            <text:p>02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Aragón</text:p>
          </table:table-cell>
          <table:table-cell office:value-type="float" office:value="89551" table:style-name="ce8">
            <text:p>89.551</text:p>
          </table:table-cell>
          <table:table-cell office:value-type="float" office:value="49991" table:style-name="ce8">
            <text:p>49.991</text:p>
          </table:table-cell>
          <table:table-cell office:value-type="percentage" office:value="0.55824055566101993" table:style-name="ce79">
            <text:p>55,8%</text:p>
          </table:table-cell>
          <table:table-cell office:value-type="float" office:value="20863" table:style-name="ce8">
            <text:p>20.863</text:p>
          </table:table-cell>
          <table:table-cell office:value-type="percentage" office:value="0.23297338946522095" table:style-name="ce79">
            <text:p>23,3%</text:p>
          </table:table-cell>
          <table:table-cell office:value-type="date" office:date-value="2022-03-01T00:00:00" table:style-name="ce11">
            <text:p>01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Asturias<text:s/></text:p>
          </table:table-cell>
          <table:table-cell office:value-type="float" office:value="53486" table:style-name="ce8">
            <text:p>53.486</text:p>
          </table:table-cell>
          <table:table-cell office:value-type="float" office:value="40204" table:style-name="ce8">
            <text:p>40.204</text:p>
          </table:table-cell>
          <table:table-cell office:value-type="percentage" office:value="0.75167333507833822" table:style-name="ce79">
            <text:p>75,2%</text:p>
          </table:table-cell>
          <table:table-cell office:value-type="float" office:value="13683" table:style-name="ce8">
            <text:p>13.683</text:p>
          </table:table-cell>
          <table:table-cell office:value-type="percentage" office:value="0.25582395393187002" table:style-name="ce79">
            <text:p>25,6%</text:p>
          </table:table-cell>
          <table:table-cell office:value-type="date" office:date-value="2022-03-02T00:00:00" table:style-name="ce11">
            <text:p>02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Baleares</text:p>
          </table:table-cell>
          <table:table-cell office:value-type="float" office:value="84404" table:style-name="ce8">
            <text:p>84.404</text:p>
          </table:table-cell>
          <table:table-cell office:value-type="float" office:value="29506" table:style-name="ce8">
            <text:p>29.506</text:p>
          </table:table-cell>
          <table:table-cell office:value-type="percentage" office:value="0.34958058859769681" table:style-name="ce79">
            <text:p>35,0%</text:p>
          </table:table-cell>
          <table:table-cell office:value-type="float" office:value="7822" table:style-name="ce8">
            <text:p>7.822</text:p>
          </table:table-cell>
          <table:table-cell office:value-type="percentage" office:value="9.2673333017392542E-2" table:style-name="ce79">
            <text:p>9,3%</text:p>
          </table:table-cell>
          <table:table-cell office:value-type="date" office:date-value="2022-03-02T00:00:00" table:style-name="ce11">
            <text:p>02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anarias</text:p>
          </table:table-cell>
          <table:table-cell office:value-type="float" office:value="133490" table:style-name="ce8">
            <text:p>133.490</text:p>
          </table:table-cell>
          <table:table-cell office:value-type="float" office:value="71610" table:style-name="ce8">
            <text:p>71.610</text:p>
          </table:table-cell>
          <table:table-cell office:value-type="percentage" office:value="0.53644467750393288" table:style-name="ce79">
            <text:p>53,6%</text:p>
          </table:table-cell>
          <table:table-cell office:value-type="float" office:value="25578" table:style-name="ce8">
            <text:p>25.578</text:p>
          </table:table-cell>
          <table:table-cell office:value-type="percentage" office:value="0.19160985841636077" table:style-name="ce79">
            <text:p>19,2%</text:p>
          </table:table-cell>
          <table:table-cell office:value-type="date" office:date-value="2022-03-02T00:00:00" table:style-name="ce11">
            <text:p>02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antabria</text:p>
          </table:table-cell>
          <table:table-cell office:value-type="float" office:value="36806" table:style-name="ce8">
            <text:p>36.806</text:p>
          </table:table-cell>
          <table:table-cell office:value-type="float" office:value="24021" table:style-name="ce8">
            <text:p>24.021</text:p>
          </table:table-cell>
          <table:table-cell office:value-type="percentage" office:value="0.65263815682225723" table:style-name="ce79">
            <text:p>65,3%</text:p>
          </table:table-cell>
          <table:table-cell office:value-type="float" office:value="10491" table:style-name="ce8">
            <text:p>10.491</text:p>
          </table:table-cell>
          <table:table-cell office:value-type="percentage" office:value="0.28503504863337498" table:style-name="ce79">
            <text:p>28,5%</text:p>
          </table:table-cell>
          <table:table-cell office:value-type="date" office:date-value="2022-03-02T00:00:00" table:style-name="ce11">
            <text:p>02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astilla y Leon<text:s/></text:p>
          </table:table-cell>
          <table:table-cell office:value-type="float" office:value="136938" table:style-name="ce8">
            <text:p>136.938</text:p>
          </table:table-cell>
          <table:table-cell office:value-type="float" office:value="94864" table:style-name="ce8">
            <text:p>94.864</text:p>
          </table:table-cell>
          <table:table-cell office:value-type="percentage" office:value="0.69275146416626499" table:style-name="ce79">
            <text:p>69,3%</text:p>
          </table:table-cell>
          <table:table-cell office:value-type="float" office:value="39436" table:style-name="ce8">
            <text:p>39.436</text:p>
          </table:table-cell>
          <table:table-cell office:value-type="percentage" office:value="0.28798434327944034" table:style-name="ce79">
            <text:p>28,8%</text:p>
          </table:table-cell>
          <table:table-cell office:value-type="date" office:date-value="2022-03-02T00:00:00" table:style-name="ce11">
            <text:p>02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astilla - La Mancha</text:p>
          </table:table-cell>
          <table:table-cell office:value-type="float" office:value="147544" table:style-name="ce8">
            <text:p>147.544</text:p>
          </table:table-cell>
          <table:table-cell office:value-type="float" office:value="94572" table:style-name="ce8">
            <text:p>94.572</text:p>
          </table:table-cell>
          <table:table-cell office:value-type="percentage" office:value="0.64097489562435617" table:style-name="ce79">
            <text:p>64,1%</text:p>
          </table:table-cell>
          <table:table-cell office:value-type="float" office:value="29333" table:style-name="ce8">
            <text:p>29.333</text:p>
          </table:table-cell>
          <table:table-cell office:value-type="percentage" office:value="0.19880849102640569" table:style-name="ce79">
            <text:p>19,9%</text:p>
          </table:table-cell>
          <table:table-cell office:value-type="date" office:date-value="2022-03-01T00:00:00" table:style-name="ce11">
            <text:p>01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ataluña</text:p>
          </table:table-cell>
          <table:table-cell office:value-type="float" office:value="559033" table:style-name="ce8">
            <text:p>559.033</text:p>
          </table:table-cell>
          <table:table-cell office:value-type="float" office:value="228980" table:style-name="ce8">
            <text:p>228.980</text:p>
          </table:table-cell>
          <table:table-cell office:value-type="percentage" office:value="0.40960014882842338" table:style-name="ce79">
            <text:p>41,0%</text:p>
          </table:table-cell>
          <table:table-cell office:value-type="float" office:value="81976" table:style-name="ce8">
            <text:p>81.976</text:p>
          </table:table-cell>
          <table:table-cell office:value-type="percentage" office:value="0.14663892829224751" table:style-name="ce79">
            <text:p>14,7%</text:p>
          </table:table-cell>
          <table:table-cell office:value-type="date" office:date-value="2022-03-02T00:00:00" table:style-name="ce11">
            <text:p>02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. Valenciana</text:p>
          </table:table-cell>
          <table:table-cell office:value-type="float" office:value="352220" table:style-name="ce8">
            <text:p>352.220</text:p>
          </table:table-cell>
          <table:table-cell office:value-type="float" office:value="235716" table:style-name="ce8">
            <text:p>235.716</text:p>
          </table:table-cell>
          <table:table-cell office:value-type="percentage" office:value="0.66922945886093921" table:style-name="ce79">
            <text:p>66,9%</text:p>
          </table:table-cell>
          <table:table-cell office:value-type="float" office:value="66801" table:style-name="ce8">
            <text:p>66.801</text:p>
          </table:table-cell>
          <table:table-cell office:value-type="percentage" office:value="0.18965703253648289" table:style-name="ce79">
            <text:p>19,0%</text:p>
          </table:table-cell>
          <table:table-cell office:value-type="date" office:date-value="2022-03-02T00:00:00" table:style-name="ce11">
            <text:p>02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Extremadura</text:p>
          </table:table-cell>
          <table:table-cell office:value-type="float" office:value="67546" table:style-name="ce8">
            <text:p>67.546</text:p>
          </table:table-cell>
          <table:table-cell office:value-type="float" office:value="52857" table:style-name="ce8">
            <text:p>52.857</text:p>
          </table:table-cell>
          <table:table-cell office:value-type="percentage" office:value="0.78253338465638234" table:style-name="ce79">
            <text:p>78,3%</text:p>
          </table:table-cell>
          <table:table-cell office:value-type="float" office:value="15117" table:style-name="ce8">
            <text:p>15.117</text:p>
          </table:table-cell>
          <table:table-cell office:value-type="percentage" office:value="0.22380303792970715" table:style-name="ce79">
            <text:p>22,4%</text:p>
          </table:table-cell>
          <table:table-cell office:value-type="date" office:date-value="2022-03-02T00:00:00" table:style-name="ce11">
            <text:p>02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Galicia</text:p>
          </table:table-cell>
          <table:table-cell office:value-type="float" office:value="153059" table:style-name="ce8">
            <text:p>153.059</text:p>
          </table:table-cell>
          <table:table-cell office:value-type="float" office:value="127891" table:style-name="ce8">
            <text:p>127.891</text:p>
          </table:table-cell>
          <table:table-cell office:value-type="percentage" office:value="0.83556667690237096" table:style-name="ce79">
            <text:p>83,6%</text:p>
          </table:table-cell>
          <table:table-cell office:value-type="float" office:value="33430" table:style-name="ce8">
            <text:p>33.430</text:p>
          </table:table-cell>
          <table:table-cell office:value-type="percentage" office:value="0.21841250759511038" table:style-name="ce79">
            <text:p>21,8%</text:p>
          </table:table-cell>
          <table:table-cell office:value-type="date" office:date-value="2022-03-02T00:00:00" table:style-name="ce11">
            <text:p>02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La Rioja</text:p>
          </table:table-cell>
          <table:table-cell office:value-type="float" office:value="21936" table:style-name="ce8">
            <text:p>21.936</text:p>
          </table:table-cell>
          <table:table-cell office:value-type="float" office:value="14055" table:style-name="ce8">
            <text:p>14.055</text:p>
          </table:table-cell>
          <table:table-cell office:value-type="percentage" office:value="0.64072757111597378" table:style-name="ce79">
            <text:p>64,1%</text:p>
          </table:table-cell>
          <table:table-cell office:value-type="float" office:value="4697" table:style-name="ce8">
            <text:p>4.697</text:p>
          </table:table-cell>
          <table:table-cell office:value-type="percentage" office:value="0.21412290299051787" table:style-name="ce79">
            <text:p>21,4%</text:p>
          </table:table-cell>
          <table:table-cell office:value-type="date" office:date-value="2022-03-02T00:00:00" table:style-name="ce11">
            <text:p>02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Madrid</text:p>
          </table:table-cell>
          <table:table-cell office:value-type="float" office:value="491254" table:style-name="ce8">
            <text:p>491.254</text:p>
          </table:table-cell>
          <table:table-cell office:value-type="float" office:value="234066" table:style-name="ce8">
            <text:p>234.066</text:p>
          </table:table-cell>
          <table:table-cell office:value-type="percentage" office:value="0.4764663493834147" table:style-name="ce79">
            <text:p>47,6%</text:p>
          </table:table-cell>
          <table:table-cell office:value-type="float" office:value="83017" table:style-name="ce8">
            <text:p>83.017</text:p>
          </table:table-cell>
          <table:table-cell office:value-type="percentage" office:value="0.16898997260073201" table:style-name="ce79">
            <text:p>16,9%</text:p>
          </table:table-cell>
          <table:table-cell office:value-type="date" office:date-value="2022-03-02T00:00:00" table:style-name="ce11">
            <text:p>02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Murcia<text:s/></text:p>
          </table:table-cell>
          <table:table-cell office:value-type="float" office:value="120647" table:style-name="ce8">
            <text:p>120.647</text:p>
          </table:table-cell>
          <table:table-cell office:value-type="float" office:value="65775" table:style-name="ce8">
            <text:p>65.775</text:p>
          </table:table-cell>
          <table:table-cell office:value-type="percentage" office:value="0.54518554128987873" table:style-name="ce79">
            <text:p>54,5%</text:p>
          </table:table-cell>
          <table:table-cell office:value-type="float" office:value="24587" table:style-name="ce8">
            <text:p>24.587</text:p>
          </table:table-cell>
          <table:table-cell office:value-type="percentage" office:value="0.20379288337049409" table:style-name="ce79">
            <text:p>20,4%</text:p>
          </table:table-cell>
          <table:table-cell office:value-type="date" office:date-value="2022-03-02T00:00:00" table:style-name="ce11">
            <text:p>02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Navarra</text:p>
          </table:table-cell>
          <table:table-cell office:value-type="float" office:value="48816" table:style-name="ce8">
            <text:p>48.816</text:p>
          </table:table-cell>
          <table:table-cell office:value-type="float" office:value="26790" table:style-name="ce8">
            <text:p>26.790</text:p>
          </table:table-cell>
          <table:table-cell office:value-type="percentage" office:value="0.54879547689282204" table:style-name="ce79">
            <text:p>54,9%</text:p>
          </table:table-cell>
          <table:table-cell office:value-type="float" office:value="12381" table:style-name="ce8">
            <text:p>12.381</text:p>
          </table:table-cell>
          <table:table-cell office:value-type="percentage" office:value="0.25362586037364798" table:style-name="ce79">
            <text:p>25,4%</text:p>
          </table:table-cell>
          <table:table-cell office:value-type="date" office:date-value="2022-03-02T00:00:00" table:style-name="ce11">
            <text:p>02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País Vasco</text:p>
          </table:table-cell>
          <table:table-cell office:value-type="float" office:value="147320" table:style-name="ce8">
            <text:p>147.320</text:p>
          </table:table-cell>
          <table:table-cell office:value-type="float" office:value="79839" table:style-name="ce8">
            <text:p>79.839</text:p>
          </table:table-cell>
          <table:table-cell office:value-type="percentage" office:value="0.54194270974748848" table:style-name="ce79">
            <text:p>54,2%</text:p>
          </table:table-cell>
          <table:table-cell office:value-type="float" office:value="33280" table:style-name="ce8">
            <text:p>33.280</text:p>
          </table:table-cell>
          <table:table-cell office:value-type="percentage" office:value="0.22590279663317947" table:style-name="ce79">
            <text:p>22,6%</text:p>
          </table:table-cell>
          <table:table-cell office:value-type="date" office:date-value="2022-03-02T00:00:00" table:style-name="ce11">
            <text:p>02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euta</text:p>
          </table:table-cell>
          <table:table-cell office:value-type="float" office:value="7952" table:style-name="ce8">
            <text:p>7.952</text:p>
          </table:table-cell>
          <table:table-cell office:value-type="float" office:value="2876" table:style-name="ce8">
            <text:p>2.876</text:p>
          </table:table-cell>
          <table:table-cell office:value-type="percentage" office:value="0.36167002012072436" table:style-name="ce79">
            <text:p>36,2%</text:p>
          </table:table-cell>
          <table:table-cell office:value-type="float" office:value="1159" table:style-name="ce8">
            <text:p>1.159</text:p>
          </table:table-cell>
          <table:table-cell office:value-type="percentage" office:value="0.14574949698189135" table:style-name="ce79">
            <text:p>14,6%</text:p>
          </table:table-cell>
          <table:table-cell office:value-type="date" office:date-value="2022-03-02T00:00:00" table:style-name="ce11">
            <text:p>02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Melilla</text:p>
          </table:table-cell>
          <table:table-cell office:value-type="float" office:value="9776" table:style-name="ce8">
            <text:p>9.776</text:p>
          </table:table-cell>
          <table:table-cell office:value-type="float" office:value="3372" table:style-name="ce8">
            <text:p>3.372</text:p>
          </table:table-cell>
          <table:table-cell office:value-type="percentage" office:value="0.34492635024549917" table:style-name="ce79">
            <text:p>34,5%</text:p>
          </table:table-cell>
          <table:table-cell office:value-type="float" office:value="1122" table:style-name="ce8">
            <text:p>1.122</text:p>
          </table:table-cell>
          <table:table-cell office:value-type="percentage" office:value="0.1147708674304419" table:style-name="ce79">
            <text:p>11,5%</text:p>
          </table:table-cell>
          <table:table-cell office:value-type="date" office:date-value="2022-03-02T00:00:00" table:style-name="ce11">
            <text:p>02/03/2022</text:p>
          </table:table-cell>
          <table:table-cell table:number-columns-repeated="16377"/>
        </table:table-row>
        <table:table-row table:style-name="ro5">
          <table:table-cell office:value-type="string" table:style-name="ce81">
            <text:p>Min. Defensa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9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9">
            <text:p>-</text:p>
          </table:table-cell>
          <table:table-cell office:value-type="date" office:date-value="2022-03-02T00:00:00" table:style-name="ce11">
            <text:p>02/03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Sanidad Exterior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9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9">
            <text:p>-</text:p>
          </table:table-cell>
          <table:table-cell office:value-type="date" office:date-value="2022-03-02T00:00:00" table:style-name="ce11">
            <text:p>02/03/2022</text:p>
          </table:table-cell>
          <table:table-cell table:number-columns-repeated="16377"/>
        </table:table-row>
        <table:table-row table:style-name="ro5">
          <table:table-cell office:value-type="string" table:style-name="ce83">
            <text:p>Totales</text:p>
          </table:table-cell>
          <table:table-cell office:value-type="float" office:value="3287411" table:style-name="ce84">
            <text:p>3.287.411</text:p>
          </table:table-cell>
          <table:table-cell office:value-type="float" office:value="1891890" table:style-name="ce84">
            <text:p>1.891.890</text:p>
          </table:table-cell>
          <table:table-cell office:value-type="percentage" office:value="0.57549542786101282" table:style-name="ce85">
            <text:p>57,5%</text:p>
          </table:table-cell>
          <table:table-cell office:value-type="float" office:value="642080" table:style-name="ce84">
            <text:p>642.080</text:p>
          </table:table-cell>
          <table:table-cell office:value-type="percentage" office:value="0.1953147933130357" table:style-name="ce85">
            <text:p>19,5%</text:p>
          </table:table-cell>
          <table:table-cell table:style-name="ce84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3-03T13:13:04Z</dc:date>
  </office:meta>
</office:document-meta>
</file>